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1.485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1.584cm"/>
    </style:style>
    <style:style style:name="co14" style:family="table-column">
      <style:table-column-properties fo:break-before="auto" style:column-width="1.709cm"/>
    </style:style>
    <style:style style:name="co15" style:family="table-column">
      <style:table-column-properties fo:break-before="auto" style:column-width="1.214cm"/>
    </style:style>
    <style:style style:name="co16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36"/>
    <style:style style:name="ce64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7" style:family="table-cell" style:parent-style-name="Default">
      <style:text-properties fo:color="#808080"/>
    </style:style>
    <style:style style:name="ce11" style:family="table-cell" style:parent-style-name="Default" style:data-style-name="N3"/>
    <style:style style:name="ce69" style:family="table-cell" style:parent-style-name="Default" style:data-style-name="N3">
      <style:text-properties fo:color="#808080"/>
    </style:style>
    <style:style style:name="ce10" style:family="table-cell" style:parent-style-name="Default" style:data-style-name="N3"/>
    <style:style style:name="ce70" style:family="table-cell" style:parent-style-name="Default" style:data-style-name="N36">
      <style:table-cell-properties fo:background-color="transparent"/>
      <style:text-properties fo:color="#808080"/>
    </style:style>
    <style:style style:name="ce72" style:family="table-cell" style:parent-style-name="Default" style:data-style-name="N36">
      <style:text-properties fo:color="#000000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79" style:family="table-cell" style:parent-style-name="Default">
      <style:table-cell-properties fo:background-color="transparent"/>
      <style:text-properties fo:color="#808080"/>
    </style:style>
    <style:style style:name="ce19" style:family="table-cell" style:parent-style-name="Default" style:data-style-name="N113"/>
    <style:style style:name="ce95" style:family="table-cell" style:parent-style-name="Default" style:data-style-name="N113">
      <style:text-properties fo:color="#808080"/>
    </style:style>
    <style:style style:name="ce96" style:family="table-cell" style:parent-style-name="Default" style:data-style-name="N113">
      <style:table-cell-properties fo:background-color="transparent"/>
      <style:text-properties fo:color="#808080"/>
    </style:style>
    <style:style style:name="ce15" style:family="table-cell" style:parent-style-name="Default" style:data-style-name="N113"/>
    <style:style style:name="ce97" style:family="table-cell" style:parent-style-name="Default" style:data-style-name="N113">
      <style:text-properties fo:color="#000000"/>
    </style:style>
    <style:style style:name="ce98" style:family="table-cell" style:parent-style-name="Default" style:data-style-name="N3">
      <style:table-cell-properties fo:background-color="transparent"/>
      <style:text-properties fo:color="#808080"/>
    </style:style>
    <style:style style:name="ce99" style:family="table-cell" style:parent-style-name="Default" style:data-style-name="N3">
      <style:text-properties fo:color="#000000"/>
    </style:style>
    <style:style style:name="ce100" style:family="table-cell" style:parent-style-name="Default">
      <style:text-properties fo:color="#808080" fo:font-weight="normal" style:font-weight-asian="normal" style:font-weight-complex="normal"/>
    </style:style>
    <style:style style:name="ce101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36">
      <style:text-properties fo:color="#6666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04" style:family="table-cell" style:parent-style-name="Default">
      <style:text-properties fo:color="#666666"/>
    </style:style>
    <style:style style:name="ce105" style:family="table-cell" style:parent-style-name="Default" style:data-style-name="N113">
      <style:text-properties fo:color="#666666"/>
    </style:style>
    <style:style style:name="ce106" style:family="table-cell" style:parent-style-name="Default" style:data-style-name="N3">
      <style:text-properties fo:color="#66666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36">
      <style:text-properties fo:color="#808080" style:font-name="Liberation Sans" style:font-name-asian="Liberation Sans"/>
    </style:style>
    <style:style style:name="ce110" style:family="table-cell" style:parent-style-name="Default" style:data-style-name="N36">
      <style:text-properties fo:color="#000000" style:font-name="Liberation Sans" style:font-name-asian="Liberation Sans"/>
    </style:style>
    <style:style style:name="ce11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fo:color="#000000" style:font-name="Liberation Sans" style:font-name-asian="Liberation Sans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40" style:family="table-cell" style:parent-style-name="Default">
      <style:text-properties fo:color="#808080" style:font-name="Liberation Sans" style:font-name-asian="Liberation Sans"/>
    </style:style>
    <style:style style:name="ce41" style:family="table-cell" style:parent-style-name="Default" style:data-style-name="N113">
      <style:text-properties fo:color="#808080" style:font-name="Liberation Sans" style:font-name-asian="Liberation Sans"/>
    </style:style>
    <style:style style:name="ce115" style:family="table-cell" style:parent-style-name="Default" style:data-style-name="N113">
      <style:text-properties fo:color="#000000" style:font-name="Liberation Sans" style:font-name-asian="Liberation Sans"/>
    </style:style>
    <style:style style:name="ce116" style:family="table-cell" style:parent-style-name="Default" style:data-style-name="N3">
      <style:text-properties fo:color="#000000" style:font-name="Liberation Sans" style:font-name-asian="Liberation Sans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0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6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1" office:value-type="string" calcext:value-type="string">
            <text:p>買値</text:p>
          </table:table-cell>
          <table:table-cell table:style-name="ce11" office:value-type="string" calcext:value-type="string">
            <text:p>売値</text:p>
          </table:table-cell>
          <table:table-cell table:style-name="ce11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64" office:value-type="date" office:date-value="2023-10-25" calcext:value-type="date">
            <text:p>2023/10/25</text:p>
          </table:table-cell>
          <table:table-cell table:style-name="ce66" office:value-type="string" calcext:value-type="string">
            <text:p>正興電機製作所</text:p>
          </table:table-cell>
          <table:table-cell table:style-name="ce67" office:value-type="float" office:value="6653" calcext:value-type="float">
            <text:p>665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04" calcext:value-type="float">
            <text:p>1,104</text:p>
          </table:table-cell>
          <table:table-cell table:style-name="ce69" office:value-type="float" office:value="1164" calcext:value-type="float">
            <text:p>1,164</text:p>
          </table:table-cell>
          <table:table-cell table:style-name="ce69" table:formula="of:=([.F2]-[.E2])*[.D2]" office:value-type="float" office:value="6000" calcext:value-type="float">
            <text:p>6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712" calcext:value-type="float">
            <text:p>171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1" calcext:value-type="float">
            <text:p>961</text:p>
          </table:table-cell>
          <table:table-cell table:style-name="ce69" office:value-type="float" office:value="991" calcext:value-type="float">
            <text:p>991</text:p>
          </table:table-cell>
          <table:table-cell table:style-name="ce69" table:formula="of:=([.F3]-[.E3])*[.D3]" office:value-type="float" office:value="3000" calcext:value-type="float">
            <text:p>3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ミヨシ油脂</text:p>
          </table:table-cell>
          <table:table-cell table:style-name="ce67" office:value-type="float" office:value="4404" calcext:value-type="float">
            <text:p>44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15" calcext:value-type="float">
            <text:p>1,215</text:p>
          </table:table-cell>
          <table:table-cell table:style-name="ce69" office:value-type="float" office:value="1235" calcext:value-type="float">
            <text:p>1,235</text:p>
          </table:table-cell>
          <table:table-cell table:style-name="ce69" table:formula="of:=([.F4]-[.E4])*[.D4]" office:value-type="float" office:value="2000" calcext:value-type="float">
            <text:p>2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710" calcext:value-type="float">
            <text:p>710</text:p>
          </table:table-cell>
          <table:table-cell table:style-name="ce69" office:value-type="float" office:value="714" calcext:value-type="float">
            <text:p>714</text:p>
          </table:table-cell>
          <table:table-cell table:style-name="ce69" table:formula="of:=([.F5]-[.E5])*[.D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新日本建設</text:p>
          </table:table-cell>
          <table:table-cell table:style-name="ce67" office:value-type="float" office:value="1879" calcext:value-type="float">
            <text:p>187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85" calcext:value-type="float">
            <text:p>1,185</text:p>
          </table:table-cell>
          <table:table-cell table:style-name="ce69" office:value-type="float" office:value="1190" calcext:value-type="float">
            <text:p>1,190</text:p>
          </table:table-cell>
          <table:table-cell table:style-name="ce69" table:formula="of:=([.F6]-[.E6])*[.D6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ユアテック</text:p>
          </table:table-cell>
          <table:table-cell table:style-name="ce67" office:value-type="float" office:value="1934" calcext:value-type="float">
            <text:p>19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50" calcext:value-type="float">
            <text:p>950</text:p>
          </table:table-cell>
          <table:table-cell table:style-name="ce69" office:value-type="float" office:value="955" calcext:value-type="float">
            <text:p>955</text:p>
          </table:table-cell>
          <table:table-cell table:style-name="ce69" table:formula="of:=([.F7]-[.E7])*[.D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09" calcext:value-type="float">
            <text:p>809</text:p>
          </table:table-cell>
          <table:table-cell table:style-name="ce69" office:value-type="float" office:value="819" calcext:value-type="float">
            <text:p>819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ウイン・パートナーズ</text:p>
          </table:table-cell>
          <table:table-cell table:style-name="ce67" office:value-type="float" office:value="3183" calcext:value-type="float">
            <text:p>318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88" calcext:value-type="float">
            <text:p>1,088</text:p>
          </table:table-cell>
          <table:table-cell table:style-name="ce69" office:value-type="float" office:value="1093" calcext:value-type="float">
            <text:p>1,093</text:p>
          </table:table-cell>
          <table:table-cell table:style-name="ce69" table:formula="of:=([.F9]-[.E9])*[.D9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ファＣＯ</text:p>
          </table:table-cell>
          <table:table-cell table:style-name="ce67" office:value-type="float" office:value="3434" calcext:value-type="float">
            <text:p>34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8" calcext:value-type="float">
            <text:p>1,398</text:p>
          </table:table-cell>
          <table:table-cell table:style-name="ce69" office:value-type="float" office:value="1403" calcext:value-type="float">
            <text:p>1,403</text:p>
          </table:table-cell>
          <table:table-cell table:style-name="ce69" table:formula="of:=([.F10]-[.E10])*[.D10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91" calcext:value-type="float">
            <text:p>1,291</text:p>
          </table:table-cell>
          <table:table-cell table:style-name="ce69" office:value-type="float" office:value="1301" calcext:value-type="float">
            <text:p>1,301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65" calcext:value-type="float">
            <text:p>965</text:p>
          </table:table-cell>
          <table:table-cell table:style-name="ce69" table:formula="of:=([.F12]-[.E12])*[.D12]" office:value-type="float" office:value="1600" calcext:value-type="float">
            <text:p>1,6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38" calcext:value-type="float">
            <text:p>1,438</text:p>
          </table:table-cell>
          <table:table-cell table:style-name="ce69" office:value-type="float" office:value="1448" calcext:value-type="float">
            <text:p>1,448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サイフューズ</text:p>
          </table:table-cell>
          <table:table-cell table:style-name="ce67" office:value-type="float" office:value="4892" calcext:value-type="float">
            <text:p>489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699" calcext:value-type="float">
            <text:p>699</text:p>
          </table:table-cell>
          <table:table-cell table:style-name="ce69" office:value-type="float" office:value="704" calcext:value-type="float">
            <text:p>704</text:p>
          </table:table-cell>
          <table:table-cell table:style-name="ce69" table:formula="of:=([.F14]-[.E14])*[.D14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インコ</text:p>
          </table:table-cell>
          <table:table-cell table:style-name="ce67" office:value-type="float" office:value="5933" calcext:value-type="float">
            <text:p>5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53" calcext:value-type="float">
            <text:p>953</text:p>
          </table:table-cell>
          <table:table-cell table:style-name="ce69" table:formula="of:=([.F15]-[.E15])*[.D1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ネスト岩田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17" calcext:value-type="float">
            <text:p>1,117</text:p>
          </table:table-cell>
          <table:table-cell table:style-name="ce69" office:value-type="float" office:value="1121" calcext:value-type="float">
            <text:p>1,121</text:p>
          </table:table-cell>
          <table:table-cell table:style-name="ce69" table:formula="of:=([.F16]-[.E16])*[.D16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51" calcext:value-type="float">
            <text:p>851</text:p>
          </table:table-cell>
          <table:table-cell table:style-name="ce69" office:value-type="float" office:value="856" calcext:value-type="float">
            <text:p>856</text:p>
          </table:table-cell>
          <table:table-cell table:style-name="ce69" table:formula="of:=([.F17]-[.E17])*[.D1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神栄</text:p>
          </table:table-cell>
          <table:table-cell table:style-name="ce67" office:value-type="float" office:value="3004" calcext:value-type="float">
            <text:p>30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562" calcext:value-type="float">
            <text:p>1,562</text:p>
          </table:table-cell>
          <table:table-cell table:style-name="ce69" office:value-type="float" office:value="1572" calcext:value-type="float">
            <text:p>1,572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プロネクサス</text:p>
          </table:table-cell>
          <table:table-cell table:style-name="ce67" office:value-type="float" office:value="7893" calcext:value-type="float">
            <text:p>78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58" calcext:value-type="float">
            <text:p>1,158</text:p>
          </table:table-cell>
          <table:table-cell table:style-name="ce69" office:value-type="float" office:value="1152" calcext:value-type="float">
            <text:p>1,152</text:p>
          </table:table-cell>
          <table:table-cell table:style-name="ce69" table:formula="of:=([.F19]-[.E19])*[.D19]" office:value-type="float" office:value="-600" calcext:value-type="float">
            <text:p>-600</text:p>
          </table:table-cell>
          <table:table-cell table:style-name="ce67" office:value-type="string" calcext:value-type="string">
            <text:p>成行で売却して失敗！</text:p>
          </table:table-cell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41" calcext:value-type="float">
            <text:p>1,141</text:p>
          </table:table-cell>
          <table:table-cell table:style-name="ce69" office:value-type="float" office:value="1151" calcext:value-type="float">
            <text:p>1,151</text:p>
          </table:table-cell>
          <table:table-cell table:style-name="ce69" table:formula="of:=([.F20]-[.E20])*[.D20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クリエイト・レストランツ・ホール</text:p>
          </table:table-cell>
          <table:table-cell table:style-name="ce67" office:value-type="float" office:value="3387" calcext:value-type="float">
            <text:p>338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0" calcext:value-type="float">
            <text:p>1,010</text:p>
          </table:table-cell>
          <table:table-cell table:style-name="ce69" office:value-type="float" office:value="1020" calcext:value-type="float">
            <text:p>1,020</text:p>
          </table:table-cell>
          <table:table-cell table:style-name="ce69" table:formula="of:=([.F21]-[.E21])*[.D2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74" calcext:value-type="float">
            <text:p>1,074</text:p>
          </table:table-cell>
          <table:table-cell table:style-name="ce69" office:value-type="float" office:value="1084" calcext:value-type="float">
            <text:p>1,084</text:p>
          </table:table-cell>
          <table:table-cell table:style-name="ce69" table:formula="of:=([.F22]-[.E22])*[.D22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68" calcext:value-type="float">
            <text:p>1,468</text:p>
          </table:table-cell>
          <table:table-cell table:style-name="ce69" office:value-type="float" office:value="1478" calcext:value-type="float">
            <text:p>1,478</text:p>
          </table:table-cell>
          <table:table-cell table:style-name="ce69" table:formula="of:=([.F23]-[.E23])*[.D2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荒川化学工業</text:p>
          </table:table-cell>
          <table:table-cell table:style-name="ce67" office:value-type="float" office:value="4968" calcext:value-type="float">
            <text:p>4968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98" calcext:value-type="float">
            <text:p>998</text:p>
          </table:table-cell>
          <table:table-cell table:style-name="ce69" office:value-type="float" office:value="1008" calcext:value-type="float">
            <text:p>1,008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精樹脂工業</text:p>
          </table:table-cell>
          <table:table-cell table:style-name="ce67" office:value-type="float" office:value="6293" calcext:value-type="float">
            <text:p>62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5" calcext:value-type="float">
            <text:p>1,015</text:p>
          </table:table-cell>
          <table:table-cell table:style-name="ce69" office:value-type="float" office:value="1025" calcext:value-type="float">
            <text:p>1,025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古野電気</text:p>
          </table:table-cell>
          <table:table-cell table:style-name="ce67" office:value-type="float" office:value="6814" calcext:value-type="float">
            <text:p>681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621" calcext:value-type="float">
            <text:p>1,621</text:p>
          </table:table-cell>
          <table:table-cell table:style-name="ce69" office:value-type="float" office:value="1631" calcext:value-type="float">
            <text:p>1,631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ナガホリ</text:p>
          </table:table-cell>
          <table:table-cell table:style-name="ce67" office:value-type="float" office:value="8139" calcext:value-type="float">
            <text:p>813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5" calcext:value-type="float">
            <text:p>1,395</text:p>
          </table:table-cell>
          <table:table-cell table:style-name="ce69" office:value-type="float" office:value="1405" calcext:value-type="float">
            <text:p>1,405</text:p>
          </table:table-cell>
          <table:table-cell table:style-name="ce69" table:formula="of:=([.F27]-[.E27])*[.D27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グルメ杵屋</text:p>
          </table:table-cell>
          <table:table-cell table:style-name="ce67" office:value-type="float" office:value="9850" calcext:value-type="float">
            <text:p>98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55" calcext:value-type="float">
            <text:p>1,055</text:p>
          </table:table-cell>
          <table:table-cell table:style-name="ce69" office:value-type="float" office:value="1069" calcext:value-type="float">
            <text:p>1,069</text:p>
          </table:table-cell>
          <table:table-cell table:style-name="ce69" table:formula="of:=([.F28]-[.E28])*[.D28]" office:value-type="float" office:value="1400" calcext:value-type="float">
            <text:p>1,4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タキヒヨー </text:p>
          </table:table-cell>
          <table:table-cell table:style-name="ce67" office:value-type="float" office:value="9982" calcext:value-type="float">
            <text:p>998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9" calcext:value-type="float">
            <text:p>969</text:p>
          </table:table-cell>
          <table:table-cell table:style-name="ce69" office:value-type="float" office:value="979" calcext:value-type="float">
            <text:p>979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5"/>
        <table:table-column table:style-name="co4" table:default-cell-style-name="ce11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9" office:value-type="string" calcext:value-type="string">
            <text:p>買値</text:p>
          </table:table-cell>
          <table:table-cell table:style-name="ce19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" calcext:value-type="float">
            <text:p>731.0</text:p>
          </table:table-cell>
          <table:table-cell table:style-name="ce95" office:value-type="float" office:value="740" calcext:value-type="float">
            <text:p>740.0</text:p>
          </table:table-cell>
          <table:table-cell table:style-name="ce69" table:formula="of:=([.F2]-[.E2])*[.D2]" office:value-type="float" office:value="900" calcext:value-type="float">
            <text:p>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([.F3]-[.E3])*[.D3]" office:value-type="float" office:value="600" calcext:value-type="float">
            <text:p>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8" calcext:value-type="float">
            <text:p>1,388.0</text:p>
          </table:table-cell>
          <table:table-cell table:style-name="ce95" office:value-type="float" office:value="1389" calcext:value-type="float">
            <text:p>1,389.0</text:p>
          </table:table-cell>
          <table:table-cell table:style-name="ce69" table:formula="of:=([.F4]-[.E4])*[.D4]" office:value-type="float" office:value="100" calcext:value-type="float">
            <text:p>1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第一稀元素化学工</text:p>
          </table:table-cell>
          <table:table-cell table:style-name="ce67" office:value-type="float" office:value="4082" calcext:value-type="float">
            <text:p>40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11" calcext:value-type="float">
            <text:p>911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([.F5]-[.E5])*[.D5]" office:value-type="float" office:value="3900" calcext:value-type="float">
            <text:p>3,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4565" calcext:value-type="float">
            <text:p>456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8.7" calcext:value-type="float">
            <text:p>1,378.7</text:p>
          </table:table-cell>
          <table:table-cell table:style-name="ce95" office:value-type="float" office:value="1384" calcext:value-type="float">
            <text:p>1,384.0</text:p>
          </table:table-cell>
          <table:table-cell table:style-name="ce69" table:formula="of:=([.F6]-[.E6])*[.D6]" office:value-type="float" office:value="529.999999999996" calcext:value-type="float">
            <text:p>53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ＤＥＬＴＡ－ＦＬＹＰＨＡＲＭＡ</text:p>
          </table:table-cell>
          <table:table-cell table:style-name="ce67" office:value-type="float" office:value="4598" calcext:value-type="float">
            <text:p>459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0" calcext:value-type="float">
            <text:p>1,31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69" table:formula="of:=([.F7]-[.E7])*[.D7]" office:value-type="float" office:value="5000" calcext:value-type="float">
            <text:p>5,000</text:p>
          </table:table-cell>
          <table:table-cell table:style-name="ce67" office:value-type="string" calcext:value-type="string">
            <text:p>VMAP=1,411.537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小森コーポレーション</text:p>
          </table:table-cell>
          <table:table-cell table:style-name="ce67" office:value-type="float" office:value="6349" calcext:value-type="float">
            <text:p>63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 office:value-type="string" calcext:value-type="string">
            <text:p>VMAP=1,149.747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8" calcext:value-type="float">
            <text:p>1,078.0</text:p>
          </table:table-cell>
          <table:table-cell table:style-name="ce95" office:value-type="float" office:value="1096" calcext:value-type="float">
            <text:p>1,096.0</text:p>
          </table:table-cell>
          <table:table-cell table:style-name="ce69" table:formula="of:=([.F9]-[.E9])*[.D9]" office:value-type="float" office:value="1800" calcext:value-type="float">
            <text:p>1,8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10]-[.E10])*[.D10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青山商事</text:p>
          </table:table-cell>
          <table:table-cell table:style-name="ce67" office:value-type="float" office:value="8219" calcext:value-type="float">
            <text:p>82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99" calcext:value-type="float">
            <text:p>1,499.0</text:p>
          </table:table-cell>
          <table:table-cell table:style-name="ce95" office:value-type="float" office:value="1509" calcext:value-type="float">
            <text:p>1,509.0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トマト銀行</text:p>
          </table:table-cell>
          <table:table-cell table:style-name="ce67" office:value-type="float" office:value="8542" calcext:value-type="float">
            <text:p>85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5" calcext:value-type="float">
            <text:p>1,185.0</text:p>
          </table:table-cell>
          <table:table-cell table:style-name="ce95" office:value-type="float" office:value="1195" calcext:value-type="float">
            <text:p>1,195.0</text:p>
          </table:table-cell>
          <table:table-cell table:style-name="ce69" table:formula="of:=([.F12]-[.E12])*[.D1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ベステラ</text:p>
          </table:table-cell>
          <table:table-cell table:style-name="ce67" office:value-type="float" office:value="1433" calcext:value-type="float">
            <text:p>14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86" calcext:value-type="float">
            <text:p>986.0</text:p>
          </table:table-cell>
          <table:table-cell table:style-name="ce95" office:value-type="float" office:value="996" calcext:value-type="float">
            <text:p>996.0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 office:value-type="string" calcext:value-type="string">
            <text:p>VMAP=988.5446 &gt; 9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6" calcext:value-type="float">
            <text:p>876.0</text:p>
          </table:table-cell>
          <table:table-cell table:style-name="ce95" office:value-type="float" office:value="886" calcext:value-type="float">
            <text:p>886.0</text:p>
          </table:table-cell>
          <table:table-cell table:style-name="ce69" table:formula="of:=([.F14]-[.E14])*[.D14]" office:value-type="float" office:value="1000" calcext:value-type="float">
            <text:p>1,000</text:p>
          </table:table-cell>
          <table:table-cell table:style-name="ce67" office:value-type="string" calcext:value-type="string">
            <text:p>VMAP=860.6314 &gt; 859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49" calcext:value-type="float">
            <text:p>749.0</text:p>
          </table:table-cell>
          <table:table-cell table:style-name="ce69" table:formula="of:=([.F15]-[.E15])*[.D15]" office:value-type="float" office:value="500" calcext:value-type="float">
            <text:p>500</text:p>
          </table:table-cell>
          <table:table-cell table:style-name="ce67" office:value-type="string" calcext:value-type="string">
            <text:p>VMAP=738.0364 &gt; 73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2" calcext:value-type="float">
            <text:p>1,182.0</text:p>
          </table:table-cell>
          <table:table-cell table:style-name="ce95" office:value-type="float" office:value="1192" calcext:value-type="float">
            <text:p>1,192.0</text:p>
          </table:table-cell>
          <table:table-cell table:style-name="ce69" table:formula="of:=([.F16]-[.E16])*[.D16]" office:value-type="float" office:value="1000" calcext:value-type="float">
            <text:p>1,000</text:p>
          </table:table-cell>
          <table:table-cell table:style-name="ce67" office:value-type="string" calcext:value-type="string">
            <text:p>VMAP=1,181.1368 &gt; 1,18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77" calcext:value-type="float">
            <text:p>1,077.0</text:p>
          </table:table-cell>
          <table:table-cell table:style-name="ce69" table:formula="of:=([.F17]-[.E17])*[.D17]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9" calcext:value-type="float">
            <text:p>1,399.0</text:p>
          </table:table-cell>
          <table:table-cell table:style-name="ce95" office:value-type="float" office:value="1409" calcext:value-type="float">
            <text:p>1,409.0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 office:value-type="string" calcext:value-type="string">
            <text:p>VMAP=1,389.9812 &gt; 1,3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山王</text:p>
          </table:table-cell>
          <table:table-cell table:style-name="ce67" office:value-type="float" office:value="3441" calcext:value-type="float">
            <text:p>34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6" calcext:value-type="float">
            <text:p>896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([.F19]-[.E19])*[.D19]" office:value-type="float" office:value="500" calcext:value-type="float">
            <text:p>500</text:p>
          </table:table-cell>
          <table:table-cell table:style-name="ce6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オプティム</text:p>
          </table:table-cell>
          <table:table-cell table:style-name="ce67" office:value-type="float" office:value="3694" calcext:value-type="float">
            <text:p>36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4" calcext:value-type="float">
            <text:p>804.0</text:p>
          </table:table-cell>
          <table:table-cell table:style-name="ce95" office:value-type="float" office:value="826" calcext:value-type="float">
            <text:p>826.0</text:p>
          </table:table-cell>
          <table:table-cell table:style-name="ce69" table:formula="of:=([.F20]-[.E20])*[.D20]" office:value-type="float" office:value="2200" calcext:value-type="float">
            <text:p>2,200</text:p>
          </table:table-cell>
          <table:table-cell table:style-name="ce67" office:value-type="string" calcext:value-type="string">
            <text:p>VMAP=811.8717 &gt; 80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セレス</text:p>
          </table:table-cell>
          <table:table-cell table:style-name="ce67" office:value-type="float" office:value="3696" calcext:value-type="float">
            <text:p>36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34" calcext:value-type="float">
            <text:p>934.0</text:p>
          </table:table-cell>
          <table:table-cell table:style-name="ce95" office:value-type="float" office:value="948" calcext:value-type="float">
            <text:p>948.0</text:p>
          </table:table-cell>
          <table:table-cell table:style-name="ce69" table:formula="of:=([.F21]-[.E21])*[.D21]" office:value-type="float" office:value="1400" calcext:value-type="float">
            <text:p>1,400</text:p>
          </table:table-cell>
          <table:table-cell table:style-name="ce67" office:value-type="string" calcext:value-type="string">
            <text:p>VMAP=929.1145 &gt; 925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ブレインズテクノロジー</text:p>
          </table:table-cell>
          <table:table-cell table:style-name="ce67" office:value-type="float" office:value="4075" calcext:value-type="float">
            <text:p>40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5" calcext:value-type="float">
            <text:p>705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([.F22]-[.E22])*[.D22]" office:value-type="float" office:value="600" calcext:value-type="float">
            <text:p>600</text:p>
          </table:table-cell>
          <table:table-cell table:style-name="ce100" office:value-type="string" calcext:value-type="string">
            <text:p>VMAP=701.2500 &gt; 700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ダイセル</text:p>
          </table:table-cell>
          <table:table-cell table:style-name="ce67" office:value-type="float" office:value="4202" calcext:value-type="float">
            <text:p>42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95" office:value-type="float" office:value="1305" calcext:value-type="float">
            <text:p>1,305.0</text:p>
          </table:table-cell>
          <table:table-cell table:style-name="ce69" table:formula="of:=([.F23]-[.E23])*[.D23]" office:value-type="float" office:value="500" calcext:value-type="float">
            <text:p>500</text:p>
          </table:table-cell>
          <table:table-cell table:style-name="ce69" office:value-type="string" calcext:value-type="string">
            <text:p>VMAP=1,312.1374 &gt; 1,311.0</text:p>
          </table:table-cell>
          <table:table-cell table:style-name="ce67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5" calcext:value-type="float">
            <text:p>1,025.0</text:p>
          </table:table-cell>
          <table:table-cell table:style-name="ce95" office:value-type="float" office:value="1035" calcext:value-type="float">
            <text:p>1,035.0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 office:value-type="string" calcext:value-type="string">
            <text:p>VMAP=1,027.3263 &gt; 1,01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アイエックス・ナレッジ</text:p>
          </table:table-cell>
          <table:table-cell table:style-name="ce67" office:value-type="float" office:value="9753" calcext:value-type="float">
            <text:p>9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1" calcext:value-type="float">
            <text:p>1,011.0</text:p>
          </table:table-cell>
          <table:table-cell table:style-name="ce95" office:value-type="float" office:value="1021" calcext:value-type="float">
            <text:p>1,021.0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8" calcext:value-type="float">
            <text:p>738.0</text:p>
          </table:table-cell>
          <table:table-cell table:style-name="ce95" office:value-type="float" office:value="748" calcext:value-type="float">
            <text:p>748.0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ブラス</text:p>
          </table:table-cell>
          <table:table-cell table:style-name="ce67" office:value-type="float" office:value="2424" calcext:value-type="float">
            <text:p>242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28" calcext:value-type="float">
            <text:p>628.0</text:p>
          </table:table-cell>
          <table:table-cell table:style-name="ce95" office:value-type="float" office:value="633" calcext:value-type="float">
            <text:p>633.0</text:p>
          </table:table-cell>
          <table:table-cell table:style-name="ce69" table:formula="of:=([.F27]-[.E27])*[.D27]" office:value-type="float" office:value="500" calcext:value-type="float">
            <text:p>500</text:p>
          </table:table-cell>
          <table:table-cell table:style-name="ce100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ジャパンフーズ</text:p>
          </table:table-cell>
          <table:table-cell table:style-name="ce67" office:value-type="float" office:value="2599" calcext:value-type="float">
            <text:p>25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0" calcext:value-type="float">
            <text:p>1,130.0</text:p>
          </table:table-cell>
          <table:table-cell table:style-name="ce95" office:value-type="float" office:value="1140" calcext:value-type="float">
            <text:p>1,140.0</text:p>
          </table:table-cell>
          <table:table-cell table:style-name="ce69" table:formula="of:=([.F28]-[.E28])*[.D28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太陽化学</text:p>
          </table:table-cell>
          <table:table-cell table:style-name="ce67" office:value-type="float" office:value="2902" calcext:value-type="float">
            <text:p>29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84" calcext:value-type="float">
            <text:p>1,484.0</text:p>
          </table:table-cell>
          <table:table-cell table:style-name="ce95" office:value-type="float" office:value="1494" calcext:value-type="float">
            <text:p>1,494.0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0" office:value-type="date" office:date-value="2023-11-06" calcext:value-type="date">
            <text:p>2023/11/06</text:p>
          </table:table-cell>
          <table:table-cell table:style-name="ce73" office:value-type="string" calcext:value-type="string">
            <text:p>ＡＮＤＤＯホールディングス</text:p>
          </table:table-cell>
          <table:table-cell table:style-name="ce79" office:value-type="float" office:value="3457" calcext:value-type="float">
            <text:p>345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997" calcext:value-type="float">
            <text:p>997.0</text:p>
          </table:table-cell>
          <table:table-cell table:style-name="ce96" office:value-type="float" office:value="1002" calcext:value-type="float">
            <text:p>1,002.0</text:p>
          </table:table-cell>
          <table:table-cell table:style-name="ce69" table:formula="of:=([.F30]-[.E30])*[.D30]" office:value-type="float" office:value="500" calcext:value-type="float">
            <text:p>500</text:p>
          </table:table-cell>
          <table:table-cell table:style-name="ce7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7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8" calcext:value-type="float">
            <text:p>1,108.0</text:p>
          </table:table-cell>
          <table:table-cell table:style-name="ce95" office:value-type="float" office:value="1113" calcext:value-type="float">
            <text:p>1,113.0</text:p>
          </table:table-cell>
          <table:table-cell table:style-name="ce69" table:formula="of:=([.F31]-[.E31])*[.D31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([.F32]-[.E32])*[.D3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藤倉コンポジット</text:p>
          </table:table-cell>
          <table:table-cell table:style-name="ce67" office:value-type="float" office:value="5121" calcext:value-type="float">
            <text:p>512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00" calcext:value-type="float">
            <text:p>1,200.0</text:p>
          </table:table-cell>
          <table:table-cell table:style-name="ce69" table:formula="of:=([.F33]-[.E33])*[.D33]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テックポイント・インクＪＤＲ</text:p>
          </table:table-cell>
          <table:table-cell table:style-name="ce67" office:value-type="float" office:value="6697" calcext:value-type="float">
            <text:p>66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4" calcext:value-type="float">
            <text:p>1,074.0</text:p>
          </table:table-cell>
          <table:table-cell table:style-name="ce95" office:value-type="float" office:value="1079" calcext:value-type="float">
            <text:p>1,079.0</text:p>
          </table:table-cell>
          <table:table-cell table:style-name="ce69" table:formula="of:=([.F34]-[.E34])*[.D34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日特建設 </text:p>
          </table:table-cell>
          <table:table-cell table:style-name="ce67" office:value-type="float" office:value="1929" calcext:value-type="float">
            <text:p>19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95" office:value-type="float" office:value="1057" calcext:value-type="float">
            <text:p>1,057.0</text:p>
          </table:table-cell>
          <table:table-cell table:style-name="ce69" table:formula="of:=[.D35]*([.F35]-[.E35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関電工</text:p>
          </table:table-cell>
          <table:table-cell table:style-name="ce67" office:value-type="float" office:value="1942" calcext:value-type="float">
            <text:p>19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9" calcext:value-type="float">
            <text:p>1,429.0</text:p>
          </table:table-cell>
          <table:table-cell table:style-name="ce95" office:value-type="float" office:value="1434" calcext:value-type="float">
            <text:p>1,434.0</text:p>
          </table:table-cell>
          <table:table-cell table:style-name="ce69" table:formula="of:=[.D36]*([.F36]-[.E36])" office:value-type="float" office:value="500" calcext:value-type="float">
            <text:p>500</text:p>
          </table:table-cell>
          <table:table-cell table:style-name="ce67"/>
          <table:table-cell table:style-name="ce67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シノブフーズ</text:p>
          </table:table-cell>
          <table:table-cell table:style-name="ce67" office:value-type="float" office:value="2903" calcext:value-type="float">
            <text:p>29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95" office:value-type="float" office:value="1044" calcext:value-type="float">
            <text:p>1,044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三洋貿易</text:p>
          </table:table-cell>
          <table:table-cell table:style-name="ce67" office:value-type="float" office:value="3176" calcext:value-type="float">
            <text:p>31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62" calcext:value-type="float">
            <text:p>1,362.0</text:p>
          </table:table-cell>
          <table:table-cell table:style-name="ce95" office:value-type="float" office:value="1372" calcext:value-type="float">
            <text:p>1,372.0</text:p>
          </table:table-cell>
          <table:table-cell table:style-name="ce69" table:formula="of:=[.D38]*([.F38]-[.E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79" calcext:value-type="float">
            <text:p>779.0</text:p>
          </table:table-cell>
          <table:table-cell table:style-name="ce69" table:formula="of:=[.D39]*([.F39]-[.E39])" office:value-type="float" office:value="660.000000000002" calcext:value-type="float">
            <text:p>6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オリジナル設計</text:p>
          </table:table-cell>
          <table:table-cell table:style-name="ce67" office:value-type="float" office:value="4642" calcext:value-type="float">
            <text:p>46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0" calcext:value-type="float">
            <text:p>950.0</text:p>
          </table:table-cell>
          <table:table-cell table:style-name="ce95" office:value-type="float" office:value="960" calcext:value-type="float">
            <text:p>960.0</text:p>
          </table:table-cell>
          <table:table-cell table:style-name="ce69" table:formula="of:=[.D40]*([.F40]-[.E4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中山製鋼所</text:p>
          </table:table-cell>
          <table:table-cell table:style-name="ce67" office:value-type="float" office:value="5408" calcext:value-type="float">
            <text:p>54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56" calcext:value-type="float">
            <text:p>856.0</text:p>
          </table:table-cell>
          <table:table-cell table:style-name="ce95" office:value-type="float" office:value="866" calcext:value-type="float">
            <text:p>866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67" office:value-type="string" calcext:value-type="string">
            <text:p>11/7 13:3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ダイジェット</text:p>
          </table:table-cell>
          <table:table-cell table:style-name="ce67" office:value-type="float" office:value="6138" calcext:value-type="float">
            <text:p>61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2" calcext:value-type="float">
            <text:p>922.0</text:p>
          </table:table-cell>
          <table:table-cell table:style-name="ce95" office:value-type="float" office:value="932" calcext:value-type="float">
            <text:p>932.0</text:p>
          </table:table-cell>
          <table:table-cell table:style-name="ce69" table:formula="of:=[.D42]*([.F42]-[.E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大崎電気</text:p>
          </table:table-cell>
          <table:table-cell table:style-name="ce67" office:value-type="float" office:value="6644" calcext:value-type="float">
            <text:p>66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50" calcext:value-type="float">
            <text:p>650.0</text:p>
          </table:table-cell>
          <table:table-cell table:style-name="ce95" office:value-type="float" office:value="660" calcext:value-type="float">
            <text:p>66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67" office:value-type="string" calcext:value-type="string">
            <text:p>11/7 14:0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遠藤照明</text:p>
          </table:table-cell>
          <table:table-cell table:style-name="ce67" office:value-type="float" office:value="6932" calcext:value-type="float">
            <text:p>69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95" office:value-type="float" office:value="1186" calcext:value-type="float">
            <text:p>1,186.0</text:p>
          </table:table-cell>
          <table:table-cell table:style-name="ce69" table:formula="of:=[.D44]*([.F44]-[.E4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1" calcext:value-type="float">
            <text:p>1,901.0</text:p>
          </table:table-cell>
          <table:table-cell table:style-name="ce69" table:formula="of:=[.D45]*([.F45]-[.E45])" office:value-type="float" office:value="550" calcext:value-type="float">
            <text:p>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6" calcext:value-type="float">
            <text:p>1,906.0</text:p>
          </table:table-cell>
          <table:table-cell table:style-name="ce69" table:formula="of:=[.D46]*([.F46]-[.E46])" office:value-type="float" office:value="1050" calcext:value-type="float">
            <text:p>1,0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ホクト</text:p>
          </table:table-cell>
          <table:table-cell table:style-name="ce79" office:value-type="float" office:value="1379" calcext:value-type="float">
            <text:p>13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819" calcext:value-type="float">
            <text:p>1,819.0</text:p>
          </table:table-cell>
          <table:table-cell table:style-name="ce96" office:value-type="float" office:value="1796" calcext:value-type="float">
            <text:p>1,796.0</text:p>
          </table:table-cell>
          <table:table-cell table:style-name="ce98" table:formula="of:=[.D47]*([.F47]-[.E47])" office:value-type="float" office:value="-2300" calcext:value-type="float">
            <text:p>-2,3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429" calcext:value-type="float">
            <text:p>14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9" calcext:value-type="float">
            <text:p>959.0</text:p>
          </table:table-cell>
          <table:table-cell table:style-name="ce95" office:value-type="float" office:value="970.4" calcext:value-type="float">
            <text:p>970.4</text:p>
          </table:table-cell>
          <table:table-cell table:style-name="ce69" table:formula="of:=[.D48]*([.F48]-[.E48])" office:value-type="float" office:value="1140" calcext:value-type="float">
            <text:p>1,14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新日本建設</text:p>
          </table:table-cell>
          <table:table-cell table:style-name="ce79" office:value-type="float" office:value="1879" calcext:value-type="float">
            <text:p>18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241" calcext:value-type="float">
            <text:p>1,241.0</text:p>
          </table:table-cell>
          <table:table-cell table:style-name="ce96" office:value-type="float" office:value="1190" calcext:value-type="float">
            <text:p>1,190.0</text:p>
          </table:table-cell>
          <table:table-cell table:style-name="ce98" table:formula="of:=[.D49]*([.F49]-[.E49])" office:value-type="float" office:value="-5100" calcext:value-type="float">
            <text:p>-5,1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3289" calcext:value-type="float">
            <text:p>328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3" calcext:value-type="float">
            <text:p>923.0</text:p>
          </table:table-cell>
          <table:table-cell table:style-name="ce95" office:value-type="float" office:value="945.9" calcext:value-type="float">
            <text:p>945.9</text:p>
          </table:table-cell>
          <table:table-cell table:style-name="ce69" table:formula="of:=[.D50]*([.F50]-[.E50])" office:value-type="float" office:value="2290" calcext:value-type="float">
            <text:p>2,29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9" calcext:value-type="float">
            <text:p>1,249.0</text:p>
          </table:table-cell>
          <table:table-cell table:style-name="ce95" office:value-type="float" office:value="1259" calcext:value-type="float">
            <text:p>1,259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ユニフォームネクスト</text:p>
          </table:table-cell>
          <table:table-cell table:style-name="ce79" office:value-type="float" office:value="3566" calcext:value-type="float">
            <text:p>356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20" calcext:value-type="float">
            <text:p>620.0</text:p>
          </table:table-cell>
          <table:table-cell table:style-name="ce96" office:value-type="float" office:value="494" calcext:value-type="float">
            <text:p>494.0</text:p>
          </table:table-cell>
          <table:table-cell table:style-name="ce98" table:formula="of:=[.D52]*([.F52]-[.E52])" office:value-type="float" office:value="-12600" calcext:value-type="float">
            <text:p>-12,600</text:p>
          </table:table-cell>
          <table:table-cell table:style-name="ce79" office:value-type="string" calcext:value-type="string">
            <text:p>損切り</text:p>
          </table:table-cell>
          <table:table-cell table:style-name="ce79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王子ホールディングス</text:p>
          </table:table-cell>
          <table:table-cell table:style-name="ce79" office:value-type="float" office:value="3861" calcext:value-type="float">
            <text:p>3861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36.3" calcext:value-type="float">
            <text:p>636.3</text:p>
          </table:table-cell>
          <table:table-cell table:style-name="ce96" office:value-type="float" office:value="567" calcext:value-type="float">
            <text:p>567.0</text:p>
          </table:table-cell>
          <table:table-cell table:style-name="ce98" table:formula="of:=[.D53]*([.F53]-[.E53])" office:value-type="float" office:value="-6930" calcext:value-type="float">
            <text:p>-6,930</text:p>
          </table:table-cell>
          <table:table-cell table:style-name="ce79" office:value-type="string" calcext:value-type="string">
            <text:p>11/7 13:00 中間決算</text:p>
          </table:table-cell>
          <table:table-cell table:style-name="ce79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1" calcext:value-type="float">
            <text:p>1,151.0</text:p>
          </table:table-cell>
          <table:table-cell table:style-name="ce95" office:value-type="float" office:value="1161" calcext:value-type="float">
            <text:p>1,161.0</text:p>
          </table:table-cell>
          <table:table-cell table:style-name="ce69" table:formula="of:=[.D54]*([.F54]-[.E54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88" calcext:value-type="float">
            <text:p>788.0</text:p>
          </table:table-cell>
          <table:table-cell table:style-name="ce69" table:formula="of:=[.D55]*([.F55]-[.E55])" office:value-type="float" office:value="1560" calcext:value-type="float">
            <text:p>1,5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ＨＥＮＮＧＥ</text:p>
          </table:table-cell>
          <table:table-cell table:style-name="ce67" office:value-type="float" office:value="4475" calcext:value-type="float">
            <text:p>44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7" calcext:value-type="float">
            <text:p>1,137.0</text:p>
          </table:table-cell>
          <table:table-cell table:style-name="ce95" office:value-type="float" office:value="1147" calcext:value-type="float">
            <text:p>1,147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参天製薬</text:p>
          </table:table-cell>
          <table:table-cell table:style-name="ce67" office:value-type="float" office:value="4536" calcext:value-type="float">
            <text:p>45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" calcext:value-type="float">
            <text:p>1,320.0</text:p>
          </table:table-cell>
          <table:table-cell table:style-name="ce95" office:value-type="float" office:value="1392" calcext:value-type="float">
            <text:p>1,392.0</text:p>
          </table:table-cell>
          <table:table-cell table:style-name="ce69" table:formula="of:=[.D57]*([.F57]-[.E57])" office:value-type="float" office:value="7200" calcext:value-type="float">
            <text:p>7,2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井海洋開発</text:p>
          </table:table-cell>
          <table:table-cell table:style-name="ce67" office:value-type="float" office:value="6269" calcext:value-type="float">
            <text:p>62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6" calcext:value-type="float">
            <text:p>1,036.0</text:p>
          </table:table-cell>
          <table:table-cell table:style-name="ce95" office:value-type="float" office:value="1662" calcext:value-type="float">
            <text:p>1,662.0</text:p>
          </table:table-cell>
          <table:table-cell table:style-name="ce69" table:formula="of:=[.D58]*([.F58]-[.E58])" office:value-type="float" office:value="62600" calcext:value-type="float">
            <text:p>62,6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金銭機械</text:p>
          </table:table-cell>
          <table:table-cell table:style-name="ce67" office:value-type="float" office:value="6418" calcext:value-type="float">
            <text:p>641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.5" calcext:value-type="float">
            <text:p>1,018.5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69" table:formula="of:=[.D59]*([.F59]-[.E59])" office:value-type="float" office:value="1550" calcext:value-type="float">
            <text:p>1,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社電機製作所</text:p>
          </table:table-cell>
          <table:table-cell table:style-name="ce67" office:value-type="float" office:value="6882" calcext:value-type="float">
            <text:p>68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7" calcext:value-type="float">
            <text:p>1,297.0</text:p>
          </table:table-cell>
          <table:table-cell table:style-name="ce95" office:value-type="float" office:value="1330" calcext:value-type="float">
            <text:p>1,330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13" calcext:value-type="float">
            <text:p>1,213.0</text:p>
          </table:table-cell>
          <table:table-cell table:style-name="ce95" office:value-type="float" office:value="1223" calcext:value-type="float">
            <text:p>1,223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横浜丸魚</text:p>
          </table:table-cell>
          <table:table-cell table:style-name="ce67" office:value-type="float" office:value="8045" calcext:value-type="float">
            <text:p>8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2" calcext:value-type="float">
            <text:p>822.0</text:p>
          </table:table-cell>
          <table:table-cell table:style-name="ce95" office:value-type="float" office:value="831" calcext:value-type="float">
            <text:p>831.0</text:p>
          </table:table-cell>
          <table:table-cell table:style-name="ce69" table:formula="of:=[.D62]*([.F62]-[.E62])" office:value-type="float" office:value="900" calcext:value-type="float">
            <text:p>9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ユナイテッド</text:p>
          </table:table-cell>
          <table:table-cell table:style-name="ce67" office:value-type="float" office:value="2497" calcext:value-type="float">
            <text:p>24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0" calcext:value-type="float">
            <text:p>900.0</text:p>
          </table:table-cell>
          <table:table-cell table:style-name="ce95" office:value-type="float" office:value="910" calcext:value-type="float">
            <text:p>910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オエノンホールディングス</text:p>
          </table:table-cell>
          <table:table-cell table:style-name="ce79" office:value-type="float" office:value="2533" calcext:value-type="float">
            <text:p>2533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424" calcext:value-type="float">
            <text:p>424.0</text:p>
          </table:table-cell>
          <table:table-cell table:style-name="ce96" office:value-type="float" office:value="378" calcext:value-type="float">
            <text:p>378.0</text:p>
          </table:table-cell>
          <table:table-cell table:style-name="ce98" table:formula="of:=[.D64]*([.F64]-[.E64])" office:value-type="float" office:value="-4600" calcext:value-type="float">
            <text:p>-4,6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あじかん</text:p>
          </table:table-cell>
          <table:table-cell table:style-name="ce67" office:value-type="float" office:value="2907" calcext:value-type="float">
            <text:p>29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7" calcext:value-type="float">
            <text:p>967.0</text:p>
          </table:table-cell>
          <table:table-cell table:style-name="ce95" office:value-type="float" office:value="977" calcext:value-type="float">
            <text:p>977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三越伊勢丹ＨＤ </text:p>
          </table:table-cell>
          <table:table-cell table:style-name="ce67" office:value-type="float" office:value="3099" calcext:value-type="float">
            <text:p>3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7.5" calcext:value-type="float">
            <text:p>1,637.5</text:p>
          </table:table-cell>
          <table:table-cell table:style-name="ce95" office:value-type="float" office:value="1647.5" calcext:value-type="float">
            <text:p>1,647.5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クリエイト・レストランツ・ホール</text:p>
          </table:table-cell>
          <table:table-cell table:style-name="ce79" office:value-type="float" office:value="3387" calcext:value-type="float">
            <text:p>338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46" calcext:value-type="float">
            <text:p>1,046.0</text:p>
          </table:table-cell>
          <table:table-cell table:style-name="ce96" office:value-type="float" office:value="1026" calcext:value-type="float">
            <text:p>1,026.0</text:p>
          </table:table-cell>
          <table:table-cell table:style-name="ce98" table:formula="of:=[.D67]*([.F67]-[.E67])" office:value-type="float" office:value="-2000" calcext:value-type="float">
            <text:p>-2,0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6" calcext:value-type="float">
            <text:p>1,456.0</text:p>
          </table:table-cell>
          <table:table-cell table:style-name="ce95" office:value-type="float" office:value="1466" calcext:value-type="float">
            <text:p>1,466.0</text:p>
          </table:table-cell>
          <table:table-cell table:style-name="ce69" table:formula="of:=[.D68]*([.F68]-[.E68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サイボウズ</text:p>
          </table:table-cell>
          <table:table-cell table:style-name="ce67" office:value-type="float" office:value="4776" calcext:value-type="float">
            <text:p>47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8" calcext:value-type="float">
            <text:p>2,018.0</text:p>
          </table:table-cell>
          <table:table-cell table:style-name="ce95" office:value-type="float" office:value="2031.8" calcext:value-type="float">
            <text:p>2,031.8</text:p>
          </table:table-cell>
          <table:table-cell table:style-name="ce98" table:formula="of:=[.D69]*([.F69]-[.E69])" office:value-type="float" office:value="1380" calcext:value-type="float">
            <text:p>1,38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日本山村硝子</text:p>
          </table:table-cell>
          <table:table-cell table:style-name="ce67" office:value-type="float" office:value="5210" calcext:value-type="float">
            <text:p>521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2" calcext:value-type="float">
            <text:p>1,642.0</text:p>
          </table:table-cell>
          <table:table-cell table:style-name="ce95" office:value-type="float" office:value="1652" calcext:value-type="float">
            <text:p>1,652.0</text:p>
          </table:table-cell>
          <table:table-cell table:style-name="ce98" table:formula="of:=[.D70]*([.F70]-[.E7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ＬＡＢＯＲＯ．ＡＩ</text:p>
          </table:table-cell>
          <table:table-cell table:style-name="ce67" office:value-type="float" office:value="5586" calcext:value-type="float">
            <text:p>55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0" calcext:value-type="float">
            <text:p>880.0</text:p>
          </table:table-cell>
          <table:table-cell table:style-name="ce95" office:value-type="float" office:value="890" calcext:value-type="float">
            <text:p>890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しずおかフィナンシャルク</text:p>
          </table:table-cell>
          <table:table-cell table:style-name="ce67" office:value-type="float" office:value="5831" calcext:value-type="float">
            <text:p>58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7" calcext:value-type="float">
            <text:p>1,187.0</text:p>
          </table:table-cell>
          <table:table-cell table:style-name="ce95" office:value-type="float" office:value="1197" calcext:value-type="float">
            <text:p>1,197.0</text:p>
          </table:table-cell>
          <table:table-cell table:style-name="ce69" table:formula="of:=[.D72]*([.F72]-[.E72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やまびこ</text:p>
          </table:table-cell>
          <table:table-cell table:style-name="ce67" office:value-type="float" office:value="6250" calcext:value-type="float">
            <text:p>6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7" calcext:value-type="float">
            <text:p>1,397.0</text:p>
          </table:table-cell>
          <table:table-cell table:style-name="ce95" office:value-type="float" office:value="1407" calcext:value-type="float">
            <text:p>1,407.0</text:p>
          </table:table-cell>
          <table:table-cell table:style-name="ce98" table:formula="of:=[.D73]*([.F73]-[.E7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レオン自動機</text:p>
          </table:table-cell>
          <table:table-cell table:style-name="ce67" office:value-type="float" office:value="6272" calcext:value-type="float">
            <text:p>62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5" calcext:value-type="float">
            <text:p>1,335.0</text:p>
          </table:table-cell>
          <table:table-cell table:style-name="ce95" office:value-type="float" office:value="1349" calcext:value-type="float">
            <text:p>1,349.0</text:p>
          </table:table-cell>
          <table:table-cell table:style-name="ce69" table:formula="of:=[.D74]*([.F74]-[.E74])" office:value-type="float" office:value="1400" calcext:value-type="float">
            <text:p>1,4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寺崎電気産業</text:p>
          </table:table-cell>
          <table:table-cell table:style-name="ce67" office:value-type="float" office:value="6637" calcext:value-type="float">
            <text:p>66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1" calcext:value-type="float">
            <text:p>1,641.0</text:p>
          </table:table-cell>
          <table:table-cell table:style-name="ce95" office:value-type="float" office:value="1651" calcext:value-type="float">
            <text:p>1,651.0</text:p>
          </table:table-cell>
          <table:table-cell table:style-name="ce98" table:formula="of:=[.D75]*([.F75]-[.E75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フロンティア・マネジメント </text:p>
          </table:table-cell>
          <table:table-cell table:style-name="ce67" office:value-type="float" office:value="7038" calcext:value-type="float">
            <text:p>7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24" calcext:value-type="float">
            <text:p>1,624.0</text:p>
          </table:table-cell>
          <table:table-cell table:style-name="ce95" office:value-type="float" office:value="1634" calcext:value-type="float">
            <text:p>1,634.0</text:p>
          </table:table-cell>
          <table:table-cell table:style-name="ce98" table:formula="of:=[.D76]*([.F76]-[.E7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九州フィナンシャルＧ</text:p>
          </table:table-cell>
          <table:table-cell table:style-name="ce67" office:value-type="float" office:value="7180" calcext:value-type="float">
            <text:p>718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6.4" calcext:value-type="float">
            <text:p>886.4</text:p>
          </table:table-cell>
          <table:table-cell table:style-name="ce95" office:value-type="float" office:value="896.4" calcext:value-type="float">
            <text:p>896.4</text:p>
          </table:table-cell>
          <table:table-cell table:style-name="ce98" table:formula="of:=[.D77]*([.F77]-[.E77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本田技研</text:p>
          </table:table-cell>
          <table:table-cell table:style-name="ce67" office:value-type="float" office:value="7267" calcext:value-type="float">
            <text:p>72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11.5" calcext:value-type="float">
            <text:p>1,611.5</text:p>
          </table:table-cell>
          <table:table-cell table:style-name="ce95" office:value-type="float" office:value="1622" calcext:value-type="float">
            <text:p>1,622.0</text:p>
          </table:table-cell>
          <table:table-cell table:style-name="ce98" table:formula="of:=[.D78]*([.F78]-[.E78])" office:value-type="float" office:value="1050" calcext:value-type="float">
            <text:p>1,05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ひろぎんＨＬＤＧＳ</text:p>
          </table:table-cell>
          <table:table-cell table:style-name="ce67" office:value-type="float" office:value="7337" calcext:value-type="float">
            <text:p>73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3.5" calcext:value-type="float">
            <text:p>903.5</text:p>
          </table:table-cell>
          <table:table-cell table:style-name="ce95" office:value-type="float" office:value="913.5" calcext:value-type="float">
            <text:p>913.5</text:p>
          </table:table-cell>
          <table:table-cell table:style-name="ce98" table:formula="of:=[.D79]*([.F79]-[.E79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7613" calcext:value-type="float">
            <text:p>761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5" calcext:value-type="float">
            <text:p>1,425.0</text:p>
          </table:table-cell>
          <table:table-cell table:style-name="ce95" office:value-type="float" office:value="1435" calcext:value-type="float">
            <text:p>1,435.0</text:p>
          </table:table-cell>
          <table:table-cell table:style-name="ce98" table:formula="of:=[.D80]*([.F80]-[.E8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助川電気工業</text:p>
          </table:table-cell>
          <table:table-cell table:style-name="ce67" office:value-type="float" office:value="7711" calcext:value-type="float">
            <text:p>771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5" calcext:value-type="float">
            <text:p>1,155.0</text:p>
          </table:table-cell>
          <table:table-cell table:style-name="ce95" office:value-type="float" office:value="1165" calcext:value-type="float">
            <text:p>1,165.0</text:p>
          </table:table-cell>
          <table:table-cell table:style-name="ce69" table:formula="of:=[.D81]*([.F81]-[.E81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イトーキ</text:p>
          </table:table-cell>
          <table:table-cell table:style-name="ce67" office:value-type="float" office:value="7972" calcext:value-type="float">
            <text:p>79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0" calcext:value-type="float">
            <text:p>1,35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98" table:formula="of:=[.D82]*([.F82]-[.E82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ソーダニツカ </text:p>
          </table:table-cell>
          <table:table-cell table:style-name="ce79" office:value-type="float" office:value="8158" calcext:value-type="float">
            <text:p>8158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70" calcext:value-type="float">
            <text:p>1,070.0</text:p>
          </table:table-cell>
          <table:table-cell table:style-name="ce96" office:value-type="float" office:value="970" calcext:value-type="float">
            <text:p>970.0</text:p>
          </table:table-cell>
          <table:table-cell table:style-name="ce98" table:formula="of:=[.D83]*([.F83]-[.E83])" office:value-type="float" office:value="-10000" calcext:value-type="float">
            <text:p>-10,000</text:p>
          </table:table-cell>
          <table:table-cell table:style-name="ce79" office:value-type="string" calcext:value-type="string">
            <text:p>損切り、価格検討</text:p>
          </table:table-cell>
          <table:table-cell table:style-name="ce79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群馬銀行</text:p>
          </table:table-cell>
          <table:table-cell table:style-name="ce67" office:value-type="float" office:value="8334" calcext:value-type="float">
            <text:p>833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0.3" calcext:value-type="float">
            <text:p>700.3</text:p>
          </table:table-cell>
          <table:table-cell table:style-name="ce95" office:value-type="float" office:value="659.2" calcext:value-type="float">
            <text:p>659.2</text:p>
          </table:table-cell>
          <table:table-cell table:style-name="ce98" table:formula="of:=[.D84]*([.F84]-[.E84])" office:value-type="float" office:value="-4109.99999999999" calcext:value-type="float">
            <text:p>-4,11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アニコムホールディングス</text:p>
          </table:table-cell>
          <table:table-cell table:style-name="ce67" office:value-type="float" office:value="8715" calcext:value-type="float">
            <text:p>871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37.5" calcext:value-type="float">
            <text:p>537.5</text:p>
          </table:table-cell>
          <table:table-cell table:style-name="ce95" office:value-type="float" office:value="573" calcext:value-type="float">
            <text:p>573.0</text:p>
          </table:table-cell>
          <table:table-cell table:style-name="ce98" table:formula="of:=[.D85]*([.F85]-[.E85])" office:value-type="float" office:value="3550" calcext:value-type="float">
            <text:p>3,55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京浜急行</text:p>
          </table:table-cell>
          <table:table-cell table:style-name="ce67" office:value-type="float" office:value="9006" calcext:value-type="float">
            <text:p>90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4.5" calcext:value-type="float">
            <text:p>1,264.5</text:p>
          </table:table-cell>
          <table:table-cell table:style-name="ce95" office:value-type="float" office:value="1274.5" calcext:value-type="float">
            <text:p>1,274.5</text:p>
          </table:table-cell>
          <table:table-cell table:style-name="ce98" table:formula="of:=[.D86]*([.F86]-[.E8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ホクリヨウ</text:p>
          </table:table-cell>
          <table:table-cell table:style-name="ce67" office:value-type="float" office:value="1384" calcext:value-type="float">
            <text:p>13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0" calcext:value-type="float">
            <text:p>1,00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8" table:formula="of:=[.D87]*([.F87]-[.E87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名糖産業</text:p>
          </table:table-cell>
          <table:table-cell table:style-name="ce67" office:value-type="float" office:value="2207" calcext:value-type="float">
            <text:p>22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07" calcext:value-type="float">
            <text:p>1,607.0</text:p>
          </table:table-cell>
          <table:table-cell table:style-name="ce95" office:value-type="float" office:value="1617" calcext:value-type="float">
            <text:p>1,617.0</text:p>
          </table:table-cell>
          <table:table-cell table:style-name="ce98" table:formula="of:=[.D88]*([.F88]-[.E88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5" calcext:value-type="float">
            <text:p>955.0</text:p>
          </table:table-cell>
          <table:table-cell table:style-name="ce98" table:formula="of:=[.D89]*([.F89]-[.E89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めぶきフィナンシャルＧ</text:p>
          </table:table-cell>
          <table:table-cell table:style-name="ce67" office:value-type="float" office:value="7167" calcext:value-type="float">
            <text:p>71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25" calcext:value-type="float">
            <text:p>425.0</text:p>
          </table:table-cell>
          <table:table-cell table:style-name="ce95" office:value-type="float" office:value="435" calcext:value-type="float">
            <text:p>435.0</text:p>
          </table:table-cell>
          <table:table-cell table:style-name="ce98" table:formula="of:=[.D90]*([.F90]-[.E90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日本ライフライン</text:p>
          </table:table-cell>
          <table:table-cell table:style-name="ce67" office:value-type="float" office:value="7575" calcext:value-type="float">
            <text:p>757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1101" calcext:value-type="float">
            <text:p>1,101.0</text:p>
          </table:table-cell>
          <table:table-cell table:style-name="ce98" table:formula="of:=[.D91]*([.F91]-[.E91])" office:value-type="float" office:value="0" calcext:value-type="float">
            <text:p>0</text:p>
          </table:table-cell>
          <table:table-cell table:style-name="ce67" office:value-type="string" calcext:value-type="string">
            <text:p>11/6 中間決算△</text:p>
          </table:table-cell>
          <table:table-cell table:style-name="ce67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中央倉庫</text:p>
          </table:table-cell>
          <table:table-cell table:style-name="ce67" office:value-type="float" office:value="9319" calcext:value-type="float">
            <text:p>93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8.6" calcext:value-type="float">
            <text:p>1,068.6</text:p>
          </table:table-cell>
          <table:table-cell table:style-name="ce95" office:value-type="float" office:value="1065" calcext:value-type="float">
            <text:p>1,065.0</text:p>
          </table:table-cell>
          <table:table-cell table:style-name="ce98" table:formula="of:=[.D92]*([.F92]-[.E92])" office:value-type="float" office:value="-359.999999999991" calcext:value-type="float">
            <text:p>-36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ビジョン</text:p>
          </table:table-cell>
          <table:table-cell table:style-name="ce67" office:value-type="float" office:value="9416" calcext:value-type="float">
            <text:p>94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7" calcext:value-type="float">
            <text:p>1,357.0</text:p>
          </table:table-cell>
          <table:table-cell table:style-name="ce95" office:value-type="float" office:value="1367" calcext:value-type="float">
            <text:p>1,367.0</text:p>
          </table:table-cell>
          <table:table-cell table:style-name="ce98" table:formula="of:=[.D93]*([.F93]-[.E9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フィード・ワン</text:p>
          </table:table-cell>
          <table:table-cell table:style-name="ce67" office:value-type="float" office:value="2060" calcext:value-type="float">
            <text:p>2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775" calcext:value-type="float">
            <text:p>775.0</text:p>
          </table:table-cell>
          <table:table-cell table:style-name="ce69" table:formula="of:=[.D94]*([.F94]-[.E94])" office:value-type="float" office:value="1060" calcext:value-type="float">
            <text:p>1,060</text:p>
          </table:table-cell>
          <table:table-cell table:style-name="ce67" office:value-type="string" calcext:value-type="string">
            <text:p>11/8 中間決算◎？</text:p>
          </table:table-cell>
          <table:table-cell table:style-name="ce67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サンセイランディック</text:p>
          </table:table-cell>
          <table:table-cell table:style-name="ce67" office:value-type="float" office:value="3277" calcext:value-type="float">
            <text:p>32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1031" calcext:value-type="float">
            <text:p>1,031.0</text:p>
          </table:table-cell>
          <table:table-cell table:style-name="ce69" table:formula="of:=[.D95]*([.F95]-[.E95])" office:value-type="float" office:value="26660" calcext:value-type="float">
            <text:p>26,66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ムゲンエステート</text:p>
          </table:table-cell>
          <table:table-cell table:style-name="ce67" office:value-type="float" office:value="3299" calcext:value-type="float">
            <text:p>32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96]*([.F96]-[.E96])" office:value-type="float" office:value="1100" calcext:value-type="float">
            <text:p>1,1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ビーロット</text:p>
          </table:table-cell>
          <table:table-cell table:style-name="ce67" office:value-type="float" office:value="3452" calcext:value-type="float">
            <text:p>34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3" calcext:value-type="float">
            <text:p>803.0</text:p>
          </table:table-cell>
          <table:table-cell table:style-name="ce95" office:value-type="float" office:value="832" calcext:value-type="float">
            <text:p>832.0</text:p>
          </table:table-cell>
          <table:table-cell table:style-name="ce69" table:formula="of:=[.D97]*([.F97]-[.E97])" office:value-type="float" office:value="2900" calcext:value-type="float">
            <text:p>2,9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力の源ＨＤ</text:p>
          </table:table-cell>
          <table:table-cell table:style-name="ce67" office:value-type="float" office:value="3561" calcext:value-type="float">
            <text:p>35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95" office:value-type="float" office:value="1766" calcext:value-type="float">
            <text:p>1,766.0</text:p>
          </table:table-cell>
          <table:table-cell table:style-name="ce69" table:formula="of:=[.D98]*([.F98]-[.E98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ギフティ</text:p>
          </table:table-cell>
          <table:table-cell table:style-name="ce67" office:value-type="float" office:value="4449" calcext:value-type="float">
            <text:p>44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00" calcext:value-type="float">
            <text:p>1,400.0</text:p>
          </table:table-cell>
          <table:table-cell table:style-name="ce95" office:value-type="float" office:value="1419" calcext:value-type="float">
            <text:p>1,419.0</text:p>
          </table:table-cell>
          <table:table-cell table:style-name="ce69" table:formula="of:=[.D99]*([.F99]-[.E99])" office:value-type="float" office:value="1900" calcext:value-type="float">
            <text:p>1,900</text:p>
          </table:table-cell>
          <table:table-cell table:style-name="ce67" office:value-type="string" calcext:value-type="string">
            <text:p>11/14 第３四半期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ペイントＨＯＬＤ</text:p>
          </table:table-cell>
          <table:table-cell table:style-name="ce67" office:value-type="float" office:value="4612" calcext:value-type="float">
            <text:p>46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3" calcext:value-type="float">
            <text:p>1,043.0</text:p>
          </table:table-cell>
          <table:table-cell table:style-name="ce95" office:value-type="float" office:value="1053" calcext:value-type="float">
            <text:p>1,053.0</text:p>
          </table:table-cell>
          <table:table-cell table:style-name="ce69" table:formula="of:=[.D100]*([.F100]-[.E10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オープンワーク</text:p>
          </table:table-cell>
          <table:table-cell table:style-name="ce67" office:value-type="float" office:value="5139" calcext:value-type="float">
            <text:p>51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4" calcext:value-type="float">
            <text:p>924.0</text:p>
          </table:table-cell>
          <table:table-cell table:style-name="ce95" office:value-type="float" office:value="934" calcext:value-type="float">
            <text:p>934.0</text:p>
          </table:table-cell>
          <table:table-cell table:style-name="ce69" table:formula="of:=[.D101]*([.F101]-[.E101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ＪＭＣ</text:p>
          </table:table-cell>
          <table:table-cell table:style-name="ce67" office:value-type="float" office:value="5704" calcext:value-type="float">
            <text:p>570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0" calcext:value-type="float">
            <text:p>1,100.0</text:p>
          </table:table-cell>
          <table:table-cell table:style-name="ce95" office:value-type="float" office:value="1110" calcext:value-type="float">
            <text:p>1,110.0</text:p>
          </table:table-cell>
          <table:table-cell table:style-name="ce69" table:formula="of:=[.D102]*([.F102]-[.E10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2.5" calcext:value-type="float">
            <text:p>1,292.5</text:p>
          </table:table-cell>
          <table:table-cell table:style-name="ce95" office:value-type="float" office:value="1302.5" calcext:value-type="float">
            <text:p>1,302.5</text:p>
          </table:table-cell>
          <table:table-cell table:style-name="ce69" table:formula="of:=[.D103]*([.F103]-[.E10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ミナトホールディングス</text:p>
          </table:table-cell>
          <table:table-cell table:style-name="ce67" office:value-type="float" office:value="6862" calcext:value-type="float">
            <text:p>68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87" calcext:value-type="float">
            <text:p>787.0</text:p>
          </table:table-cell>
          <table:table-cell table:style-name="ce95" office:value-type="float" office:value="922" calcext:value-type="float">
            <text:p>922.0</text:p>
          </table:table-cell>
          <table:table-cell table:style-name="ce69" table:formula="of:=[.D104]*([.F104]-[.E104])" office:value-type="float" office:value="13500" calcext:value-type="float">
            <text:p>13,5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トミタ</text:p>
          </table:table-cell>
          <table:table-cell table:style-name="ce67" office:value-type="float" office:value="8147" calcext:value-type="float">
            <text:p>814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24" calcext:value-type="float">
            <text:p>1,224.0</text:p>
          </table:table-cell>
          <table:table-cell table:style-name="ce69" table:formula="of:=[.D105]*([.F105]-[.E105])" office:value-type="float" office:value="3600" calcext:value-type="float">
            <text:p>3,6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9" calcext:value-type="float">
            <text:p>1,029.0</text:p>
          </table:table-cell>
          <table:table-cell table:style-name="ce95" office:value-type="float" office:value="1040" calcext:value-type="float">
            <text:p>1,040.0</text:p>
          </table:table-cell>
          <table:table-cell table:style-name="ce69" table:formula="of:=[.D106]*([.F106]-[.E106])" office:value-type="float" office:value="1100" calcext:value-type="float">
            <text:p>1,1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横浜冷凍</text:p>
          </table:table-cell>
          <table:table-cell table:style-name="ce67" office:value-type="float" office:value="2874" calcext:value-type="float">
            <text:p>287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8" calcext:value-type="float">
            <text:p>1,178.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69" table:formula="of:=[.D107]*([.F107]-[.E10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テクニスコ</text:p>
          </table:table-cell>
          <table:table-cell table:style-name="ce67" office:value-type="float" office:value="2962" calcext:value-type="float">
            <text:p>29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7" calcext:value-type="float">
            <text:p>687.0</text:p>
          </table:table-cell>
          <table:table-cell table:style-name="ce95" office:value-type="float" office:value="700" calcext:value-type="float">
            <text:p>700.0</text:p>
          </table:table-cell>
          <table:table-cell table:style-name="ce69" table:formula="of:=[.D108]*([.F108]-[.E108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ビューティ花壇</text:p>
          </table:table-cell>
          <table:table-cell table:style-name="ce67" office:value-type="float" office:value="3041" calcext:value-type="float">
            <text:p>30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0" calcext:value-type="float">
            <text:p>1,020.0</text:p>
          </table:table-cell>
          <table:table-cell table:style-name="ce95" office:value-type="float" office:value="1030" calcext:value-type="float">
            <text:p>1,030.0</text:p>
          </table:table-cell>
          <table:table-cell table:style-name="ce69" table:formula="of:=[.D109]*([.F109]-[.E10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日本情報クリエイト</text:p>
          </table:table-cell>
          <table:table-cell table:style-name="ce67" office:value-type="float" office:value="4054" calcext:value-type="float">
            <text:p>40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4" calcext:value-type="float">
            <text:p>824.0</text:p>
          </table:table-cell>
          <table:table-cell table:style-name="ce95" office:value-type="float" office:value="834" calcext:value-type="float">
            <text:p>834.0</text:p>
          </table:table-cell>
          <table:table-cell table:style-name="ce69" table:formula="of:=[.D110]*([.F110]-[.E11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バウンドＰＦ</text:p>
          </table:table-cell>
          <table:table-cell table:style-name="ce67" office:value-type="float" office:value="5587" calcext:value-type="float">
            <text:p>558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77" calcext:value-type="float">
            <text:p>1,977.0</text:p>
          </table:table-cell>
          <table:table-cell table:style-name="ce95" office:value-type="float" office:value="1987" calcext:value-type="float">
            <text:p>1,987.0</text:p>
          </table:table-cell>
          <table:table-cell table:style-name="ce69" table:formula="of:=[.D111]*([.F111]-[.E11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エラン</text:p>
          </table:table-cell>
          <table:table-cell table:style-name="ce67" office:value-type="float" office:value="6099" calcext:value-type="float">
            <text:p>6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8" calcext:value-type="float">
            <text:p>898.0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112]*([.F112]-[.E11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ツナググループＨＬＤＧＳ</text:p>
          </table:table-cell>
          <table:table-cell table:style-name="ce67" office:value-type="float" office:value="6551" calcext:value-type="float">
            <text:p>65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54" calcext:value-type="float">
            <text:p>754.0</text:p>
          </table:table-cell>
          <table:table-cell table:style-name="ce69" table:formula="of:=[.D113]*([.F113]-[.E11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ティメート・マージャー</text:p>
          </table:table-cell>
          <table:table-cell table:style-name="ce67" office:value-type="float" office:value="7072" calcext:value-type="float">
            <text:p>70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95" office:value-type="float" office:value="1106" calcext:value-type="float">
            <text:p>1,106.0</text:p>
          </table:table-cell>
          <table:table-cell table:style-name="ce69" table:formula="of:=[.D114]*([.F114]-[.E11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83.5" calcext:value-type="float">
            <text:p>1,283.5</text:p>
          </table:table-cell>
          <table:table-cell table:style-name="ce95" office:value-type="float" office:value="1284" calcext:value-type="float">
            <text:p>1,284.0</text:p>
          </table:table-cell>
          <table:table-cell table:style-name="ce69" table:formula="of:=[.D115]*([.F115]-[.E115])" office:value-type="float" office:value="150" calcext:value-type="float">
            <text:p>150</text:p>
          </table:table-cell>
          <table:table-cell table:style-name="ce67" office:value-type="string" calcext:value-type="string">
            <text:p>11/14 中間決算、アナリスト強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人・夢・技術グループ</text:p>
          </table:table-cell>
          <table:table-cell table:style-name="ce67" office:value-type="float" office:value="9248" calcext:value-type="float">
            <text:p>92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69" calcext:value-type="float">
            <text:p>1,769.0</text:p>
          </table:table-cell>
          <table:table-cell table:style-name="ce95" office:value-type="float" office:value="1770" calcext:value-type="float">
            <text:p>1,770.0</text:p>
          </table:table-cell>
          <table:table-cell table:style-name="ce69" table:formula="of:=[.D116]*([.F116]-[.E116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6" calcext:value-type="float">
            <text:p>926.0</text:p>
          </table:table-cell>
          <table:table-cell table:style-name="ce95" office:value-type="float" office:value="938" calcext:value-type="float">
            <text:p>938.0</text:p>
          </table:table-cell>
          <table:table-cell table:style-name="ce69" table:formula="of:=[.D117]*([.F117]-[.E117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新東工業</text:p>
          </table:table-cell>
          <table:table-cell table:style-name="ce67" office:value-type="float" office:value="6339" calcext:value-type="float">
            <text:p>63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95" office:value-type="float" office:value="1056" calcext:value-type="float">
            <text:p>1,056.0</text:p>
          </table:table-cell>
          <table:table-cell table:style-name="ce69" table:formula="of:=[.D118]*([.F118]-[.E11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アネスト岩田 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19.5" calcext:value-type="float">
            <text:p>1,119.5</text:p>
          </table:table-cell>
          <table:table-cell table:style-name="ce95" office:value-type="float" office:value="1125" calcext:value-type="float">
            <text:p>1,125.0</text:p>
          </table:table-cell>
          <table:table-cell table:style-name="ce69" table:formula="of:=[.D119]*([.F119]-[.E119])" office:value-type="float" office:value="1100" calcext:value-type="float">
            <text:p>1,100</text:p>
          </table:table-cell>
          <table:table-cell table:style-name="ce67" office:value-type="string" calcext:value-type="string">
            <text:p>11/9 中間決算○</text:p>
          </table:table-cell>
          <table:table-cell table:style-name="ce67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東洋電機</text:p>
          </table:table-cell>
          <table:table-cell table:style-name="ce67" office:value-type="float" office:value="6655" calcext:value-type="float">
            <text:p>665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780" calcext:value-type="float">
            <text:p>780.0</text:p>
          </table:table-cell>
          <table:table-cell table:style-name="ce69" table:formula="of:=[.D120]*([.F120]-[.E120])" office:value-type="float" office:value="0" calcext:value-type="float">
            <text:p>0</text:p>
          </table:table-cell>
          <table:table-cell table:style-name="ce67" office:value-type="string" calcext:value-type="string">
            <text:p>11/8 中間決算○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2" calcext:value-type="float">
            <text:p>1,092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121]*([.F121]-[.E12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平山ホールディングス</text:p>
          </table:table-cell>
          <table:table-cell table:style-name="ce67" office:value-type="float" office:value="7781" calcext:value-type="float">
            <text:p>778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8" calcext:value-type="float">
            <text:p>878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[.D122]*([.F122]-[.E122])" office:value-type="float" office:value="2300" calcext:value-type="float">
            <text:p>2,3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6.33333333333" calcext:value-type="float">
            <text:p>1,256.3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23]*([.F123]-[.E123])" office:value-type="float" office:value="2600.00000000098" calcext:value-type="float">
            <text:p>2,6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ファイバーゲート</text:p>
          </table:table-cell>
          <table:table-cell table:style-name="ce67" office:value-type="float" office:value="9450" calcext:value-type="float">
            <text:p>94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5" calcext:value-type="float">
            <text:p>1,115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4]*([.F124]-[.E124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片倉工業</text:p>
          </table:table-cell>
          <table:table-cell table:style-name="ce67" office:value-type="float" office:value="3001" calcext:value-type="float">
            <text:p>300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691.5" calcext:value-type="float">
            <text:p>1,691.5</text:p>
          </table:table-cell>
          <table:table-cell table:style-name="ce95" office:value-type="float" office:value="1692" calcext:value-type="float">
            <text:p>1,692.0</text:p>
          </table:table-cell>
          <table:table-cell table:style-name="ce69" table:formula="of:=[.D125]*([.F125]-[.E125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日本特殊塗料 </text:p>
          </table:table-cell>
          <table:table-cell table:style-name="ce67" office:value-type="float" office:value="4619" calcext:value-type="float">
            <text:p>46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93" calcext:value-type="float">
            <text:p>1,193.0</text:p>
          </table:table-cell>
          <table:table-cell table:style-name="ce95" office:value-type="float" office:value="1203" calcext:value-type="float">
            <text:p>1,203.0</text:p>
          </table:table-cell>
          <table:table-cell table:style-name="ce69" table:formula="of:=[.D126]*([.F126]-[.E12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21" calcext:value-type="float">
            <text:p>1,121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7]*([.F127]-[.E12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90.5" calcext:value-type="float">
            <text:p>1,090.5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69" table:formula="of:=[.D128]*([.F128]-[.E128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0" calcext:value-type="float">
            <text:p>1,170.0</text:p>
          </table:table-cell>
          <table:table-cell table:style-name="ce95" office:value-type="float" office:value="1180" calcext:value-type="float">
            <text:p>1,180.0</text:p>
          </table:table-cell>
          <table:table-cell table:style-name="ce69" table:formula="of:=[.D129]*([.F129]-[.E12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アイティフォー</text:p>
          </table:table-cell>
          <table:table-cell table:style-name="ce67" office:value-type="float" office:value="4743" calcext:value-type="float">
            <text:p>47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2" calcext:value-type="float">
            <text:p>1,042.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69" table:formula="of:=[.D130]*([.F130]-[.E13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日本信号</text:p>
          </table:table-cell>
          <table:table-cell table:style-name="ce67" office:value-type="float" office:value="6741" calcext:value-type="float">
            <text:p>67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6" calcext:value-type="float">
            <text:p>946.0</text:p>
          </table:table-cell>
          <table:table-cell table:style-name="ce95" office:value-type="float" office:value="956" calcext:value-type="float">
            <text:p>956.0</text:p>
          </table:table-cell>
          <table:table-cell table:style-name="ce69" table:formula="of:=[.D131]*([.F131]-[.E13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2.5" calcext:value-type="float">
            <text:p>1,102.5</text:p>
          </table:table-cell>
          <table:table-cell table:style-name="ce95" office:value-type="float" office:value="1113.5" calcext:value-type="float">
            <text:p>1,113.5</text:p>
          </table:table-cell>
          <table:table-cell table:style-name="ce69" table:formula="of:=[.D132]*([.F132]-[.E132])" office:value-type="float" office:value="1100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ＳＲＳホールディングス</text:p>
          </table:table-cell>
          <table:table-cell table:style-name="ce67" office:value-type="float" office:value="8163" calcext:value-type="float">
            <text:p>816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41.5" calcext:value-type="float">
            <text:p>1,041.5</text:p>
          </table:table-cell>
          <table:table-cell table:style-name="ce95" office:value-type="float" office:value="1048" calcext:value-type="float">
            <text:p>1,048.0</text:p>
          </table:table-cell>
          <table:table-cell table:style-name="ce69" table:formula="of:=[.D133]*([.F133]-[.E133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1.16" calcext:value-type="float">
            <text:p>1,251.2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4]*([.F134]-[.E134])" office:value-type="float" office:value="2651.99999999998" calcext:value-type="float">
            <text:p>2,652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9" calcext:value-type="float">
            <text:p>1,049.0</text:p>
          </table:table-cell>
          <table:table-cell table:style-name="ce95" office:value-type="float" office:value="1059" calcext:value-type="float">
            <text:p>1,059.0</text:p>
          </table:table-cell>
          <table:table-cell table:style-name="ce69" table:formula="of:=[.D135]*([.F135]-[.E135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7" calcext:value-type="float">
            <text:p>1,117.0</text:p>
          </table:table-cell>
          <table:table-cell table:style-name="ce95" office:value-type="float" office:value="1127" calcext:value-type="float">
            <text:p>1,127.0</text:p>
          </table:table-cell>
          <table:table-cell table:style-name="ce69" table:formula="of:=[.D136]*([.F136]-[.E13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ビックカメラ</text:p>
          </table:table-cell>
          <table:table-cell table:style-name="ce67" office:value-type="float" office:value="3048" calcext:value-type="float">
            <text:p>30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137]*([.F137]-[.E1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7" calcext:value-type="float">
            <text:p>1,337.0</text:p>
          </table:table-cell>
          <table:table-cell table:style-name="ce95" office:value-type="float" office:value="1347" calcext:value-type="float">
            <text:p>1,347.0</text:p>
          </table:table-cell>
          <table:table-cell table:style-name="ce69" table:formula="of:=[.D138]*([.F138]-[.E1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エアトリ</text:p>
          </table:table-cell>
          <table:table-cell table:style-name="ce67" office:value-type="float" office:value="6191" calcext:value-type="float">
            <text:p>619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814.93333333333" calcext:value-type="float">
            <text:p>1,814.9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139]*([.F139]-[.E139])" office:value-type="float" office:value="20.000000001005" calcext:value-type="float">
            <text:p>20</text:p>
          </table:table-cell>
          <table:table-cell table:style-name="ce67" office:value-type="string" calcext:value-type="string">
            <text:p>11/14 中間決算△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7.5" calcext:value-type="float">
            <text:p>1,267.5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40]*([.F140]-[.E140])" office:value-type="float" office:value="1250" calcext:value-type="float">
            <text:p>1,2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703" calcext:value-type="float">
            <text:p>703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[.D141]*([.F141]-[.E141])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アウトソーシング</text:p>
          </table:table-cell>
          <table:table-cell table:style-name="ce67" office:value-type="float" office:value="2427" calcext:value-type="float">
            <text:p>2427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66.5" calcext:value-type="float">
            <text:p>1,166.5</text:p>
          </table:table-cell>
          <table:table-cell table:style-name="ce95" office:value-type="float" office:value="1171.5" calcext:value-type="float">
            <text:p>1,171.5</text:p>
          </table:table-cell>
          <table:table-cell table:style-name="ce69" table:formula="of:=[.D142]*([.F142]-[.E1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宝ホールディングス</text:p>
          </table:table-cell>
          <table:table-cell table:style-name="ce67" office:value-type="float" office:value="2531" calcext:value-type="float">
            <text:p>2531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178.5" calcext:value-type="float">
            <text:p>1,178.5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69" table:formula="of:=[.D143]*([.F143]-[.E14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エムアップホールディングス</text:p>
          </table:table-cell>
          <table:table-cell table:style-name="ce67" office:value-type="float" office:value="3661" calcext:value-type="float">
            <text:p>366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55.5" calcext:value-type="float">
            <text:p>1,055.5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[.D144]*([.F144]-[.E144])" office:value-type="float" office:value="2300" calcext:value-type="float">
            <text:p>2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イフジ産業</text:p>
          </table:table-cell>
          <table:table-cell table:style-name="ce67" office:value-type="float" office:value="2924" calcext:value-type="float">
            <text:p>2924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355.75" calcext:value-type="float">
            <text:p>1,355.8</text:p>
          </table:table-cell>
          <table:table-cell table:style-name="ce95" office:value-type="float" office:value="1356" calcext:value-type="float">
            <text:p>1,356.0</text:p>
          </table:table-cell>
          <table:table-cell table:style-name="ce69" table:formula="of:=[.D145]*([.F145]-[.E145])" office:value-type="float" office:value="200" calcext:value-type="float">
            <text:p>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旭化成</text:p>
          </table:table-cell>
          <table:table-cell table:style-name="ce67" office:value-type="float" office:value="3407" calcext:value-type="float">
            <text:p>34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9" calcext:value-type="float">
            <text:p>1,009.0</text:p>
          </table:table-cell>
          <table:table-cell table:style-name="ce95" office:value-type="float" office:value="1019" calcext:value-type="float">
            <text:p>1,019.0</text:p>
          </table:table-cell>
          <table:table-cell table:style-name="ce69" table:formula="of:=[.D146]*([.F146]-[.E14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東海カーボン</text:p>
          </table:table-cell>
          <table:table-cell table:style-name="ce67" office:value-type="float" office:value="5301" calcext:value-type="float">
            <text:p>53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3.5" calcext:value-type="float">
            <text:p>1,093.5</text:p>
          </table:table-cell>
          <table:table-cell table:style-name="ce95" office:value-type="float" office:value="1103.5" calcext:value-type="float">
            <text:p>1,103.5</text:p>
          </table:table-cell>
          <table:table-cell table:style-name="ce69" table:formula="of:=[.D147]*([.F147]-[.E14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三菱ロジスネクスト</text:p>
          </table:table-cell>
          <table:table-cell table:style-name="ce67" office:value-type="float" office:value="7105" calcext:value-type="float">
            <text:p>710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5" calcext:value-type="float">
            <text:p>1,205.0</text:p>
          </table:table-cell>
          <table:table-cell table:style-name="ce95" office:value-type="float" office:value="1215" calcext:value-type="float">
            <text:p>1,215.0</text:p>
          </table:table-cell>
          <table:table-cell table:style-name="ce69" table:formula="of:=[.D148]*([.F148]-[.E14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ワタミ</text:p>
          </table:table-cell>
          <table:table-cell table:style-name="ce67" office:value-type="float" office:value="7522" calcext:value-type="float">
            <text:p>75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" calcext:value-type="float">
            <text:p>1,018.0</text:p>
          </table:table-cell>
          <table:table-cell table:style-name="ce95" office:value-type="float" office:value="1028" calcext:value-type="float">
            <text:p>1,028.0</text:p>
          </table:table-cell>
          <table:table-cell table:style-name="ce69" table:formula="of:=[.D149]*([.F149]-[.E14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2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69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25" calcext:value-type="float">
            <text:p>1,225.0</text:p>
          </table:table-cell>
          <table:table-cell table:style-name="ce95" office:value-type="float" office:value="1235" calcext:value-type="float">
            <text:p>1,235.0</text:p>
          </table:table-cell>
          <table:table-cell table:style-name="ce69" table:formula="of:=[.D151]*([.F151]-[.E15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67.5" calcext:value-type="float">
            <text:p>1,367.5</text:p>
          </table:table-cell>
          <table:table-cell table:style-name="ce95" office:value-type="float" office:value="1372.5" calcext:value-type="float">
            <text:p>1,372.5</text:p>
          </table:table-cell>
          <table:table-cell table:style-name="ce69" table:formula="of:=[.D152]*([.F152]-[.E15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ＩＮＣＬＵＳＩＶＥ</text:p>
          </table:table-cell>
          <table:table-cell table:style-name="ce67" office:value-type="float" office:value="7078" calcext:value-type="float">
            <text:p>70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[.D153]*([.F153]-[.E15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47" calcext:value-type="float">
            <text:p>1,447.0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54]*([.F154]-[.E154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太平洋工業</text:p>
          </table:table-cell>
          <table:table-cell table:style-name="ce67" office:value-type="float" office:value="7250" calcext:value-type="float">
            <text:p>7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2" calcext:value-type="float">
            <text:p>1,382.0</text:p>
          </table:table-cell>
          <table:table-cell table:style-name="ce95" office:value-type="float" office:value="1396" calcext:value-type="float">
            <text:p>1,396.0</text:p>
          </table:table-cell>
          <table:table-cell table:style-name="ce69" table:formula="of:=[.D155]*([.F155]-[.E155])" office:value-type="float" office:value="1400" calcext:value-type="float">
            <text:p>1,4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マツダ</text:p>
          </table:table-cell>
          <table:table-cell table:style-name="ce67" office:value-type="float" office:value="7261" calcext:value-type="float">
            <text:p>72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0" calcext:value-type="float">
            <text:p>1,630.0</text:p>
          </table:table-cell>
          <table:table-cell table:style-name="ce95" office:value-type="float" office:value="1665" calcext:value-type="float">
            <text:p>1,665.0</text:p>
          </table:table-cell>
          <table:table-cell table:style-name="ce69" table:formula="of:=[.D156]*([.F156]-[.E156])" office:value-type="float" office:value="3500" calcext:value-type="float">
            <text:p>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山善</text:p>
          </table:table-cell>
          <table:table-cell table:style-name="ce67" office:value-type="float" office:value="8051" calcext:value-type="float">
            <text:p>80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9" calcext:value-type="float">
            <text:p>1,189.0</text:p>
          </table:table-cell>
          <table:table-cell table:style-name="ce95" office:value-type="float" office:value="1199" calcext:value-type="float">
            <text:p>1,199.0</text:p>
          </table:table-cell>
          <table:table-cell table:style-name="ce69" table:formula="of:=[.D157]*([.F157]-[.E15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58]*([.F158]-[.E158])" office:value-type="float" office:value="750" calcext:value-type="float">
            <text:p>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イオンフィナンシャルサービス</text:p>
          </table:table-cell>
          <table:table-cell table:style-name="ce67" office:value-type="float" office:value="8570" calcext:value-type="float">
            <text:p>85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7.5" calcext:value-type="float">
            <text:p>1,277.5</text:p>
          </table:table-cell>
          <table:table-cell table:style-name="ce69" table:formula="of:=[.D159]*([.F159]-[.E159])" office:value-type="float" office:value="1150" calcext:value-type="float">
            <text:p>1,1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乃村工藝社</text:p>
          </table:table-cell>
          <table:table-cell table:style-name="ce67" office:value-type="float" office:value="9716" calcext:value-type="float">
            <text:p>97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35" calcext:value-type="float">
            <text:p>835.0</text:p>
          </table:table-cell>
          <table:table-cell table:style-name="ce95" office:value-type="float" office:value="845" calcext:value-type="float">
            <text:p>845.0</text:p>
          </table:table-cell>
          <table:table-cell table:style-name="ce69" table:formula="of:=[.D160]*([.F160]-[.E16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タダノ</text:p>
          </table:table-cell>
          <table:table-cell table:style-name="ce67" office:value-type="float" office:value="6395" calcext:value-type="float">
            <text:p>63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4.5" calcext:value-type="float">
            <text:p>1,204.5</text:p>
          </table:table-cell>
          <table:table-cell table:style-name="ce95" office:value-type="float" office:value="1214.5" calcext:value-type="float">
            <text:p>1,214.5</text:p>
          </table:table-cell>
          <table:table-cell table:style-name="ce69" table:formula="of:=[.D161]*([.F161]-[.E16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55.75" calcext:value-type="float">
            <text:p>1,255.8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69" table:formula="of:=[.D162]*([.F162]-[.E162])" office:value-type="float" office:value="1650" calcext:value-type="float">
            <text:p>1,6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458.33333333333" calcext:value-type="float">
            <text:p>1,458.3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3]*([.F163]-[.E163])" office:value-type="float" office:value="1100.00000000098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7" calcext:value-type="float">
            <text:p>1,457.0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4]*([.F164]-[.E16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75" calcext:value-type="float">
            <text:p>1,275.0</text:p>
          </table:table-cell>
          <table:table-cell table:style-name="ce69" table:formula="of:=[.D165]*([.F165]-[.E165])" office:value-type="float" office:value="5750" calcext:value-type="float">
            <text:p>5,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66]*([.F166]-[.E166])" office:value-type="float" office:value="3200" calcext:value-type="float">
            <text:p>3,2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丸大食品</text:p>
          </table:table-cell>
          <table:table-cell table:style-name="ce67" office:value-type="float" office:value="2288" calcext:value-type="float">
            <text:p>2288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595.25" calcext:value-type="float">
            <text:p>1,595.3</text:p>
          </table:table-cell>
          <table:table-cell table:style-name="ce95" office:value-type="float" office:value="1596" calcext:value-type="float">
            <text:p>1,596.0</text:p>
          </table:table-cell>
          <table:table-cell table:style-name="ce69" table:formula="of:=[.D167]*([.F167]-[.E167])" office:value-type="float" office:value="600" calcext:value-type="float">
            <text:p>6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73" office:value-type="string" calcext:value-type="string">
            <text:p>アレンザホールディングス</text:p>
          </table:table-cell>
          <table:table-cell table:style-name="ce79" office:value-type="float" office:value="3546" calcext:value-type="float">
            <text:p>354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10" calcext:value-type="float">
            <text:p>1,01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69" table:formula="of:=[.D168]*([.F168]-[.E168])" office:value-type="float" office:value="0" calcext:value-type="float">
            <text:p>0</text:p>
          </table:table-cell>
          <table:table-cell table:style-name="ce79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ヤーマン</text:p>
          </table:table-cell>
          <table:table-cell table:style-name="ce67" office:value-type="float" office:value="6630" calcext:value-type="float">
            <text:p>6630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045.66666666667" calcext:value-type="float">
            <text:p>1,045.7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69" table:formula="of:=[.D169]*([.F169]-[.E169])" office:value-type="float" office:value="99.9999999990223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キユーソー流通システム</text:p>
          </table:table-cell>
          <table:table-cell table:style-name="ce67" office:value-type="float" office:value="9369" calcext:value-type="float">
            <text:p>9369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911.75" calcext:value-type="float">
            <text:p>911.8</text:p>
          </table:table-cell>
          <table:table-cell table:style-name="ce95" office:value-type="float" office:value="903" calcext:value-type="float">
            <text:p>903.0</text:p>
          </table:table-cell>
          <table:table-cell table:style-name="ce69" table:formula="of:=[.D170]*([.F170]-[.E170])" office:value-type="float" office:value="-3500" calcext:value-type="float">
            <text:p>-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09" calcext:value-type="float">
            <text:p>1,309.0</text:p>
          </table:table-cell>
          <table:table-cell table:style-name="ce95" office:value-type="float" office:value="1319" calcext:value-type="float">
            <text:p>1,319.0</text:p>
          </table:table-cell>
          <table:table-cell table:style-name="ce69" table:formula="of:=[.D171]*([.F171]-[.E171])" office:value-type="float" office:value="2000" calcext:value-type="float">
            <text:p>2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4" calcext:value-type="float">
            <text:p>1,454.0</text:p>
          </table:table-cell>
          <table:table-cell table:style-name="ce95" office:value-type="float" office:value="1475" calcext:value-type="float">
            <text:p>1,475.0</text:p>
          </table:table-cell>
          <table:table-cell table:style-name="ce69" table:formula="of:=[.D172]*([.F172]-[.E172])" office:value-type="float" office:value="4200" calcext:value-type="float">
            <text:p>4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ヒラキ</text:p>
          </table:table-cell>
          <table:table-cell table:style-name="ce67" office:value-type="float" office:value="3059" calcext:value-type="float">
            <text:p>305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95" office:value-type="float" office:value="997" calcext:value-type="float">
            <text:p>997.0</text:p>
          </table:table-cell>
          <table:table-cell table:style-name="ce69" table:formula="of:=[.D173]*([.F173]-[.E173])" office:value-type="float" office:value="-400" calcext:value-type="float">
            <text:p>-400</text:p>
          </table:table-cell>
          <table:table-cell table:style-name="ce67" office:value-type="string" calcext:value-type="string">
            <text:p>運転資金ショートのため売却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29" calcext:value-type="float">
            <text:p>1,529.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69" table:formula="of:=[.D174]*([.F174]-[.E17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75]*([.F175]-[.E175])" office:value-type="float" office:value="3215.00000000003" calcext:value-type="float">
            <text:p>3,215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8" calcext:value-type="float">
            <text:p>1,458.0</text:p>
          </table:table-cell>
          <table:table-cell table:style-name="ce69" table:formula="of:=[.D176]*([.F176]-[.E176])" office:value-type="float" office:value="1086.00000000001" calcext:value-type="float">
            <text:p>1,086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97" office:value-type="float" office:value="620" calcext:value-type="float">
            <text:p>620.0</text:p>
          </table:table-cell>
          <table:table-cell table:style-name="ce69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97" office:value-type="float" office:value="765" calcext:value-type="float">
            <text:p>765.0</text:p>
          </table:table-cell>
          <table:table-cell table:style-name="ce99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9"/>
        <table:table-column table:style-name="co4" table:default-cell-style-name="ce11"/>
        <table:table-column table:style-name="co9" table:number-columns-repeated="2" table:default-cell-style-name="ce107"/>
        <table:table-column table:style-name="co4" table:default-cell-style-name="ce107"/>
        <table:table-column table:style-name="co7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table:style-name="ce34" office:value-type="string" calcext:value-type="string">
            <text:p>買</text:p>
          </table:table-cell>
          <table:table-cell table:style-name="ce34" office:value-type="string" calcext:value-type="string">
            <text:p>売</text:p>
          </table:table-cell>
          <table:table-cell table:style-name="ce34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36" calcext:value-type="float">
            <text:p>1,536.0</text:p>
          </table:table-cell>
          <table:table-cell table:style-name="ce95" office:value-type="float" office:value="1550" calcext:value-type="float">
            <text:p>1,550.0</text:p>
          </table:table-cell>
          <table:table-cell table:style-name="ce69" table:formula="of:=[.D2]*([.F2]-[.E2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1" calcext:value-type="float">
            <text:p>1,311.0</text:p>
          </table:table-cell>
          <table:table-cell table:style-name="ce69" table:formula="of:=[.D3]*([.F3]-[.E3])" office:value-type="float" office:value="4835.00000000004" calcext:value-type="float">
            <text:p>4,835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5" calcext:value-type="float">
            <text:p>1,315.0</text:p>
          </table:table-cell>
          <table:table-cell table:style-name="ce69" table:formula="of:=[.D4]*([.F4]-[.E4])" office:value-type="float" office:value="5468.00000000003" calcext:value-type="float">
            <text:p>5,468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5.75" calcext:value-type="float">
            <text:p>1,455.8</text:p>
          </table:table-cell>
          <table:table-cell table:style-name="ce95" office:value-type="float" office:value="1461" calcext:value-type="float">
            <text:p>1,461.0</text:p>
          </table:table-cell>
          <table:table-cell table:style-name="ce69" table:formula="of:=[.D5]*([.F5]-[.E5])" office:value-type="float" office:value="1050" calcext:value-type="float">
            <text:p>1,0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6]*([.F6]-[.E6])" office:value-type="float" office:value="3000" calcext:value-type="float">
            <text:p>3,0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3" calcext:value-type="float">
            <text:p>1,273.0</text:p>
          </table:table-cell>
          <table:table-cell table:style-name="ce69" table:formula="of:=[.D7]*([.F7]-[.E7])" office:value-type="float" office:value="4500" calcext:value-type="float">
            <text:p>4,5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610.5" calcext:value-type="float">
            <text:p>1,610.5</text:p>
          </table:table-cell>
          <table:table-cell table:style-name="ce95" office:value-type="float" office:value="1621" calcext:value-type="float">
            <text:p>1,621.0</text:p>
          </table:table-cell>
          <table:table-cell table:style-name="ce69" table:formula="of:=[.D8]*([.F8]-[.E8])" office:value-type="float" office:value="4200" calcext:value-type="float">
            <text:p>4,2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35.5" calcext:value-type="float">
            <text:p>1,435.5</text:p>
          </table:table-cell>
          <table:table-cell table:style-name="ce95" office:value-type="float" office:value="1445.5" calcext:value-type="float">
            <text:p>1,445.5</text:p>
          </table:table-cell>
          <table:table-cell table:style-name="ce69" table:formula="of:=[.D9]*([.F9]-[.E9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615.76" calcext:value-type="float">
            <text:p>615.8</text:p>
          </table:table-cell>
          <table:table-cell table:style-name="ce95" office:value-type="float" office:value="630" calcext:value-type="float">
            <text:p>630.0</text:p>
          </table:table-cell>
          <table:table-cell table:style-name="ce69" table:formula="of:=[.D10]*([.F10]-[.E10])" office:value-type="float" office:value="4272" calcext:value-type="float">
            <text:p>4,272</text:p>
          </table:table-cell>
          <table:table-cell table:style-name="ce108" table:number-columns-repeated="3"/>
          <table:table-cell table:style-name="ce67" office:value-type="string" calcext:value-type="string">
            <text:p>11/14 中間決算○</text:p>
          </table:table-cell>
          <table:table-cell table:style-name="ce67" table:number-columns-repeated="16373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21" calcext:value-type="float">
            <text:p>621.0</text:p>
          </table:table-cell>
          <table:table-cell table:style-name="ce69" table:formula="of:=[.D11]*([.F11]-[.E11])" office:value-type="float" office:value="2600.00000000002" calcext:value-type="float">
            <text:p>2,6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600" calcext:value-type="float">
            <text:p>6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16" calcext:value-type="float">
            <text:p>616.0</text:p>
          </table:table-cell>
          <table:table-cell table:style-name="ce69" table:formula="of:=[.D12]*([.F12]-[.E12])" office:value-type="float" office:value="120.000000000027" calcext:value-type="float">
            <text:p>12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]*([.F13]-[.E13])" office:value-type="float" office:value="6190.00000000006" calcext:value-type="float">
            <text:p>6,19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14]*([.F14]-[.E14])" office:value-type="float" office:value="4476.00000000002" calcext:value-type="float">
            <text:p>4,476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68" calcext:value-type="float">
            <text:p>1,568.0</text:p>
          </table:table-cell>
          <table:table-cell table:style-name="ce69" table:formula="of:=[.D15]*([.F15]-[.E15])" office:value-type="float" office:value="2919.00000000001" calcext:value-type="float">
            <text:p>2,9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75" calcext:value-type="float">
            <text:p>1,575.0</text:p>
          </table:table-cell>
          <table:table-cell table:style-name="ce69" table:formula="of:=[.D16]*([.F16]-[.E16])" office:value-type="float" office:value="5019.00000000001" calcext:value-type="float">
            <text:p>5,0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69" table:formula="of:=[.D17]*([.F17]-[.E17])" office:value-type="float" office:value="6519.00000000001" calcext:value-type="float">
            <text:p>6,5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8.5" calcext:value-type="float">
            <text:p>1,208.5</text:p>
          </table:table-cell>
          <table:table-cell table:style-name="ce95" office:value-type="float" office:value="1229.5" calcext:value-type="float">
            <text:p>1,229.5</text:p>
          </table:table-cell>
          <table:table-cell table:style-name="ce69" table:formula="of:=[.D18]*([.F18]-[.E18])" office:value-type="float" office:value="2100" calcext:value-type="float">
            <text:p>2,1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88" calcext:value-type="float">
            <text:p>1,588.0</text:p>
          </table:table-cell>
          <table:table-cell table:style-name="ce69" table:formula="of:=[.D19]*([.F19]-[.E19])" office:value-type="float" office:value="6034.00000000002" calcext:value-type="float">
            <text:p>6,034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95" calcext:value-type="float">
            <text:p>1,595.0</text:p>
          </table:table-cell>
          <table:table-cell table:style-name="ce69" table:formula="of:=[.D20]*([.F20]-[.E20])" office:value-type="float" office:value="3717.00000000001" calcext:value-type="float">
            <text:p>3,717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4.5" calcext:value-type="float">
            <text:p>1,184.5</text:p>
          </table:table-cell>
          <table:table-cell table:style-name="ce95" office:value-type="float" office:value="1177.5" calcext:value-type="float">
            <text:p>1,177.5</text:p>
          </table:table-cell>
          <table:table-cell table:style-name="ce69" table:formula="of:=[.D21]*([.F21]-[.E21])" office:value-type="float" office:value="-700" calcext:value-type="float">
            <text:p>-7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9531" calcext:value-type="float">
            <text:p>95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10" calcext:value-type="float">
            <text:p>3,510.0</text:p>
          </table:table-cell>
          <table:table-cell table:style-name="ce95" office:value-type="float" office:value="3492" calcext:value-type="float">
            <text:p>3,492.0</text:p>
          </table:table-cell>
          <table:table-cell table:style-name="ce69" table:formula="of:=[.D22]*([.F22]-[.E22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サンテック</text:p>
          </table:table-cell>
          <table:table-cell table:style-name="ce67" office:value-type="float" office:value="1960" calcext:value-type="float">
            <text:p>19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777" calcext:value-type="float">
            <text:p>777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4.96％にあたる80万株(金額で6億3600万円)を上限に、12月19日朝の東証の自己株式立会外買付取引「ToSTNeT-3」で自社株買いを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ＡＮＹＣＯＬＯＲ</text:p>
          </table:table-cell>
          <table:table-cell table:style-name="ce67" office:value-type="float" office:value="5032" calcext:value-type="float">
            <text:p>50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25" calcext:value-type="float">
            <text:p>3,125.0</text:p>
          </table:table-cell>
          <table:table-cell table:style-name="ce95" office:value-type="float" office:value="3225" calcext:value-type="float">
            <text:p>3,225.0</text:p>
          </table:table-cell>
          <table:table-cell table:style-name="ce69" table:formula="of:=[.D24]*([.F24]-[.E24])" office:value-type="float" office:value="10000" calcext:value-type="float">
            <text:p>10,000</text:p>
          </table:table-cell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1.43％にあたる90万株(金額で25億円)を上限に自社株買いを実施。買い付け期間は12月19日から24年1月19日まで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りそなホールディングス </text:p>
          </table:table-cell>
          <table:table-cell table:style-name="ce67" office:value-type="float" office:value="8308" calcext:value-type="float">
            <text:p>83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24" calcext:value-type="float">
            <text:p>724.0</text:p>
          </table:table-cell>
          <table:table-cell table:style-name="ce95" office:value-type="float" office:value="712.5" calcext:value-type="float">
            <text:p>712.5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0.82％にあたる1932万5100株の自社株を消却。消却予定日は24年1月25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ジャパニアス</text:p>
          </table:table-cell>
          <table:table-cell table:style-name="ce67" office:value-type="float" office:value="9558" calcext:value-type="float">
            <text:p>95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05" calcext:value-type="float">
            <text:p>2,805.0</text:p>
          </table:table-cell>
          <table:table-cell table:style-name="ce95" office:value-type="float" office:value="2830" calcext:value-type="float">
            <text:p>2,830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前期経常を9％上方修正・最高益予想を上乗せ、配当も6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倉敷紡績</text:p>
          </table:table-cell>
          <table:table-cell table:style-name="ce67" office:value-type="float" office:value="3106" calcext:value-type="float">
            <text:p>31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87.1" calcext:value-type="float">
            <text:p>2,687.1</text:p>
          </table:table-cell>
          <table:table-cell table:style-name="ce95"/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8.99％にあたる170万株(金額で40億円)を上限に自社株買いを実施する。買い付け期間は12月20日から24年12月19日まで。また、12月27日付で100万株の自社株を消却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ツルハホールディングス </text:p>
          </table:table-cell>
          <table:table-cell table:style-name="ce67" office:value-type="float" office:value="3391" calcext:value-type="float">
            <text:p>339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20" calcext:value-type="float">
            <text:p>12,420.0</text:p>
          </table:table-cell>
          <table:table-cell table:style-name="ce95" office:value-type="float" office:value="12470" calcext:value-type="float">
            <text:p>12,470.0</text:p>
          </table:table-cell>
          <table:table-cell table:style-name="ce69" table:formula="of:=[.D28]*([.F28]-[.E28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上期経常は一転11％増益で上振れ着地。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ツドラホールディングス</text:p>
          </table:table-cell>
          <table:table-cell table:style-name="ce67" office:value-type="float" office:value="3544" calcext:value-type="float">
            <text:p>35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91" calcext:value-type="float">
            <text:p>791.0</text:p>
          </table:table-cell>
          <table:table-cell table:style-name="ce95" office:value-type="float" office:value="805" calcext:value-type="float">
            <text:p>805.0</text:p>
          </table:table-cell>
          <table:table-cell table:style-name="ce69" table:formula="of:=[.D29]*([.F29]-[.E29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65" calcext:value-type="float">
            <text:p>865.0</text:p>
          </table:table-cell>
          <table:table-cell table:style-name="ce69" table:formula="of:=[.D30]*([.F30]-[.E30])" office:value-type="float" office:value="96.000000000015" calcext:value-type="float">
            <text:p>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0" calcext:value-type="float">
            <text:p>870.0</text:p>
          </table:table-cell>
          <table:table-cell table:style-name="ce69" table:formula="of:=[.D31]*([.F31]-[.E31])" office:value-type="float" office:value="1596.00000000002" calcext:value-type="float">
            <text:p>1,5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2.5" calcext:value-type="float">
            <text:p>872.5</text:p>
          </table:table-cell>
          <table:table-cell table:style-name="ce69" table:formula="of:=[.D32]*([.F32]-[.E32])" office:value-type="float" office:value="2346.00000000002" calcext:value-type="float">
            <text:p>2,34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アルファ</text:p>
          </table:table-cell>
          <table:table-cell table:style-name="ce67" office:value-type="float" office:value="4760" calcext:value-type="float">
            <text:p>47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50" calcext:value-type="float">
            <text:p>1,250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33]*([.F33]-[.E33])" office:value-type="float" office:value="-14800" calcext:value-type="float">
            <text:p>-14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2倍上方修正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ダイハツデイ－ゼル</text:p>
          </table:table-cell>
          <table:table-cell table:style-name="ce67" office:value-type="float" office:value="6023" calcext:value-type="float">
            <text:p>60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72" calcext:value-type="float">
            <text:p>972.0</text:p>
          </table:table-cell>
          <table:table-cell table:style-name="ce95" office:value-type="float" office:value="942.4" calcext:value-type="float">
            <text:p>942.4</text:p>
          </table:table-cell>
          <table:table-cell table:style-name="ce69" table:formula="of:=[.D34]*([.F34]-[.E34])" office:value-type="float" office:value="-2960" calcext:value-type="float">
            <text:p>-2,96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ＤＭＧ森精機</text:p>
          </table:table-cell>
          <table:table-cell table:style-name="ce67" office:value-type="float" office:value="6141" calcext:value-type="float">
            <text:p>61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8.9" calcext:value-type="float">
            <text:p>2,648.9</text:p>
          </table:table-cell>
          <table:table-cell table:style-name="ce95" office:value-type="float" office:value="2671.5" calcext:value-type="float">
            <text:p>2,671.5</text:p>
          </table:table-cell>
          <table:table-cell table:style-name="ce69" table:formula="of:=[.D35]*([.F35]-[.E35])" office:value-type="float" office:value="2259.99999999999" calcext:value-type="float">
            <text:p>2,26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1％上方修正・最高益予想を上乗せ、配当も10円増額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フタバ産業</text:p>
          </table:table-cell>
          <table:table-cell table:style-name="ce67" office:value-type="float" office:value="7241" calcext:value-type="float">
            <text:p>7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2.9" calcext:value-type="float">
            <text:p>802.9</text:p>
          </table:table-cell>
          <table:table-cell table:style-name="ce95" office:value-type="float" office:value="797" calcext:value-type="float">
            <text:p>797.0</text:p>
          </table:table-cell>
          <table:table-cell table:style-name="ce69" table:formula="of:=[.D36]*([.F36]-[.E36])" office:value-type="float" office:value="-589.999999999998" calcext:value-type="float">
            <text:p>-5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時価は７５日移動平均線近辺で下げ止まっており、６倍台のＰＥＲと０．６倍台のＰＢＲを考慮すれば実態面で買いに分がある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上新電機</text:p>
          </table:table-cell>
          <table:table-cell table:style-name="ce67" office:value-type="float" office:value="8173" calcext:value-type="float">
            <text:p>81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82" calcext:value-type="float">
            <text:p>2,382.0</text:p>
          </table:table-cell>
          <table:table-cell table:style-name="ce95" office:value-type="float" office:value="2378" calcext:value-type="float">
            <text:p>2,378.0</text:p>
          </table:table-cell>
          <table:table-cell table:style-name="ce69" table:formula="of:=[.D37]*([.F37]-[.E37])" office:value-type="float" office:value="-400" calcext:value-type="float">
            <text:p>-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22％にあたる32万5000株(金額で7億6537万5000円)を上限に、12月20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関西電力</text:p>
          </table:table-cell>
          <table:table-cell table:style-name="ce67" office:value-type="float" office:value="9503" calcext:value-type="float">
            <text:p>95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95" office:value-type="float" office:value="1833.5" calcext:value-type="float">
            <text:p>1,833.5</text:p>
          </table:table-cell>
          <table:table-cell table:style-name="ce69" table:formula="of:=[.D38]*([.F38]-[.E38])" office:value-type="float" office:value="1850" calcext:value-type="float">
            <text:p>1,8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24年3月期の連結最終利益を従来予想の4050億円→2900億円(前期は176億円)に28.4％下方修正し、増益率が23倍→16倍に縮小する見通しとなっ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佐藤渡辺</text:p>
          </table:table-cell>
          <table:table-cell table:style-name="ce67" office:value-type="float" office:value="1807" calcext:value-type="float">
            <text:p>18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35" calcext:value-type="float">
            <text:p>3,135.0</text:p>
          </table:table-cell>
          <table:table-cell table:style-name="ce95" office:value-type="float" office:value="3145" calcext:value-type="float">
            <text:p>3,145.0</text:p>
          </table:table-cell>
          <table:table-cell table:style-name="ce69" table:formula="of:=[.D39]*([.F39]-[.E3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40円増額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神戸物産</text:p>
          </table:table-cell>
          <table:table-cell table:style-name="ce67" office:value-type="float" office:value="3038" calcext:value-type="float">
            <text:p>3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075" calcext:value-type="float">
            <text:p>4,075.0</text:p>
          </table:table-cell>
          <table:table-cell table:style-name="ce95" office:value-type="float" office:value="4080" calcext:value-type="float">
            <text:p>4,080.0</text:p>
          </table:table-cell>
          <table:table-cell table:style-name="ce69" table:formula="of:=[.D40]*([.F40]-[.E40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の売上高は前年同月比12.8％増、営業利益は同38.5％増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八洲電機</text:p>
          </table:table-cell>
          <table:table-cell table:style-name="ce67" office:value-type="float" office:value="3153" calcext:value-type="float">
            <text:p>31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4.9" calcext:value-type="float">
            <text:p>1,304.9</text:p>
          </table:table-cell>
          <table:table-cell table:style-name="ce95" office:value-type="float" office:value="1325" calcext:value-type="float">
            <text:p>1,325.0</text:p>
          </table:table-cell>
          <table:table-cell table:style-name="ce69" table:formula="of:=[.D41]*([.F41]-[.E41])" office:value-type="float" office:value="2009.99999999999" calcext:value-type="float">
            <text:p>2,0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％上方修正・最高益予想を上乗せ、配当も3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大光</text:p>
          </table:table-cell>
          <table:table-cell table:style-name="ce67" office:value-type="float" office:value="3160" calcext:value-type="float">
            <text:p>31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1.5" calcext:value-type="float">
            <text:p>681.5</text:p>
          </table:table-cell>
          <table:table-cell table:style-name="ce95" office:value-type="float" office:value="688" calcext:value-type="float">
            <text:p>688.0</text:p>
          </table:table-cell>
          <table:table-cell table:style-name="ce69" table:formula="of:=[.D42]*([.F42]-[.E42])" office:value-type="float" office:value="650" calcext:value-type="float">
            <text:p>650</text:p>
          </table:table-cell>
          <table:table-cell table:style-name="ce108" table:number-columns-repeated="3"/>
          <table:table-cell table:style-name="ce67" office:value-type="string" calcext:value-type="string">
            <text:p>12月21日15:00の決算発表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グランディーズ</text:p>
          </table:table-cell>
          <table:table-cell table:style-name="ce67" office:value-type="float" office:value="3261" calcext:value-type="float">
            <text:p>3261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451" calcext:value-type="float">
            <text:p>451.0</text:p>
          </table:table-cell>
          <table:table-cell table:style-name="ce69" table:formula="of:=[.D43]*([.F43]-[.E43])" office:value-type="float" office:value="0" calcext:value-type="float">
            <text:p>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経常を2.7倍上方修正、配当も5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東亞合成</text:p>
          </table:table-cell>
          <table:table-cell table:style-name="ce67" office:value-type="float" office:value="4045" calcext:value-type="float">
            <text:p>4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3.3" calcext:value-type="float">
            <text:p>1,313.3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69" table:formula="of:=[.D44]*([.F44]-[.E44])" office:value-type="float" office:value="-1330" calcext:value-type="float">
            <text:p>-1,3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4.10％にあたる500万株の自社株を消却する。消却予定日は12月28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ァーストアカウンティング</text:p>
          </table:table-cell>
          <table:table-cell table:style-name="ce67" office:value-type="float" office:value="5588" calcext:value-type="float">
            <text:p>558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0.6" calcext:value-type="float">
            <text:p>1,540.6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45]*([.F45]-[.E45])" office:value-type="float" office:value="2040.00000000001" calcext:value-type="float">
            <text:p>2,04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.25円に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サイジニア</text:p>
          </table:table-cell>
          <table:table-cell table:style-name="ce67" office:value-type="float" office:value="6031" calcext:value-type="float">
            <text:p>60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95" office:value-type="float" office:value="1562.1" calcext:value-type="float">
            <text:p>1,562.1</text:p>
          </table:table-cell>
          <table:table-cell table:style-name="ce69" table:formula="of:=[.D46]*([.F46]-[.E46])" office:value-type="float" office:value="1809.99999999999" calcext:value-type="float">
            <text:p>1,81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配当を<text:span text:style-name="T1">0.25</text:span>円増額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9.9" calcext:value-type="float">
            <text:p>1,379.9</text:p>
          </table:table-cell>
          <table:table-cell table:style-name="ce95" office:value-type="float" office:value="1363" calcext:value-type="float">
            <text:p>1,363.0</text:p>
          </table:table-cell>
          <table:table-cell table:style-name="ce69" table:formula="of:=[.D47]*([.F47]-[.E47])" office:value-type="float" office:value="-1690.00000000001" calcext:value-type="float">
            <text:p>-1,6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売上高は前年同月比25.3％増と増収基調が続い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岡野バルブ</text:p>
          </table:table-cell>
          <table:table-cell table:style-name="ce67" office:value-type="float" office:value="6492" calcext:value-type="float">
            <text:p>649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05" calcext:value-type="float">
            <text:p>3,505.0</text:p>
          </table:table-cell>
          <table:table-cell table:style-name="ce95" office:value-type="float" office:value="3555" calcext:value-type="float">
            <text:p>3,555.0</text:p>
          </table:table-cell>
          <table:table-cell table:style-name="ce69" table:formula="of:=[.D48]*([.F48]-[.E48])" office:value-type="float" office:value="5000" calcext:value-type="float">
            <text:p>5,00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前期経常を一転62％増益に上方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ケーズホールディングス</text:p>
          </table:table-cell>
          <table:table-cell table:style-name="ce67" office:value-type="float" office:value="8282" calcext:value-type="float">
            <text:p>82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.7" calcext:value-type="float">
            <text:p>1,320.7</text:p>
          </table:table-cell>
          <table:table-cell table:style-name="ce95" office:value-type="float" office:value="1315.5" calcext:value-type="float">
            <text:p>1,315.5</text:p>
          </table:table-cell>
          <table:table-cell table:style-name="ce69" table:formula="of:=[.D49]*([.F49]-[.E49])" office:value-type="float" office:value="-520.000000000005" calcext:value-type="float">
            <text:p>-52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5.0％にあたる1000万株の自社株を消却する。消却予定日は12月29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トーセイ</text:p>
          </table:table-cell>
          <table:table-cell table:style-name="ce67" office:value-type="float" office:value="8923" calcext:value-type="float">
            <text:p>89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51.7" calcext:value-type="float">
            <text:p>1,851.7</text:p>
          </table:table-cell>
          <table:table-cell table:style-name="ce95" office:value-type="float" office:value="1861" calcext:value-type="float">
            <text:p>1,861.0</text:p>
          </table:table-cell>
          <table:table-cell table:style-name="ce69" table:formula="of:=[.D50]*([.F50]-[.E50])" office:value-type="float" office:value="929.999999999996" calcext:value-type="float">
            <text:p>9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<text:s/>前期最終を4％上方修正・最高益予想を上乗せ、配当も2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山崎製パン</text:p>
          </table:table-cell>
          <table:table-cell table:style-name="ce67" office:value-type="float" office:value="2212" calcext:value-type="float">
            <text:p>22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97" calcext:value-type="float">
            <text:p>3,397.0</text:p>
          </table:table-cell>
          <table:table-cell table:style-name="ce95" office:value-type="float" office:value="3227" calcext:value-type="float">
            <text:p>3,227.0</text:p>
          </table:table-cell>
          <table:table-cell table:style-name="ce69" table:formula="of:=[.D51]*([.F51]-[.E51])" office:value-type="float" office:value="-17000" calcext:value-type="float">
            <text:p>-1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14％上方修正・最高益予想を上乗せ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六甲バター</text:p>
          </table:table-cell>
          <table:table-cell table:style-name="ce67" office:value-type="float" office:value="2266" calcext:value-type="float">
            <text:p>226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9.9" calcext:value-type="float">
            <text:p>1,339.9</text:p>
          </table:table-cell>
          <table:table-cell table:style-name="ce95" office:value-type="float" office:value="1340" calcext:value-type="float">
            <text:p>1,340.0</text:p>
          </table:table-cell>
          <table:table-cell table:style-name="ce69" table:formula="of:=[.D52]*([.F52]-[.E52])" office:value-type="float" office:value="9.99999999999091" calcext:value-type="float">
            <text:p>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ＹＥ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3" calcext:value-type="float">
            <text:p>823.0</text:p>
          </table:table-cell>
          <table:table-cell table:style-name="ce95" office:value-type="float" office:value="770" calcext:value-type="float">
            <text:p>770.0</text:p>
          </table:table-cell>
          <table:table-cell table:style-name="ce69" table:formula="of:=[.D53]*([.F53]-[.E53])" office:value-type="float" office:value="-5300" calcext:value-type="float">
            <text:p>-5,300</text:p>
          </table:table-cell>
          <table:table-cell table:style-name="ce108" table:number-columns-repeated="3"/>
          <table:table-cell table:style-name="ce67" office:value-type="string" calcext:value-type="string">
            <text:p>第３四半期決算で2023年12月22日 に発表される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共同ピーアール</text:p>
          </table:table-cell>
          <table:table-cell table:style-name="ce67" office:value-type="float" office:value="2436" calcext:value-type="float">
            <text:p>24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58" calcext:value-type="float">
            <text:p>558.0</text:p>
          </table:table-cell>
          <table:table-cell table:style-name="ce95" office:value-type="float" office:value="555" calcext:value-type="float">
            <text:p>555.0</text:p>
          </table:table-cell>
          <table:table-cell table:style-name="ce69" table:formula="of:=[.D54]*([.F54]-[.E54])" office:value-type="float" office:value="-300" calcext:value-type="float">
            <text:p>-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アエリア</text:p>
          </table:table-cell>
          <table:table-cell table:style-name="ce67" office:value-type="float" office:value="3758" calcext:value-type="float">
            <text:p>37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04.9" calcext:value-type="float">
            <text:p>304.9</text:p>
          </table:table-cell>
          <table:table-cell table:style-name="ce95" office:value-type="float" office:value="302" calcext:value-type="float">
            <text:p>302.0</text:p>
          </table:table-cell>
          <table:table-cell table:style-name="ce69" table:formula="of:=[.D55]*([.F55]-[.E55])" office:value-type="float" office:value="-289.999999999998" calcext:value-type="float">
            <text:p>-2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未定だった今期配当は5円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本動物高度医療</text:p>
          </table:table-cell>
          <table:table-cell table:style-name="ce67" office:value-type="float" office:value="6039" calcext:value-type="float">
            <text:p>60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30" calcext:value-type="float">
            <text:p>1,730.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69" table:formula="of:=[.D56]*([.F56]-[.E56])" office:value-type="float" office:value="2000" calcext:value-type="float">
            <text:p>2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2.17％にあたる6万株(金額で1億0308万円)を上限に、12月22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原エンジニアリング</text:p>
          </table:table-cell>
          <table:table-cell table:style-name="ce67" office:value-type="float" office:value="6149" calcext:value-type="float">
            <text:p>61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3" calcext:value-type="float">
            <text:p>2,013.0</text:p>
          </table:table-cell>
          <table:table-cell table:style-name="ce95" office:value-type="float" office:value="2014" calcext:value-type="float">
            <text:p>2,014.0</text:p>
          </table:table-cell>
          <table:table-cell table:style-name="ce69" table:formula="of:=[.D57]*([.F57]-[.E57])" office:value-type="float" office:value="100" calcext:value-type="float">
            <text:p>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機装</text:p>
          </table:table-cell>
          <table:table-cell table:style-name="ce67" office:value-type="float" office:value="6376" calcext:value-type="float">
            <text:p>63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5" office:value-type="float" office:value="995" calcext:value-type="float">
            <text:p>995.0</text:p>
          </table:table-cell>
          <table:table-cell table:style-name="ce69" table:formula="of:=[.D58]*([.F58]-[.E58])" office:value-type="float" office:value="-1500" calcext:value-type="float">
            <text:p>-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2.5円増額修正。 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急電鉄</text:p>
          </table:table-cell>
          <table:table-cell table:style-name="ce67" office:value-type="float" office:value="9007" calcext:value-type="float">
            <text:p>90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54" calcext:value-type="float">
            <text:p>2,254.0</text:p>
          </table:table-cell>
          <table:table-cell table:style-name="ce95" office:value-type="float" office:value="2229.5" calcext:value-type="float">
            <text:p>2,229.5</text:p>
          </table:table-cell>
          <table:table-cell table:style-name="ce69" table:formula="of:=[.D59]*([.F59]-[.E59])" office:value-type="float" office:value="-2450" calcext:value-type="float">
            <text:p>-2,4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64％にあたる600万株(金額で150億円)を上限に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藤田観光</text:p>
          </table:table-cell>
          <table:table-cell table:style-name="ce67" office:value-type="float" office:value="9722" calcext:value-type="float">
            <text:p>97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123" calcext:value-type="float">
            <text:p>5,123.0</text:p>
          </table:table-cell>
          <table:table-cell table:style-name="ce95" office:value-type="float" office:value="5150" calcext:value-type="float">
            <text:p>5,150.0</text:p>
          </table:table-cell>
          <table:table-cell table:style-name="ce69" table:formula="of:=[.D60]*([.F60]-[.E60])" office:value-type="float" office:value="2700" calcext:value-type="float">
            <text:p>2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0％上方修正。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830" calcext:value-type="float">
            <text:p>830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19" calcext:value-type="float">
            <text:p>819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2]*([.F62]-[.E62])" office:value-type="float" office:value="-3700" calcext:value-type="float">
            <text:p>-3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0" calcext:value-type="float">
            <text:p>800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3]*([.F63]-[.E63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57.1" calcext:value-type="float">
            <text:p>657.1</text:p>
          </table:table-cell>
          <table:table-cell table:style-name="ce69" table:formula="of:=[.D64]*([.F64]-[.E64])" office:value-type="float" office:value="-589.999999999998" calcext:value-type="float">
            <text:p>-59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71.3" calcext:value-type="float">
            <text:p>671.3</text:p>
          </table:table-cell>
          <table:table-cell table:style-name="ce69" table:formula="of:=[.D65]*([.F65]-[.E65])" office:value-type="float" office:value="829.999999999996" calcext:value-type="float">
            <text:p>83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8" calcext:value-type="float">
            <text:p>708.0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6]*([.F66]-[.E66])" office:value-type="float" office:value="1200" calcext:value-type="float">
            <text:p>1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三井Ｅ＆Ｓ</text:p>
          </table:table-cell>
          <table:table-cell table:style-name="ce67" office:value-type="float" office:value="7003" calcext:value-type="float">
            <text:p>7003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714.14" calcext:value-type="float">
            <text:p>714.1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7]*([.F67]-[.E67])" office:value-type="float" office:value="2930.00000000001" calcext:value-type="float">
            <text:p>2,930</text:p>
          </table:table-cell>
          <table:table-cell table:style-name="ce108" table:number-columns-repeated="3"/>
          <table:table-cell table:style-name="ce67"/>
          <table:table-cell table:style-name="ce104"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Ｊ．フロントリテイリング</text:p>
          </table:table-cell>
          <table:table-cell table:style-name="ce104" office:value-type="float" office:value="3086" calcext:value-type="float">
            <text:p>3086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1305" calcext:value-type="float">
            <text:p>1,305.0</text:p>
          </table:table-cell>
          <table:table-cell table:style-name="ce105" office:value-type="float" office:value="1281" calcext:value-type="float">
            <text:p>1,281.0</text:p>
          </table:table-cell>
          <table:table-cell table:style-name="ce106" table:formula="of:=[.D68]*([.F68]-[.E68])" office:value-type="float" office:value="-2400" calcext:value-type="float">
            <text:p>-2,4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サイバーエージェント</text:p>
          </table:table-cell>
          <table:table-cell table:style-name="ce104" office:value-type="float" office:value="4751" calcext:value-type="float">
            <text:p>4751</text:p>
          </table:table-cell>
          <table:table-cell table:style-name="ce104" office:value-type="float" office:value="700" calcext:value-type="float">
            <text:p>700</text:p>
          </table:table-cell>
          <table:table-cell table:style-name="ce105" office:value-type="float" office:value="865" calcext:value-type="float">
            <text:p>865.0</text:p>
          </table:table-cell>
          <table:table-cell table:style-name="ce105" office:value-type="float" office:value="868" calcext:value-type="float">
            <text:p>868.0</text:p>
          </table:table-cell>
          <table:table-cell table:style-name="ce106" table:formula="of:=[.D69]*([.F69]-[.E69])" office:value-type="float" office:value="2100" calcext:value-type="float">
            <text:p>2,1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760.76" calcext:value-type="float">
            <text:p>760.8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6" table:formula="of:=[.D70]*([.F70]-[.E70])" office:value-type="float" office:value="-36088" calcext:value-type="float">
            <text:p>-36,088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ジェイテクト</text:p>
          </table:table-cell>
          <table:table-cell table:style-name="ce104" office:value-type="float" office:value="6473" calcext:value-type="float">
            <text:p>6473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1269.96" calcext:value-type="float">
            <text:p>1,270.0</text:p>
          </table:table-cell>
          <table:table-cell table:style-name="ce105" office:value-type="float" office:value="1183" calcext:value-type="float">
            <text:p>1,183.0</text:p>
          </table:table-cell>
          <table:table-cell table:style-name="ce106" table:formula="of:=[.D71]*([.F71]-[.E71])" office:value-type="float" office:value="-113048" calcext:value-type="float">
            <text:p>-113,048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高島屋</text:p>
          </table:table-cell>
          <table:table-cell table:style-name="ce104" office:value-type="float" office:value="8233" calcext:value-type="float">
            <text:p>8233</text:p>
          </table:table-cell>
          <table:table-cell table:style-name="ce104" office:value-type="float" office:value="200" calcext:value-type="float">
            <text:p>200</text:p>
          </table:table-cell>
          <table:table-cell table:style-name="ce105" office:value-type="float" office:value="1986.5" calcext:value-type="float">
            <text:p>1,986.5</text:p>
          </table:table-cell>
          <table:table-cell table:style-name="ce105" office:value-type="float" office:value="1919" calcext:value-type="float">
            <text:p>1,919.0</text:p>
          </table:table-cell>
          <table:table-cell table:style-name="ce106" table:formula="of:=[.D72]*([.F72]-[.E72])" office:value-type="float" office:value="-13500" calcext:value-type="float">
            <text:p>-13,500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三菱ＵＦＪフィナンシャルＧ</text:p>
          </table:table-cell>
          <table:table-cell table:style-name="ce104" office:value-type="float" office:value="8306" calcext:value-type="float">
            <text:p>8306</text:p>
          </table:table-cell>
          <table:table-cell table:style-name="ce104" office:value-type="float" office:value="900" calcext:value-type="float">
            <text:p>900</text:p>
          </table:table-cell>
          <table:table-cell table:style-name="ce105" office:value-type="float" office:value="1211.8" calcext:value-type="float">
            <text:p>1,211.8</text:p>
          </table:table-cell>
          <table:table-cell table:style-name="ce105" office:value-type="float" office:value="1212" calcext:value-type="float">
            <text:p>1,212.0</text:p>
          </table:table-cell>
          <table:table-cell table:style-name="ce106" table:formula="of:=[.D73]*([.F73]-[.E73])" office:value-type="float" office:value="180.000000000041" calcext:value-type="float">
            <text:p>180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5" office:value-type="float" office:value="723" calcext:value-type="float">
            <text:p>723.0</text:p>
          </table:table-cell>
          <table:table-cell table:style-name="ce106" table:formula="of:=[.D74]*([.F74]-[.E74])" office:value-type="float" office:value="-1000" calcext:value-type="float">
            <text:p>-1,000</text:p>
          </table:table-cell>
          <table:table-cell table:style-name="ce109"/>
          <table:table-cell table:style-name="ce109" office:value-type="string" calcext:value-type="string">
            <text:p>○</text:p>
          </table:table-cell>
          <table:table-cell table:style-name="ce109"/>
          <table:table-cell table:style-name="ce104"/>
          <table:table-cell table:number-columns-repeated="16373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1" table:style-name="ta1">
        <office:forms form:automatic-focus="false" form:apply-design-mode="false"/>
        <table:table-column table:style-name="co10" table:default-cell-style-name="ce2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3" table:number-columns-repeated="2" table:default-cell-style-name="ce19"/>
        <table:table-column table:style-name="co14" table:default-cell-style-name="ce11"/>
        <table:table-column table:style-name="co15" table:number-columns-repeated="2" table:default-cell-style-name="ce34"/>
        <table:table-column table:style-name="co13" table:default-cell-style-name="ce34"/>
        <table:table-column table:style-name="co16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685" calcext:value-type="float">
            <text:p>2685</text:p>
          </table:table-cell>
          <table:table-cell table:style-name="ce66" office:value-type="string" calcext:value-type="string">
            <text:p>アダストリ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5" calcext:value-type="float">
            <text:p>3,335.0</text:p>
          </table:table-cell>
          <table:table-cell table:style-name="ce95" office:value-type="float" office:value="3360" calcext:value-type="float">
            <text:p>3,360.0</text:p>
          </table:table-cell>
          <table:table-cell table:style-name="ce69" table:formula="of:=[.D2]*([.F2]-[.E2])" office:value-type="float" office:value="2500" calcext:value-type="float">
            <text:p>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3988" calcext:value-type="float">
            <text:p>3,988.0</text:p>
          </table:table-cell>
          <table:table-cell table:style-name="ce69" table:formula="of:=[.D3]*([.F3]-[.E3])" office:value-type="float" office:value="-12200" calcext:value-type="float">
            <text:p>-12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48" calcext:value-type="float">
            <text:p>4,048.0</text:p>
          </table:table-cell>
          <table:table-cell table:style-name="ce69" table:formula="of:=[.D4]*([.F4]-[.E4])" office:value-type="float" office:value="-6200" calcext:value-type="float">
            <text:p>-6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73.5" calcext:value-type="float">
            <text:p>4,073.5</text:p>
          </table:table-cell>
          <table:table-cell table:style-name="ce69" table:formula="of:=[.D5]*([.F5]-[.E5])" office:value-type="float" office:value="-3650" calcext:value-type="float">
            <text:p>-3,6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97" calcext:value-type="float">
            <text:p>4,097.0</text:p>
          </table:table-cell>
          <table:table-cell table:style-name="ce69" table:formula="of:=[.D6]*([.F6]-[.E6])" office:value-type="float" office:value="-1300" calcext:value-type="float">
            <text:p>-1,3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570" calcext:value-type="float">
            <text:p>4,570.0</text:p>
          </table:table-cell>
          <table:table-cell table:style-name="ce95" office:value-type="float" office:value="4620" calcext:value-type="float">
            <text:p>4,620.0</text:p>
          </table:table-cell>
          <table:table-cell table:style-name="ce69" table:formula="of:=[.D7]*([.F7]-[.E7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685" calcext:value-type="float">
            <text:p>4,685.0</text:p>
          </table:table-cell>
          <table:table-cell table:style-name="ce95" office:value-type="float" office:value="4718.5" calcext:value-type="float">
            <text:p>4,718.5</text:p>
          </table:table-cell>
          <table:table-cell table:style-name="ce69" table:formula="of:=[.D8]*([.F8]-[.E8])" office:value-type="float" office:value="3350" calcext:value-type="float">
            <text:p>3,3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720" calcext:value-type="float">
            <text:p>4,720.0</text:p>
          </table:table-cell>
          <table:table-cell table:style-name="ce95" office:value-type="float" office:value="4752.5" calcext:value-type="float">
            <text:p>4,752.5</text:p>
          </table:table-cell>
          <table:table-cell table:style-name="ce69" table:formula="of:=[.D9]*([.F9]-[.E9])" office:value-type="float" office:value="3250" calcext:value-type="float">
            <text:p>3,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1712" calcext:value-type="float">
            <text:p>1712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9" calcext:value-type="float">
            <text:p>1,099.0</text:p>
          </table:table-cell>
          <table:table-cell table:style-name="ce95" office:value-type="float" office:value="1149" calcext:value-type="float">
            <text:p>1,149.0</text:p>
          </table:table-cell>
          <table:table-cell table:style-name="ce69" table:formula="of:=[.D10]*([.F10]-[.E10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112" office:value-type="float" office:value="1890" calcext:value-type="float">
            <text:p>1890</text:p>
          </table:table-cell>
          <table:table-cell table:style-name="ce66" office:value-type="string" calcext:value-type="string">
            <text:p>東洋建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0" calcext:value-type="float">
            <text:p>1,240.0</text:p>
          </table:table-cell>
          <table:table-cell table:style-name="ce95" office:value-type="float" office:value="1251" calcext:value-type="float">
            <text:p>1,251.0</text:p>
          </table:table-cell>
          <table:table-cell table:style-name="ce69" table:formula="of:=[.D11]*([.F11]-[.E11])" office:value-type="float" office:value="1100" calcext:value-type="float">
            <text:p>1,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2789" calcext:value-type="float">
            <text:p>2789</text:p>
          </table:table-cell>
          <table:table-cell table:style-name="ce66" office:value-type="string" calcext:value-type="string">
            <text:p>カルラ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0" calcext:value-type="float">
            <text:p>520.0</text:p>
          </table:table-cell>
          <table:table-cell table:style-name="ce95" office:value-type="float" office:value="522" calcext:value-type="float">
            <text:p>522.0</text:p>
          </table:table-cell>
          <table:table-cell table:style-name="ce69" table:formula="of:=[.D12]*([.F12]-[.E12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099" calcext:value-type="float">
            <text:p>3099</text:p>
          </table:table-cell>
          <table:table-cell table:style-name="ce66" office:value-type="string" calcext:value-type="string">
            <text:p>三越伊勢丹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95" office:value-type="float" office:value="1592" calcext:value-type="float">
            <text:p>1,592.0</text:p>
          </table:table-cell>
          <table:table-cell table:style-name="ce69" table:formula="of:=[.D13]*([.F13]-[.E13])" office:value-type="float" office:value="1200" calcext:value-type="float">
            <text:p>1,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109" calcext:value-type="float">
            <text:p>3109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7" calcext:value-type="float">
            <text:p>1,157.0</text:p>
          </table:table-cell>
          <table:table-cell table:style-name="ce95" office:value-type="float" office:value="1160" calcext:value-type="float">
            <text:p>1,160.0</text:p>
          </table:table-cell>
          <table:table-cell table:style-name="ce69" table:formula="of:=[.D14]*([.F14]-[.E14])" office:value-type="float" office:value="300" calcext:value-type="float">
            <text:p>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289" calcext:value-type="float">
            <text:p>3289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2" calcext:value-type="float">
            <text:p>962.0</text:p>
          </table:table-cell>
          <table:table-cell table:style-name="ce95" office:value-type="float" office:value="953.3" calcext:value-type="float">
            <text:p>953.3</text:p>
          </table:table-cell>
          <table:table-cell table:style-name="ce69" table:formula="of:=[.D15]*([.F15]-[.E15])" office:value-type="float" office:value="-870.000000000005" calcext:value-type="float">
            <text:p>-8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877" calcext:value-type="float">
            <text:p>387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88" calcext:value-type="float">
            <text:p>1,888.0</text:p>
          </table:table-cell>
          <table:table-cell table:style-name="ce95" office:value-type="float" office:value="1896" calcext:value-type="float">
            <text:p>1,896.0</text:p>
          </table:table-cell>
          <table:table-cell table:style-name="ce69" table:formula="of:=[.D16]*([.F16]-[.E16])" office:value-type="float" office:value="800" calcext:value-type="float">
            <text:p>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004" calcext:value-type="float">
            <text:p>4004</text:p>
          </table:table-cell>
          <table:table-cell table:style-name="ce66" office:value-type="string" calcext:value-type="string">
            <text:p>レゾナック・ホールディ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53" calcext:value-type="float">
            <text:p>2,953.0</text:p>
          </table:table-cell>
          <table:table-cell table:style-name="ce95" office:value-type="float" office:value="2963" calcext:value-type="float">
            <text:p>2,963.0</text:p>
          </table:table-cell>
          <table:table-cell table:style-name="ce69" table:formula="of:=[.D17]*([.F17]-[.E1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208" calcext:value-type="float">
            <text:p>4208</text:p>
          </table:table-cell>
          <table:table-cell table:style-name="ce66" office:value-type="string" calcext:value-type="string">
            <text:p>ＵＢＥ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66" calcext:value-type="float">
            <text:p>2,366.0</text:p>
          </table:table-cell>
          <table:table-cell table:style-name="ce95" office:value-type="float" office:value="2376" calcext:value-type="float">
            <text:p>2,376.0</text:p>
          </table:table-cell>
          <table:table-cell table:style-name="ce69" table:formula="of:=[.D18]*([.F18]-[.E1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565" calcext:value-type="float">
            <text:p>4565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04" calcext:value-type="float">
            <text:p>1,504.0</text:p>
          </table:table-cell>
          <table:table-cell table:style-name="ce95" office:value-type="float" office:value="1520" calcext:value-type="float">
            <text:p>1,520.0</text:p>
          </table:table-cell>
          <table:table-cell table:style-name="ce69" table:formula="of:=[.D19]*([.F19]-[.E19])" office:value-type="float" office:value="1600" calcext:value-type="float">
            <text:p>1,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5838" calcext:value-type="float">
            <text:p>5838</text:p>
          </table:table-cell>
          <table:table-cell table:style-name="ce66" office:value-type="string" calcext:value-type="string">
            <text:p>楽天銀行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88" calcext:value-type="float">
            <text:p>2,188.0</text:p>
          </table:table-cell>
          <table:table-cell table:style-name="ce95" office:value-type="float" office:value="2190" calcext:value-type="float">
            <text:p>2,190.0</text:p>
          </table:table-cell>
          <table:table-cell table:style-name="ce69" table:formula="of:=[.D20]*([.F20]-[.E20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036" calcext:value-type="float">
            <text:p>6036</text:p>
          </table:table-cell>
          <table:table-cell table:style-name="ce66" office:value-type="string" calcext:value-type="string">
            <text:p>ＫｅｅＰｅｒ技研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960" calcext:value-type="float">
            <text:p>6,960.0</text:p>
          </table:table-cell>
          <table:table-cell table:style-name="ce95" office:value-type="float" office:value="6720" calcext:value-type="float">
            <text:p>6,720.0</text:p>
          </table:table-cell>
          <table:table-cell table:style-name="ce69" table:formula="of:=[.D21]*([.F21]-[.E21])" office:value-type="float" office:value="-24000" calcext:value-type="float">
            <text:p>-24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753" calcext:value-type="float">
            <text:p>6753</text:p>
          </table:table-cell>
          <table:table-cell table:style-name="ce66" office:value-type="string" calcext:value-type="string">
            <text:p>シャ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86" calcext:value-type="float">
            <text:p>1,086.0</text:p>
          </table:table-cell>
          <table:table-cell table:style-name="ce95" office:value-type="float" office:value="1026.5" calcext:value-type="float">
            <text:p>1,026.5</text:p>
          </table:table-cell>
          <table:table-cell table:style-name="ce69" table:formula="of:=[.D22]*([.F22]-[.E22])" office:value-type="float" office:value="-5950" calcext:value-type="float">
            <text:p>-5,9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013" calcext:value-type="float">
            <text:p>7013</text:p>
          </table:table-cell>
          <table:table-cell table:style-name="ce66" office:value-type="string" calcext:value-type="string">
            <text:p>ＩＨＩ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40" calcext:value-type="float">
            <text:p>2,840.0</text:p>
          </table:table-cell>
          <table:table-cell table:style-name="ce95" office:value-type="float" office:value="2827" calcext:value-type="float">
            <text:p>2,827.0</text:p>
          </table:table-cell>
          <table:table-cell table:style-name="ce69" table:formula="of:=[.D23]*([.F23]-[.E23])" office:value-type="float" office:value="-1300" calcext:value-type="float">
            <text:p>-1,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03" calcext:value-type="float">
            <text:p>7203</text:p>
          </table:table-cell>
          <table:table-cell table:style-name="ce66" office:value-type="string" calcext:value-type="string">
            <text:p>トヨタ自動車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04" calcext:value-type="float">
            <text:p>2,704.0</text:p>
          </table:table-cell>
          <table:table-cell table:style-name="ce95" office:value-type="float" office:value="2701.5" calcext:value-type="float">
            <text:p>2,701.5</text:p>
          </table:table-cell>
          <table:table-cell table:style-name="ce69" table:formula="of:=[.D24]*([.F24]-[.E24])" office:value-type="float" office:value="-250" calcext:value-type="float">
            <text:p>-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70" calcext:value-type="float">
            <text:p>7270</text:p>
          </table:table-cell>
          <table:table-cell table:style-name="ce66" office:value-type="string" calcext:value-type="string">
            <text:p>ＳＵＢＡＲＵ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83" calcext:value-type="float">
            <text:p>2,783.0</text:p>
          </table:table-cell>
          <table:table-cell table:style-name="ce95" office:value-type="float" office:value="2765.5" calcext:value-type="float">
            <text:p>2,765.5</text:p>
          </table:table-cell>
          <table:table-cell table:style-name="ce69" table:formula="of:=[.D25]*([.F25]-[.E25])" office:value-type="float" office:value="-1750" calcext:value-type="float">
            <text:p>-1,7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625" calcext:value-type="float">
            <text:p>7625</text:p>
          </table:table-cell>
          <table:table-cell table:style-name="ce66" office:value-type="string" calcext:value-type="string">
            <text:p>グローバルダイニ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3" calcext:value-type="float">
            <text:p>523.0</text:p>
          </table:table-cell>
          <table:table-cell table:style-name="ce95" office:value-type="float" office:value="514" calcext:value-type="float">
            <text:p>514.0</text:p>
          </table:table-cell>
          <table:table-cell table:style-name="ce69" table:formula="of:=[.D26]*([.F26]-[.E26])" office:value-type="float" office:value="-900" calcext:value-type="float">
            <text:p>-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136" calcext:value-type="float">
            <text:p>8136</text:p>
          </table:table-cell>
          <table:table-cell table:style-name="ce66" office:value-type="string" calcext:value-type="string">
            <text:p>サンリオ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071" calcext:value-type="float">
            <text:p>6,071.0</text:p>
          </table:table-cell>
          <table:table-cell table:style-name="ce95" office:value-type="float" office:value="6001" calcext:value-type="float">
            <text:p>6,001.0</text:p>
          </table:table-cell>
          <table:table-cell table:style-name="ce69" table:formula="of:=[.D27]*([.F27]-[.E27])" office:value-type="float" office:value="-7000" calcext:value-type="float">
            <text:p>-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3" calcext:value-type="float">
            <text:p>8233</text:p>
          </table:table-cell>
          <table:table-cell table:style-name="ce66" office:value-type="string" calcext:value-type="string">
            <text:p>高島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50" calcext:value-type="float">
            <text:p>1,950.0</text:p>
          </table:table-cell>
          <table:table-cell table:style-name="ce95" office:value-type="float" office:value="1956" calcext:value-type="float">
            <text:p>1,956.0</text:p>
          </table:table-cell>
          <table:table-cell table:style-name="ce69" table:formula="of:=[.D28]*([.F28]-[.E28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7" calcext:value-type="float">
            <text:p>8237</text:p>
          </table:table-cell>
          <table:table-cell table:style-name="ce66" office:value-type="string" calcext:value-type="string">
            <text:p>松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[.D29]*([.F29]-[.E2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42" calcext:value-type="float">
            <text:p>8242</text:p>
          </table:table-cell>
          <table:table-cell table:style-name="ce66" office:value-type="string" calcext:value-type="string">
            <text:p>エイチ・ツー・オーリテイリ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5" calcext:value-type="float">
            <text:p>1,585.0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30]*([.F30]-[.E30])" office:value-type="float" office:value="-2400" calcext:value-type="float">
            <text:p>-2,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01" calcext:value-type="float">
            <text:p>8601</text:p>
          </table:table-cell>
          <table:table-cell table:style-name="ce66" office:value-type="string" calcext:value-type="string">
            <text:p>大和証券Ｇ本社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6" calcext:value-type="float">
            <text:p>1,006.0</text:p>
          </table:table-cell>
          <table:table-cell table:style-name="ce95" office:value-type="float" office:value="1005" calcext:value-type="float">
            <text:p>1,005.0</text:p>
          </table:table-cell>
          <table:table-cell table:style-name="ce69" table:formula="of:=[.D31]*([.F31]-[.E31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98" calcext:value-type="float">
            <text:p>8698</text:p>
          </table:table-cell>
          <table:table-cell table:style-name="ce66" office:value-type="string" calcext:value-type="string">
            <text:p>マネックスＧ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15" calcext:value-type="float">
            <text:p>715.0</text:p>
          </table:table-cell>
          <table:table-cell table:style-name="ce95" office:value-type="float" office:value="690" calcext:value-type="float">
            <text:p>690.0</text:p>
          </table:table-cell>
          <table:table-cell table:style-name="ce69" table:formula="of:=[.D32]*([.F32]-[.E32])" office:value-type="float" office:value="-2500" calcext:value-type="float">
            <text:p>-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278" calcext:value-type="float">
            <text:p>9278</text:p>
          </table:table-cell>
          <table:table-cell table:style-name="ce66" office:value-type="string" calcext:value-type="string">
            <text:p>ブックオフＧ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69" table:formula="of:=[.D33]*([.F33]-[.E33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05" calcext:value-type="float">
            <text:p>9505</text:p>
          </table:table-cell>
          <table:table-cell table:style-name="ce66" office:value-type="string" calcext:value-type="string">
            <text:p>北陸電力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2" calcext:value-type="float">
            <text:p>742.0</text:p>
          </table:table-cell>
          <table:table-cell table:style-name="ce95" office:value-type="float" office:value="752" calcext:value-type="float">
            <text:p>752.0</text:p>
          </table:table-cell>
          <table:table-cell table:style-name="ce69" table:formula="of:=[.D34]*([.F34]-[.E34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31" calcext:value-type="float">
            <text:p>9531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41" calcext:value-type="float">
            <text:p>3,341.0</text:p>
          </table:table-cell>
          <table:table-cell table:style-name="ce95" office:value-type="float" office:value="3351" calcext:value-type="float">
            <text:p>3,351.0</text:p>
          </table:table-cell>
          <table:table-cell table:style-name="ce69" table:formula="of:=[.D35]*([.F35]-[.E3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1429" calcext:value-type="float">
            <text:p>1429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9" calcext:value-type="float">
            <text:p>949.0</text:p>
          </table:table-cell>
          <table:table-cell table:style-name="ce95" office:value-type="float" office:value="953" calcext:value-type="float">
            <text:p>953.0</text:p>
          </table:table-cell>
          <table:table-cell table:style-name="ce69" table:formula="of:=[.D36]*([.F36]-[.E36])" office:value-type="float" office:value="400" calcext:value-type="float">
            <text:p>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1712" calcext:value-type="float">
            <text:p>1712</text:p>
          </table:table-cell>
          <table:table-cell table:style-name="ce35" office:value-type="string" calcext:value-type="string">
            <text:p>ダイセキ環境ソリューション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28" calcext:value-type="float">
            <text:p>1,128.0</text:p>
          </table:table-cell>
          <table:table-cell table:style-name="ce41" office:value-type="float" office:value="1138" calcext:value-type="float">
            <text:p>1,138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150" calcext:value-type="float">
            <text:p>215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8.7" calcext:value-type="float">
            <text:p>908.7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38]*([.F38]-[.E38])" office:value-type="float" office:value="-70.0000000000046" calcext:value-type="float">
            <text:p>-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651" calcext:value-type="float">
            <text:p>2651</text:p>
          </table:table-cell>
          <table:table-cell table:style-name="ce66" office:value-type="string" calcext:value-type="string">
            <text:p>ローソ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0" calcext:value-type="float">
            <text:p>7,310.0</text:p>
          </table:table-cell>
          <table:table-cell table:style-name="ce95" office:value-type="float" office:value="7331" calcext:value-type="float">
            <text:p>7,331.0</text:p>
          </table:table-cell>
          <table:table-cell table:style-name="ce69" table:formula="of:=[.D39]*([.F39]-[.E39])" office:value-type="float" office:value="2100" calcext:value-type="float">
            <text:p>2,100</text:p>
          </table:table-cell>
          <table:table-cell table:style-name="ce108" table:number-columns-repeated="3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2" calcext:value-type="float">
            <text:p>2782</text:p>
          </table:table-cell>
          <table:table-cell table:style-name="ce35" office:value-type="string" calcext:value-type="string">
            <text:p>セリア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96" calcext:value-type="float">
            <text:p>2,596.0</text:p>
          </table:table-cell>
          <table:table-cell table:style-name="ce41" office:value-type="float" office:value="2602" calcext:value-type="float">
            <text:p>2,602.0</text:p>
          </table:table-cell>
          <table:table-cell table:style-name="ce69" table:formula="of:=[.D40]*([.F40]-[.E40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9" calcext:value-type="float">
            <text:p>2789</text:p>
          </table:table-cell>
          <table:table-cell table:style-name="ce35" office:value-type="string" calcext:value-type="string">
            <text:p>カルラ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91" calcext:value-type="float">
            <text:p>491.0</text:p>
          </table:table-cell>
          <table:table-cell table:style-name="ce41" office:value-type="float" office:value="501" calcext:value-type="float">
            <text:p>501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929" calcext:value-type="float">
            <text:p>2929</text:p>
          </table:table-cell>
          <table:table-cell table:style-name="ce35" office:value-type="string" calcext:value-type="string">
            <text:p>ファーマフ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40" calcext:value-type="float">
            <text:p>1,140.0</text:p>
          </table:table-cell>
          <table:table-cell table:style-name="ce41" office:value-type="float" office:value="1145" calcext:value-type="float">
            <text:p>1,145.0</text:p>
          </table:table-cell>
          <table:table-cell table:style-name="ce69" table:formula="of:=[.D42]*([.F42]-[.E42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046" calcext:value-type="float">
            <text:p>3046</text:p>
          </table:table-cell>
          <table:table-cell table:style-name="ce35" office:value-type="string" calcext:value-type="string">
            <text:p>ジンズホールディングス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680" calcext:value-type="float">
            <text:p>4,680.0</text:p>
          </table:table-cell>
          <table:table-cell table:style-name="ce41" office:value-type="float" office:value="4690" calcext:value-type="float">
            <text:p>4,69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2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10" calcext:value-type="float">
            <text:p>2,610.0</text:p>
          </table:table-cell>
          <table:table-cell table:style-name="ce95" office:value-type="float" office:value="2630" calcext:value-type="float">
            <text:p>2,630.0</text:p>
          </table:table-cell>
          <table:table-cell table:style-name="ce69" table:formula="of:=[.D44]*([.F44]-[.E44])" office:value-type="float" office:value="2000" calcext:value-type="float">
            <text:p>2,0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73" calcext:value-type="float">
            <text:p>2,173.0</text:p>
          </table:table-cell>
          <table:table-cell table:style-name="ce95" office:value-type="float" office:value="2183" calcext:value-type="float">
            <text:p>2,183.0</text:p>
          </table:table-cell>
          <table:table-cell table:style-name="ce69" table:formula="of:=[.D45]*([.F45]-[.E4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549" calcext:value-type="float">
            <text:p>3549</text:p>
          </table:table-cell>
          <table:table-cell table:style-name="ce35" office:value-type="string" calcext:value-type="string">
            <text:p>クスリのアオキＨＬＤＧＳ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3390" calcext:value-type="float">
            <text:p>3,390.0</text:p>
          </table:table-cell>
          <table:table-cell table:style-name="ce41" office:value-type="float" office:value="3400" calcext:value-type="float">
            <text:p>3,400.0</text:p>
          </table:table-cell>
          <table:table-cell table:style-name="ce69" table:formula="of:=[.D46]*([.F46]-[.E4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6055" calcext:value-type="float">
            <text:p>6055</text:p>
          </table:table-cell>
          <table:table-cell table:style-name="ce66" office:value-type="string" calcext:value-type="string">
            <text:p>ジャパンマテリア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28" calcext:value-type="float">
            <text:p>2,428.0</text:p>
          </table:table-cell>
          <table:table-cell table:style-name="ce95" office:value-type="float" office:value="2438" calcext:value-type="float">
            <text:p>2,438.0</text:p>
          </table:table-cell>
          <table:table-cell table:style-name="ce69" table:formula="of:=[.D47]*([.F47]-[.E4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7606" calcext:value-type="float">
            <text:p>7606</text:p>
          </table:table-cell>
          <table:table-cell table:style-name="ce35" office:value-type="string" calcext:value-type="string">
            <text:p>ユナイテッドアロ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867" calcext:value-type="float">
            <text:p>1,867.0</text:p>
          </table:table-cell>
          <table:table-cell table:style-name="ce41" office:value-type="float" office:value="1877" calcext:value-type="float">
            <text:p>1,877.0</text:p>
          </table:table-cell>
          <table:table-cell table:style-name="ce69" table:formula="of:=[.D48]*([.F48]-[.E4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7613" calcext:value-type="float">
            <text:p>7613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69" calcext:value-type="float">
            <text:p>1,469.0</text:p>
          </table:table-cell>
          <table:table-cell table:style-name="ce95" office:value-type="float" office:value="1474" calcext:value-type="float">
            <text:p>1,474.0</text:p>
          </table:table-cell>
          <table:table-cell table:style-name="ce69" table:formula="of:=[.D49]*([.F49]-[.E4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8771" calcext:value-type="float">
            <text:p>8771</text:p>
          </table:table-cell>
          <table:table-cell table:style-name="ce35" office:value-type="string" calcext:value-type="string">
            <text:p>イー・ギャランティ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020" calcext:value-type="float">
            <text:p>2,020.0</text:p>
          </table:table-cell>
          <table:table-cell table:style-name="ce41" office:value-type="float" office:value="2002" calcext:value-type="float">
            <text:p>2,002.0</text:p>
          </table:table-cell>
          <table:table-cell table:style-name="ce69" table:formula="of:=[.D50]*([.F50]-[.E50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9336" calcext:value-type="float">
            <text:p>9336</text:p>
          </table:table-cell>
          <table:table-cell table:style-name="ce35" office:value-type="string" calcext:value-type="string">
            <text:p>大栄環境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07" calcext:value-type="float">
            <text:p>2,507.0</text:p>
          </table:table-cell>
          <table:table-cell table:style-name="ce41" office:value-type="float" office:value="2517" calcext:value-type="float">
            <text:p>2,517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9880" calcext:value-type="float">
            <text:p>9880</text:p>
          </table:table-cell>
          <table:table-cell table:style-name="ce66" office:value-type="string" calcext:value-type="string">
            <text:p>イノテッ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43" calcext:value-type="float">
            <text:p>1,843.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69" table:formula="of:=[.D52]*([.F52]-[.E52])" office:value-type="float" office:value="-3900" calcext:value-type="float">
            <text:p>-3,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389" calcext:value-type="float">
            <text:p>2389</text:p>
          </table:table-cell>
          <table:table-cell table:style-name="ce66" office:value-type="string" calcext:value-type="string">
            <text:p>デジタル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6" calcext:value-type="float">
            <text:p>1,276.0</text:p>
          </table:table-cell>
          <table:table-cell table:style-name="ce69" table:formula="of:=[.D53]*([.F53]-[.E53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670" calcext:value-type="float">
            <text:p>2670</text:p>
          </table:table-cell>
          <table:table-cell table:style-name="ce66" office:value-type="string" calcext:value-type="string">
            <text:p>エービーシー・マー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71.5" calcext:value-type="float">
            <text:p>2,471.5</text:p>
          </table:table-cell>
          <table:table-cell table:style-name="ce95" office:value-type="float" office:value="2521.5" calcext:value-type="float">
            <text:p>2,521.5</text:p>
          </table:table-cell>
          <table:table-cell table:style-name="ce69" table:formula="of:=[.D54]*([.F54]-[.E54])" office:value-type="float" office:value="5000" calcext:value-type="float">
            <text:p>5,000</text:p>
          </table:table-cell>
          <table:table-cell table:style-name="ce108" table:number-columns-repeated="3"/>
          <table:table-cell table:style-name="ce67" office:value-type="string" calcext:value-type="string">
            <text:p>1月10日に決算発表の予定</text:p>
          </table:table-cell>
          <table:table-cell table:style-name="ce67" table:number-columns-repeated="16373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41" calcext:value-type="float">
            <text:p>3141</text:p>
          </table:table-cell>
          <table:table-cell table:style-name="ce66" office:value-type="string" calcext:value-type="string">
            <text:p>ウエルシア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84" calcext:value-type="float">
            <text:p>2,584.0</text:p>
          </table:table-cell>
          <table:table-cell table:style-name="ce95" office:value-type="float" office:value="2423" calcext:value-type="float">
            <text:p>2,423.0</text:p>
          </table:table-cell>
          <table:table-cell table:style-name="ce69" table:formula="of:=[.D55]*([.F55]-[.E55])" office:value-type="float" office:value="-16100" calcext:value-type="float">
            <text:p>-16,1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80" calcext:value-type="float">
            <text:p>2,480.0</text:p>
          </table:table-cell>
          <table:table-cell table:style-name="ce95" office:value-type="float" office:value="2490" calcext:value-type="float">
            <text:p>2,490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448.6" calcext:value-type="float">
            <text:p>3,448.6</text:p>
          </table:table-cell>
          <table:table-cell table:style-name="ce95" office:value-type="float" office:value="2289" calcext:value-type="float">
            <text:p>2,289.0</text:p>
          </table:table-cell>
          <table:table-cell table:style-name="ce69" table:formula="of:=[.D57]*([.F57]-[.E57])" office:value-type="float" office:value="-115960" calcext:value-type="float">
            <text:p>-115,96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07" calcext:value-type="float">
            <text:p>2,407.0</text:p>
          </table:table-cell>
          <table:table-cell table:style-name="ce95" office:value-type="float" office:value="2417" calcext:value-type="float">
            <text:p>2,417.0</text:p>
          </table:table-cell>
          <table:table-cell table:style-name="ce69" table:formula="of:=[.D58]*([.F58]-[.E58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414" calcext:value-type="float">
            <text:p>2,414.0</text:p>
          </table:table-cell>
          <table:table-cell table:style-name="ce69" table:formula="of:=[.D59]*([.F59]-[.E59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13" calcext:value-type="float">
            <text:p>2,313.0</text:p>
          </table:table-cell>
          <table:table-cell table:style-name="ce95" office:value-type="float" office:value="2346" calcext:value-type="float">
            <text:p>2,346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52.9" calcext:value-type="float">
            <text:p>2,352.9</text:p>
          </table:table-cell>
          <table:table-cell table:style-name="ce95" office:value-type="float" office:value="2353" calcext:value-type="float">
            <text:p>2,353.0</text:p>
          </table:table-cell>
          <table:table-cell table:style-name="ce69" table:formula="of:=[.D61]*([.F61]-[.E61])" office:value-type="float" office:value="9.99999999999091" calcext:value-type="float">
            <text:p>1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342" calcext:value-type="float">
            <text:p>2,342.0</text:p>
          </table:table-cell>
          <table:table-cell table:style-name="ce69" table:formula="of:=[.D62]*([.F62]-[.E62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97" calcext:value-type="float">
            <text:p>2,197.0</text:p>
          </table:table-cell>
          <table:table-cell table:style-name="ce95" office:value-type="float" office:value="2207" calcext:value-type="float">
            <text:p>2,207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00" calcext:value-type="float">
            <text:p>2,200.0</text:p>
          </table:table-cell>
          <table:table-cell table:style-name="ce95" office:value-type="float" office:value="2197.5" calcext:value-type="float">
            <text:p>2,197.5</text:p>
          </table:table-cell>
          <table:table-cell table:style-name="ce69" table:formula="of:=[.D64]*([.F64]-[.E64])" office:value-type="float" office:value="-250" calcext:value-type="float">
            <text:p>-2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7]*([.F67]-[.E67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27" calcext:value-type="float">
            <text:p>3,327.0</text:p>
          </table:table-cell>
          <table:table-cell table:style-name="ce95" office:value-type="float" office:value="3290" calcext:value-type="float">
            <text:p>3,290.0</text:p>
          </table:table-cell>
          <table:table-cell table:style-name="ce69" table:formula="of:=[.D68]*([.F68]-[.E68])" office:value-type="float" office:value="-3700" calcext:value-type="float">
            <text:p>-3,7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3" calcext:value-type="float">
            <text:p>2,443.0</text:p>
          </table:table-cell>
          <table:table-cell table:style-name="ce95" office:value-type="float" office:value="2453" calcext:value-type="float">
            <text:p>2,453.0</text:p>
          </table:table-cell>
          <table:table-cell table:style-name="ce69" table:formula="of:=[.D69]*([.F69]-[.E6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8" calcext:value-type="float">
            <text:p>2,448.0</text:p>
          </table:table-cell>
          <table:table-cell table:style-name="ce95" office:value-type="float" office:value="2419" calcext:value-type="float">
            <text:p>2,419.0</text:p>
          </table:table-cell>
          <table:table-cell table:style-name="ce69" table:formula="of:=[.D70]*([.F70]-[.E70])" office:value-type="float" office:value="-2900" calcext:value-type="float">
            <text:p>-2,9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732" calcext:value-type="float">
            <text:p>4732</text:p>
          </table:table-cell>
          <table:table-cell table:style-name="ce66" office:value-type="string" calcext:value-type="string">
            <text:p>ユー・エス・エ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54" calcext:value-type="float">
            <text:p>2,854.0</text:p>
          </table:table-cell>
          <table:table-cell table:style-name="ce95" office:value-type="float" office:value="2864" calcext:value-type="float">
            <text:p>2,864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6762" calcext:value-type="float">
            <text:p>6762</text:p>
          </table:table-cell>
          <table:table-cell table:style-name="ce66" office:value-type="string" calcext:value-type="string">
            <text:p>ＴＤ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724" calcext:value-type="float">
            <text:p>6,724.0</text:p>
          </table:table-cell>
          <table:table-cell table:style-name="ce95" office:value-type="float" office:value="6736" calcext:value-type="float">
            <text:p>6,736.0</text:p>
          </table:table-cell>
          <table:table-cell table:style-name="ce69" table:formula="of:=[.D72]*([.F72]-[.E72])" office:value-type="float" office:value="1200" calcext:value-type="float">
            <text:p>1,2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453" calcext:value-type="float">
            <text:p>7453</text:p>
          </table:table-cell>
          <table:table-cell table:style-name="ce66" office:value-type="string" calcext:value-type="string">
            <text:p>良品計画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37.5" calcext:value-type="float">
            <text:p>2,337.5</text:p>
          </table:table-cell>
          <table:table-cell table:style-name="ce95" office:value-type="float" office:value="2370" calcext:value-type="float">
            <text:p>2,370.0</text:p>
          </table:table-cell>
          <table:table-cell table:style-name="ce69" table:formula="of:=[.D73]*([.F73]-[.E73])" office:value-type="float" office:value="3250" calcext:value-type="float">
            <text:p>3,250</text:p>
          </table:table-cell>
          <table:table-cell table:style-name="ce108" table:number-columns-repeated="3"/>
          <table:table-cell table:style-name="ce67" office:value-type="string" calcext:value-type="string">
            <text:p>1月12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611" calcext:value-type="float">
            <text:p>7611</text:p>
          </table:table-cell>
          <table:table-cell table:style-name="ce66" office:value-type="string" calcext:value-type="string">
            <text:p>ハイデイ日高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29" calcext:value-type="float">
            <text:p>2,929.0</text:p>
          </table:table-cell>
          <table:table-cell table:style-name="ce95" office:value-type="float" office:value="2939" calcext:value-type="float">
            <text:p>2,939.0</text:p>
          </table:table-cell>
          <table:table-cell table:style-name="ce69" table:formula="of:=[.D74]*([.F74]-[.E74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8905" calcext:value-type="float">
            <text:p>8905</text:p>
          </table:table-cell>
          <table:table-cell table:style-name="ce66" office:value-type="string" calcext:value-type="string">
            <text:p>イオンモー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75]*([.F75]-[.E75])" office:value-type="float" office:value="1100" calcext:value-type="float">
            <text:p>1,100</text:p>
          </table:table-cell>
          <table:table-cell table:style-name="ce108" table:number-columns-repeated="3"/>
          <table:table-cell table:style-name="ce67" office:value-type="string" calcext:value-type="string">
            <text:p>1月11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9279" calcext:value-type="float">
            <text:p>9279</text:p>
          </table:table-cell>
          <table:table-cell table:style-name="ce66" office:value-type="string" calcext:value-type="string">
            <text:p>ギフト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60" calcext:value-type="float">
            <text:p>2,560.0</text:p>
          </table:table-cell>
          <table:table-cell table:style-name="ce95" office:value-type="float" office:value="2575" calcext:value-type="float">
            <text:p>2,575.0</text:p>
          </table:table-cell>
          <table:table-cell table:style-name="ce69" table:formula="of:=[.D76]*([.F76]-[.E76])" office:value-type="float" office:value="1500" calcext:value-type="float">
            <text:p>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2">
          <table:table-cell table:style-name="ce33" office:value-type="date" office:date-value="2024-01-11" calcext:value-type="date">
            <text:p>2024/01/11</text:p>
          </table:table-cell>
          <table:table-cell table:style-name="ce67" office:value-type="float" office:value="3382" calcext:value-type="float">
            <text:p>3382</text:p>
          </table:table-cell>
          <table:table-cell table:style-name="ce66" office:value-type="string" calcext:value-type="string">
            <text:p>セブン＆アイ・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723" calcext:value-type="float">
            <text:p>5,723.0</text:p>
          </table:table-cell>
          <table:table-cell table:style-name="ce95" office:value-type="float" office:value="5823" calcext:value-type="float">
            <text:p>5,823.0</text:p>
          </table:table-cell>
          <table:table-cell table:style-name="ce69" table:formula="of:=[.D77]*([.F77]-[.E77])" office:value-type="float" office:value="10000" calcext:value-type="float">
            <text:p>10,000</text:p>
          </table:table-cell>
          <table:table-cell table:style-name="ce108" table:number-columns-repeated="3"/>
          <table:table-cell table:style-name="ce67" office:value-type="string" calcext:value-type="string">
            <text:p>1月11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1" calcext:value-type="date">
            <text:p>2024/01/11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700" calcext:value-type="float">
            <text:p>26,700.0</text:p>
          </table:table-cell>
          <table:table-cell table:style-name="ce95" office:value-type="float" office:value="26800" calcext:value-type="float">
            <text:p>26,800.0</text:p>
          </table:table-cell>
          <table:table-cell table:style-name="ce69" table:formula="of:=[.D78]*([.F78]-[.E78])" office:value-type="float" office:value="10000" calcext:value-type="float">
            <text:p>10,0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2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4443" calcext:value-type="float">
            <text:p>4443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42" calcext:value-type="float">
            <text:p>1,442.0</text:p>
          </table:table-cell>
          <table:table-cell table:style-name="ce95" office:value-type="float" office:value="1494" calcext:value-type="float">
            <text:p>1,494.0</text:p>
          </table:table-cell>
          <table:table-cell table:style-name="ce69" table:formula="of:=[.D79]*([.F79]-[.E79])" office:value-type="float" office:value="5200" calcext:value-type="float">
            <text:p>5,200</text:p>
          </table:table-cell>
          <table:table-cell table:style-name="ce108" table:number-columns-repeated="3"/>
          <table:table-cell table:style-name="ce67" office:value-type="string" calcext:value-type="string">
            <text:p>1月12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580" calcext:value-type="float">
            <text:p>26,580.0</text:p>
          </table:table-cell>
          <table:table-cell table:style-name="ce95" office:value-type="float" office:value="26680" calcext:value-type="float">
            <text:p>26,680.0</text:p>
          </table:table-cell>
          <table:table-cell table:style-name="ce69" table:formula="of:=[.D80]*([.F80]-[.E80])" office:value-type="float" office:value="10000" calcext:value-type="float">
            <text:p>10,00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684" calcext:value-type="float">
            <text:p>26,684.0</text:p>
          </table:table-cell>
          <table:table-cell table:style-name="ce95" office:value-type="float" office:value="26735" calcext:value-type="float">
            <text:p>26,735.0</text:p>
          </table:table-cell>
          <table:table-cell table:style-name="ce69" table:formula="of:=[.D81]*([.F81]-[.E81])" office:value-type="float" office:value="5100" calcext:value-type="float">
            <text:p>5,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20" calcext:value-type="float">
            <text:p>26,420.0</text:p>
          </table:table-cell>
          <table:table-cell table:style-name="ce95" office:value-type="float" office:value="26525" calcext:value-type="float">
            <text:p>26,525.0</text:p>
          </table:table-cell>
          <table:table-cell table:style-name="ce69" table:formula="of:=[.D82]*([.F82]-[.E82])" office:value-type="float" office:value="10500" calcext:value-type="float">
            <text:p>10,5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10" office:value-type="date" office:date-value="2024-01-15" calcext:value-type="date">
            <text:p>2024/01/15</text:p>
          </table:table-cell>
          <table:table-cell office:value-type="float" office:value="4443" calcext:value-type="float">
            <text:p>4443</text:p>
          </table:table-cell>
          <table:table-cell office:value-type="string" calcext:value-type="string">
            <text:p>Ｓａｎｓａｎ</text:p>
          </table:table-cell>
          <table:table-cell office:value-type="float" office:value="100" calcext:value-type="float">
            <text:p>100</text:p>
          </table:table-cell>
          <table:table-cell office:value-type="float" office:value="1366" calcext:value-type="float">
            <text:p>1,366.0</text:p>
          </table:table-cell>
          <table:table-cell office:value-type="float" office:value="1410" calcext:value-type="float">
            <text:p>1,410.0</text:p>
          </table:table-cell>
          <table:table-cell table:style-name="ce69" table:formula="of:=[.D83]*([.F83]-[.E83])" office:value-type="float" office:value="4400" calcext:value-type="float">
            <text:p>4,400</text:p>
          </table:table-cell>
          <table:table-cell table:number-columns-repeated="16377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290" calcext:value-type="float">
            <text:p>26,290.0</text:p>
          </table:table-cell>
          <table:table-cell table:style-name="ce95" office:value-type="float" office:value="26390" calcext:value-type="float">
            <text:p>26,390.0</text:p>
          </table:table-cell>
          <table:table-cell table:style-name="ce69" table:formula="of:=[.D84]*([.F84]-[.E84])" office:value-type="float" office:value="10000" calcext:value-type="float">
            <text:p>10,0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46" calcext:value-type="float">
            <text:p>26,446.0</text:p>
          </table:table-cell>
          <table:table-cell table:style-name="ce95" office:value-type="float" office:value="26265.6" calcext:value-type="float">
            <text:p>26,265.6</text:p>
          </table:table-cell>
          <table:table-cell table:style-name="ce69" table:formula="of:=[.D85]*([.F85]-[.E85])" office:value-type="float" office:value="-18040.0000000001" calcext:value-type="float">
            <text:p>-18,04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81.8" calcext:value-type="float">
            <text:p>26,481.8</text:p>
          </table:table-cell>
          <table:table-cell table:style-name="ce95" office:value-type="float" office:value="26475" calcext:value-type="float">
            <text:p>26,475.0</text:p>
          </table:table-cell>
          <table:table-cell table:style-name="ce69" table:formula="of:=[.D86]*([.F86]-[.E86])" office:value-type="float" office:value="-679.999999999927" calcext:value-type="float">
            <text:p>-680</text:p>
          </table:table-cell>
          <table:table-cell table:style-name="ce108" office:value-type="string" calcext:value-type="string">
            <text:p>○</text:p>
          </table:table-cell>
          <table:table-cell table:style-name="ce67"/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00" calcext:value-type="float">
            <text:p>26,400.0</text:p>
          </table:table-cell>
          <table:table-cell table:style-name="ce95" office:value-type="float" office:value="26435.4" calcext:value-type="float">
            <text:p>26,435.4</text:p>
          </table:table-cell>
          <table:table-cell table:style-name="ce69" table:formula="of:=[.D87]*([.F87]-[.E87])" office:value-type="float" office:value="3540.00000000015" calcext:value-type="float">
            <text:p>3,54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383.7" calcext:value-type="float">
            <text:p>26,383.7</text:p>
          </table:table-cell>
          <table:table-cell table:style-name="ce95" office:value-type="float" office:value="26335" calcext:value-type="float">
            <text:p>26,335.0</text:p>
          </table:table-cell>
          <table:table-cell table:style-name="ce69" table:formula="of:=[.D88]*([.F88]-[.E88])" office:value-type="float" office:value="-4870.00000000007" calcext:value-type="float">
            <text:p>-4,8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313.6" calcext:value-type="float">
            <text:p>26,313.6</text:p>
          </table:table-cell>
          <table:table-cell table:style-name="ce95" office:value-type="float" office:value="26315" calcext:value-type="float">
            <text:p>26,315.0</text:p>
          </table:table-cell>
          <table:table-cell table:style-name="ce69" table:formula="of:=[.D89]*([.F89]-[.E89])" office:value-type="float" office:value="140.000000000146" calcext:value-type="float">
            <text:p>14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200" calcext:value-type="float">
            <text:p>26,200.0</text:p>
          </table:table-cell>
          <table:table-cell table:style-name="ce95" office:value-type="float" office:value="26300" calcext:value-type="float">
            <text:p>26,300.0</text:p>
          </table:table-cell>
          <table:table-cell table:style-name="ce69" table:formula="of:=[.D90]*([.F90]-[.E90])" office:value-type="float" office:value="10000" calcext:value-type="float">
            <text:p>10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272.5" calcext:value-type="float">
            <text:p>26,272.5</text:p>
          </table:table-cell>
          <table:table-cell table:style-name="ce95" office:value-type="float" office:value="26245" calcext:value-type="float">
            <text:p>26,245.0</text:p>
          </table:table-cell>
          <table:table-cell table:style-name="ce69" table:formula="of:=[.D91]*([.F91]-[.E91])" office:value-type="float" office:value="-2750" calcext:value-type="float">
            <text:p>-2,7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table:style-name="ce113" office:value-type="float" office:value="8306" calcext:value-type="float">
            <text:p>8306</text:p>
          </table:table-cell>
          <table:table-cell table:style-name="ce111" office:value-type="string" calcext:value-type="string">
            <text:p>三菱ＵＦＪフィナンシャルＧ</text:p>
          </table:table-cell>
          <table:table-cell office:value-type="float" office:value="100" calcext:value-type="float">
            <text:p>100</text:p>
          </table:table-cell>
          <table:table-cell table:style-name="ce115" office:value-type="float" office:value="1212" calcext:value-type="float">
            <text:p>1,212.0</text:p>
          </table:table-cell>
          <table:table-cell table:style-name="ce115"/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104848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5" table:style-name="ta1">
        <table:shapes>
          <draw:frame draw:z-index="0" draw:name="https://member.rakuten-sec.co.jp/member/images/btn-up-02.gif" draw:style-name="gr1" draw:text-style-name="P1" svg:width="0.422cm" svg:height="0.422cm" svg:x="2.258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1" draw:name="https://member.rakuten-sec.co.jp/member/images/btn-down-02.gif" draw:style-name="gr1" draw:text-style-name="P1" svg:width="0.422cm" svg:height="0.422cm" svg:x="2.258cm" svg:y="0.423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2" draw:name="https://member.rakuten-sec.co.jp/member/images/btn-up-02.gif" draw:style-name="gr1" draw:text-style-name="P1" svg:width="0.422cm" svg:height="0.422cm" svg:x="13.547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3" draw:name="https://member.rakuten-sec.co.jp/member/images/btn-down-02.gif" draw:style-name="gr1" draw:text-style-name="P1" svg:width="0.422cm" svg:height="0.422cm" svg:x="13.97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4" draw:name="https://member.rakuten-sec.co.jp/member/images/btn-up-02.gif" draw:style-name="gr1" draw:text-style-name="P1" svg:width="0.422cm" svg:height="0.422cm" svg:x="20.32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5" draw:name="https://member.rakuten-sec.co.jp/member/images/btn-down-02.gif" draw:style-name="gr1" draw:text-style-name="P1" svg:width="0.422cm" svg:height="0.422cm" svg:x="20.743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6" draw:name="https://member.rakuten-sec.co.jp/member/images/btn-order-02.gif" draw:style-name="gr1" draw:text-style-name="P1" svg:width="0.925cm" svg:height="0.396cm" svg:x="0cm" svg:y="0.45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7" draw:name="https://member.rakuten-sec.co.jp/member/images/icon-closing-calendar-small.png" draw:style-name="gr1" draw:text-style-name="P1" svg:width="0.422cm" svg:height="0.422cm" svg:x="11.289cm" svg:y="0.45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8" draw:name="https://member.rakuten-sec.co.jp/member/images/btn-order-02.gif" draw:style-name="gr1" draw:text-style-name="P1" svg:width="0.925cm" svg:height="0.396cm" svg:x="0cm" svg:y="0.90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9" draw:name="https://member.rakuten-sec.co.jp/member/images/icon-closing-calendar-small.png" draw:style-name="gr1" draw:text-style-name="P1" svg:width="0.422cm" svg:height="0.422cm" svg:x="11.289cm" svg:y="0.903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0" draw:name="https://member.rakuten-sec.co.jp/member/images/btn-order-02.gif" draw:style-name="gr1" draw:text-style-name="P1" svg:width="0.925cm" svg:height="0.396cm" svg:x="0cm" svg:y="1.35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1" draw:name="https://member.rakuten-sec.co.jp/member/images/btn-order-02.gif" draw:style-name="gr1" draw:text-style-name="P1" svg:width="0.925cm" svg:height="0.396cm" svg:x="0cm" svg:y="1.80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2" draw:name="https://member.rakuten-sec.co.jp/member/images/icon-closing-calendar-small.png" draw:style-name="gr1" draw:text-style-name="P1" svg:width="0.422cm" svg:height="0.422cm" svg:x="11.289cm" svg:y="1.80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3" draw:name="https://member.rakuten-sec.co.jp/member/images/btn-order-02.gif" draw:style-name="gr1" draw:text-style-name="P1" svg:width="0.925cm" svg:height="0.396cm" svg:x="0cm" svg:y="2.2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4" draw:name="https://member.rakuten-sec.co.jp/member/images/btn-order-02.gif" draw:style-name="gr1" draw:text-style-name="P1" svg:width="0.925cm" svg:height="0.396cm" svg:x="0cm" svg:y="2.70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5" draw:name="https://member.rakuten-sec.co.jp/member/images/btn-order-02.gif" draw:style-name="gr1" draw:text-style-name="P1" svg:width="0.925cm" svg:height="0.396cm" svg:x="0cm" svg:y="3.16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6" draw:name="https://member.rakuten-sec.co.jp/member/images/icon-closing-calendar-small.png" draw:style-name="gr1" draw:text-style-name="P1" svg:width="0.422cm" svg:height="0.422cm" svg:x="11.289cm" svg:y="3.16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7" draw:name="https://member.rakuten-sec.co.jp/member/images/btn-order-02.gif" draw:style-name="gr1" draw:text-style-name="P1" svg:width="0.925cm" svg:height="0.396cm" svg:x="0cm" svg:y="3.61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8" draw:name="https://member.rakuten-sec.co.jp/member/images/btn-order-02.gif" draw:style-name="gr1" draw:text-style-name="P1" svg:width="0.925cm" svg:height="0.396cm" svg:x="0cm" svg:y="4.06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9" draw:name="https://member.rakuten-sec.co.jp/member/images/icon-closing-calendar-small.png" draw:style-name="gr1" draw:text-style-name="P1" svg:width="0.422cm" svg:height="0.422cm" svg:x="11.289cm" svg:y="4.06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0" draw:name="https://member.rakuten-sec.co.jp/member/images/btn-order-02.gif" draw:style-name="gr1" draw:text-style-name="P1" svg:width="0.925cm" svg:height="0.396cm" svg:x="0cm" svg:y="4.51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1" draw:name="https://member.rakuten-sec.co.jp/member/images/icon-closing-calendar-small.png" draw:style-name="gr1" draw:text-style-name="P1" svg:width="0.422cm" svg:height="0.422cm" svg:x="11.289cm" svg:y="4.51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2" draw:name="https://member.rakuten-sec.co.jp/member/images/btn-order-02.gif" draw:style-name="gr1" draw:text-style-name="P1" svg:width="0.925cm" svg:height="0.396cm" svg:x="0cm" svg:y="4.96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3" draw:name="https://member.rakuten-sec.co.jp/member/images/btn-order-02.gif" draw:style-name="gr1" draw:text-style-name="P1" svg:width="0.925cm" svg:height="0.396cm" svg:x="0cm" svg:y="5.41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4" draw:name="https://member.rakuten-sec.co.jp/member/images/btn-order-02.gif" draw:style-name="gr1" draw:text-style-name="P1" svg:width="0.925cm" svg:height="0.396cm" svg:x="0cm" svg:y="5.8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5" draw:name="https://member.rakuten-sec.co.jp/member/images/btn-order-02.gif" draw:style-name="gr1" draw:text-style-name="P1" svg:width="0.925cm" svg:height="0.396cm" svg:x="0cm" svg:y="6.32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6" draw:name="https://member.rakuten-sec.co.jp/member/images/btn-order-02.gif" draw:style-name="gr1" draw:text-style-name="P1" svg:width="0.925cm" svg:height="0.396cm" svg:x="0cm" svg:y="6.77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7" draw:name="https://member.rakuten-sec.co.jp/member/images/btn-order-02.gif" draw:style-name="gr1" draw:text-style-name="P1" svg:width="0.925cm" svg:height="0.396cm" svg:x="0cm" svg:y="7.22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8" draw:name="https://member.rakuten-sec.co.jp/member/images/icon-closing-calendar-small.png" draw:style-name="gr1" draw:text-style-name="P1" svg:width="0.422cm" svg:height="0.422cm" svg:x="11.289cm" svg:y="7.22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9" draw:name="https://member.rakuten-sec.co.jp/member/images/btn-order-02.gif" draw:style-name="gr1" draw:text-style-name="P1" svg:width="0.925cm" svg:height="0.396cm" svg:x="0cm" svg:y="7.67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0" draw:name="https://member.rakuten-sec.co.jp/member/images/btn-order-02.gif" draw:style-name="gr1" draw:text-style-name="P1" svg:width="0.925cm" svg:height="0.396cm" svg:x="0cm" svg:y="8.12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1" draw:name="https://member.rakuten-sec.co.jp/member/images/icon-closing-calendar-small.png" draw:style-name="gr1" draw:text-style-name="P1" svg:width="0.422cm" svg:height="0.422cm" svg:x="11.289cm" svg:y="8.128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2" draw:name="https://member.rakuten-sec.co.jp/member/images/btn-order-02.gif" draw:style-name="gr1" draw:text-style-name="P1" svg:width="0.925cm" svg:height="0.396cm" svg:x="0cm" svg:y="8.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3" draw:name="https://member.rakuten-sec.co.jp/member/images/icon-ca-small.png" draw:style-name="gr1" draw:text-style-name="P1" svg:width="0.422cm" svg:height="0.422cm" svg:x="6.773cm" svg:y="8.58cm">
            <draw:image xlink:href="https://member.rakuten-sec.co.jp/member/images/icon-ca-small.png" xlink:type="simple" xlink:show="embed" xlink:actuate="onLoad" draw:mime-type="image/png">
              <text:p/>
            </draw:image>
          </draw:frame>
          <draw:frame draw:z-index="34" draw:name="https://member.rakuten-sec.co.jp/member/images/btn-order-02.gif" draw:style-name="gr1" draw:text-style-name="P1" svg:width="0.925cm" svg:height="0.396cm" svg:x="0cm" svg:y="9.03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5" draw:name="https://member.rakuten-sec.co.jp/member/images/icon-closing-calendar-small.png" draw:style-name="gr1" draw:text-style-name="P1" svg:width="0.422cm" svg:height="0.422cm" svg:x="11.289cm" svg:y="9.03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6" draw:name="https://member.rakuten-sec.co.jp/member/images/btn-order-02.gif" draw:style-name="gr1" draw:text-style-name="P1" svg:width="0.925cm" svg:height="0.396cm" svg:x="0cm" svg:y="9.48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7" draw:name="https://member.rakuten-sec.co.jp/member/images/btn-order-02.gif" draw:style-name="gr1" draw:text-style-name="P1" svg:width="0.925cm" svg:height="0.396cm" svg:x="0cm" svg:y="9.93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8" draw:name="https://member.rakuten-sec.co.jp/member/images/btn-order-02.gif" draw:style-name="gr1" draw:text-style-name="P1" svg:width="0.925cm" svg:height="0.396cm" svg:x="0cm" svg:y="10.38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9" draw:name="https://member.rakuten-sec.co.jp/member/images/btn-order-02.gif" draw:style-name="gr1" draw:text-style-name="P1" svg:width="0.925cm" svg:height="0.396cm" svg:x="0cm" svg:y="10.83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0" draw:name="https://member.rakuten-sec.co.jp/member/images/icon-closing-calendar-small.png" draw:style-name="gr1" draw:text-style-name="P1" svg:width="0.422cm" svg:height="0.422cm" svg:x="11.289cm" svg:y="10.837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1" draw:name="https://member.rakuten-sec.co.jp/member/images/btn-order-02.gif" draw:style-name="gr1" draw:text-style-name="P1" svg:width="0.925cm" svg:height="0.396cm" svg:x="0cm" svg:y="11.28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2" draw:name="https://member.rakuten-sec.co.jp/member/images/btn-order-02.gif" draw:style-name="gr1" draw:text-style-name="P1" svg:width="0.925cm" svg:height="0.396cm" svg:x="0cm" svg:y="11.7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3" draw:name="https://member.rakuten-sec.co.jp/member/images/btn-order-02.gif" draw:style-name="gr1" draw:text-style-name="P1" svg:width="0.925cm" svg:height="0.396cm" svg:x="0cm" svg:y="12.19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4" draw:name="https://member.rakuten-sec.co.jp/member/images/icon-closing-calendar-small.png" draw:style-name="gr1" draw:text-style-name="P1" svg:width="0.422cm" svg:height="0.422cm" svg:x="11.289cm" svg:y="12.19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5" draw:name="https://member.rakuten-sec.co.jp/member/images/btn-order-02.gif" draw:style-name="gr1" draw:text-style-name="P1" svg:width="0.925cm" svg:height="0.396cm" svg:x="0cm" svg:y="12.64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6" draw:name="https://member.rakuten-sec.co.jp/member/images/icon-closing-calendar-small.png" draw:style-name="gr1" draw:text-style-name="P1" svg:width="0.422cm" svg:height="0.422cm" svg:x="11.289cm" svg:y="12.64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7" draw:name="https://member.rakuten-sec.co.jp/member/images/btn-order-02.gif" draw:style-name="gr1" draw:text-style-name="P1" svg:width="0.925cm" svg:height="0.396cm" svg:x="0cm" svg:y="13.09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8" draw:name="https://member.rakuten-sec.co.jp/member/images/icon-closing-calendar-small.png" draw:style-name="gr1" draw:text-style-name="P1" svg:width="0.422cm" svg:height="0.422cm" svg:x="11.289cm" svg:y="13.09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9" draw:name="https://member.rakuten-sec.co.jp/member/images/btn-order-02.gif" draw:style-name="gr1" draw:text-style-name="P1" svg:width="0.925cm" svg:height="0.396cm" svg:x="0cm" svg:y="13.547cm">
            <draw:image xlink:href="https://member.rakuten-sec.co.jp/member/images/btn-order-02.gif" xlink:type="simple" xlink:show="embed" xlink:actuate="onLoad" draw:mime-type="image/gif">
              <text:p/>
            </draw:image>
          </draw:frame>
        </table:shapes>
        <table:table-column table:style-name="co1" table:default-cell-style-name="ce61"/>
        <table:table-column table:style-name="co1" table:default-cell-style-name="ce51"/>
        <table:table-column table:style-name="co1" table:default-cell-style-name="ce61"/>
        <table:table-column table:style-name="co1" table:default-cell-style-name="ce62"/>
        <table:table-column table:style-name="co1" table:default-cell-style-name="Default"/>
        <table:table-column table:style-name="co1" table:default-cell-style-name="ce62"/>
        <table:table-column table:style-name="co1" table:default-cell-style-name="Default"/>
        <table:table-column table:style-name="co1" table:default-cell-style-name="ce51"/>
        <table:table-column table:style-name="co1" table:default-cell-style-name="ce52"/>
        <table:table-column table:style-name="co1" table:default-cell-style-name="ce71"/>
        <table:table-column table:style-name="co1" table:default-cell-style-name="ce52"/>
        <table:table-column table:style-name="co1" table:default-cell-style-name="ce60"/>
        <table:table-column table:style-name="co1" table:number-columns-repeated="94" table:default-cell-style-name="Default"/>
        <table:table-row table:style-name="ro3">
          <table:table-cell table:style-name="ce60" office:value-type="string" calcext:value-type="string">
            <text:p>注文</text:p>
          </table:table-cell>
          <table:table-cell table:style-name="ce63" office:value-type="string" calcext:value-type="string">
            <text:p>銘柄</text:p>
            <text:p>コード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table-cell table:style-name="ce60" office:value-type="string" calcext:value-type="string" table:number-columns-spanned="2" table:number-rows-spanned="1">
            <text:p>銘柄名</text:p>
          </table:table-cell>
          <table:covered-table-cell table:style-name="Default"/>
          <table:table-cell table:style-name="ce60" office:value-type="string" calcext:value-type="string" table:number-columns-spanned="2" table:number-rows-spanned="1">
            <text:p>市場</text:p>
          </table:table-cell>
          <table:covered-table-cell table:style-name="Default"/>
          <table:table-cell table:style-name="ce63" office:value-type="string" calcext:value-type="string" table:number-columns-spanned="3" table:number-rows-spanned="1">
            <text:p>現在値［円］</text:p>
            <text:p>更新時刻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number-columns-repeated="2" table:style-name="Default"/>
          <table:table-cell table:style-name="ce63" office:value-type="string" calcext:value-type="string" table:number-columns-spanned="2" table:number-rows-spanned="1">
            <text:p>前日比［円］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style-name="Default"/>
          <table:table-cell office:value-type="string" calcext:value-type="string">
            <text:p>出来高</text:p>
          </table:table-cell>
          <table:table-cell table:style-name="ce63" office:value-type="string" calcext:value-type="string">
            <text:p>アラート条件1</text:p>
          </table:table-cell>
          <table:table-cell table:style-name="ce63" office:value-type="string" calcext:value-type="string">
            <text:p>アラート条件2</text:p>
          </table:table-cell>
          <table:table-cell table:style-name="ce60" office:value-type="string" calcext:value-type="string">
            <text:p>比較</text:p>
          </table:table-cell>
          <table:table-cell table:number-columns-repeated="9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712&amp;marketCd=1&amp;searchType=0&amp;gmn=J&amp;smn=01&amp;lmn=01&amp;fmn=06" xlink:type="simple">ダイセキ環境ソリューション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13.0 ↑</text:p>
          </table:table-cell>
          <table:table-cell office:value-type="string" calcext:value-type="string">
            <text:p>15: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 table:number-columns-spanned="4" table:number-rows-spanned="1">
            <text:p>0.00 %</text:p>
          </table:table-cell>
          <table:covered-table-cell table:number-columns-repeated="3"/>
          <table:table-cell table:style-name="ce52" office:value-type="string" calcext:value-type="string">
            <text:p>72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997&amp;marketCd=1&amp;searchType=0&amp;gmn=J&amp;smn=01&amp;lmn=01&amp;fmn=06" xlink:type="simple">暁飯島工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561.0 ↓</text:p>
          </table:table-cell>
          <table:table-cell office:value-type="string" calcext:value-type="string">
            <text:p>15:00</text:p>
          </table:table-cell>
          <table:table-cell office:value-type="float" office:value="86" calcext:value-type="float">
            <text:p>86</text:p>
          </table:table-cell>
          <table:table-cell table:style-name="ce71" office:value-type="string" calcext:value-type="string" table:number-columns-spanned="7" table:number-rows-spanned="1">
            <text:p>+5.83 %</text:p>
          </table:table-cell>
          <table:covered-table-cell table:number-columns-repeated="6"/>
          <table:table-cell table:style-name="ce52" office:value-type="string" calcext:value-type="string">
            <text:p>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432&amp;marketCd=1&amp;searchType=0&amp;gmn=J&amp;smn=01&amp;lmn=01&amp;fmn=06" xlink:type="simple">ディー・エヌ・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385.0 ↓</text:p>
          </table:table-cell>
          <table:table-cell office:value-type="string" calcext:value-type="string">
            <text:p>15:00</text:p>
          </table:table-cell>
          <table:table-cell office:value-type="float" office:value="-11.5" calcext:value-type="float">
            <text:p>-11.5</text:p>
          </table:table-cell>
          <table:table-cell table:style-name="ce71" office:value-type="string" calcext:value-type="string" table:number-columns-spanned="10" table:number-rows-spanned="1">
            <text:p>-0.82 %</text:p>
          </table:table-cell>
          <table:covered-table-cell table:number-columns-repeated="9"/>
          <table:table-cell table:style-name="ce52" office:value-type="string" calcext:value-type="string">
            <text:p>36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659&amp;marketCd=1&amp;searchType=0&amp;gmn=J&amp;smn=01&amp;lmn=01&amp;fmn=06" xlink:type="simple">サンエ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15.0 ↓</text:p>
          </table:table-cell>
          <table:table-cell office:value-type="string" calcext:value-type="string">
            <text:p>15:00</text:p>
          </table:table-cell>
          <table:table-cell office:value-type="float" office:value="25" calcext:value-type="float">
            <text:p>25</text:p>
          </table:table-cell>
          <table:table-cell table:style-name="ce71" office:value-type="string" calcext:value-type="string" table:number-columns-spanned="13" table:number-rows-spanned="1">
            <text:p>+0.54 %</text:p>
          </table:table-cell>
          <table:covered-table-cell table:number-columns-repeated="12"/>
          <table:table-cell table:style-name="ce52" office:value-type="string" calcext:value-type="string">
            <text:p>151,3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02&amp;marketCd=1&amp;searchType=0&amp;gmn=J&amp;smn=01&amp;lmn=01&amp;fmn=06" xlink:type="simple">日本マクドナルドＨＬＤＧ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,160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1" office:value-type="string" calcext:value-type="string" table:number-columns-spanned="16" table:number-rows-spanned="1">
            <text:p>+0.49 %</text:p>
          </table:table-cell>
          <table:covered-table-cell table:number-columns-repeated="15"/>
          <table:table-cell table:style-name="ce52" office:value-type="string" calcext:value-type="string">
            <text:p>359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2&amp;marketCd=1&amp;searchType=0&amp;gmn=J&amp;smn=01&amp;lmn=01&amp;fmn=06" xlink:type="simple">セリア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75.0 ↓</text:p>
          </table:table-cell>
          <table:table-cell office:value-type="string" calcext:value-type="string">
            <text:p>15:00</text:p>
          </table:table-cell>
          <table:table-cell office:value-type="float" office:value="-97" calcext:value-type="float">
            <text:p>-97</text:p>
          </table:table-cell>
          <table:table-cell table:style-name="ce71" office:value-type="string" calcext:value-type="string" table:number-columns-spanned="19" table:number-rows-spanned="1">
            <text:p>-3.77 %</text:p>
          </table:table-cell>
          <table:covered-table-cell table:number-columns-repeated="18"/>
          <table:table-cell table:style-name="ce52" office:value-type="string" calcext:value-type="string">
            <text:p>609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9&amp;marketCd=1&amp;searchType=0&amp;gmn=J&amp;smn=01&amp;lmn=01&amp;fmn=06" xlink:type="simple">カルラ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34.0 ↓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1" office:value-type="string" calcext:value-type="string" table:number-columns-spanned="22" table:number-rows-spanned="1">
            <text:p>+5.95 %</text:p>
          </table:table-cell>
          <table:covered-table-cell table:number-columns-repeated="21"/>
          <table:table-cell table:style-name="ce52" office:value-type="string" calcext:value-type="string">
            <text:p>166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929&amp;marketCd=1&amp;searchType=0&amp;gmn=J&amp;smn=01&amp;lmn=01&amp;fmn=06" xlink:type="simple">ファーマフ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09.0 ↓</text:p>
          </table:table-cell>
          <table:table-cell office:value-type="string" calcext:value-type="string">
            <text:p>15:00</text:p>
          </table:table-cell>
          <table:table-cell office:value-type="float" office:value="-24" calcext:value-type="float">
            <text:p>-24</text:p>
          </table:table-cell>
          <table:table-cell table:style-name="ce71" office:value-type="string" calcext:value-type="string" table:number-columns-spanned="25" table:number-rows-spanned="1">
            <text:p>-2.32 %</text:p>
          </table:table-cell>
          <table:covered-table-cell table:number-columns-repeated="24"/>
          <table:table-cell table:style-name="ce52" office:value-type="string" calcext:value-type="string">
            <text:p>35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046&amp;marketCd=1&amp;searchType=0&amp;gmn=J&amp;smn=01&amp;lmn=01&amp;fmn=06" xlink:type="simple">ジンズ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20.0 ↓</text:p>
          </table:table-cell>
          <table:table-cell office:value-type="string" calcext:value-type="string">
            <text:p>15:00</text:p>
          </table:table-cell>
          <table:table-cell office:value-type="float" office:value="-75" calcext:value-type="float">
            <text:p>-75</text:p>
          </table:table-cell>
          <table:table-cell table:style-name="ce71" office:value-type="string" calcext:value-type="string" table:number-columns-spanned="28" table:number-rows-spanned="1">
            <text:p>-1.60 %</text:p>
          </table:table-cell>
          <table:covered-table-cell table:number-columns-repeated="27"/>
          <table:table-cell table:style-name="ce52" office:value-type="string" calcext:value-type="string">
            <text:p>18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377&amp;marketCd=1&amp;searchType=0&amp;gmn=J&amp;smn=01&amp;lmn=01&amp;fmn=06" xlink:type="simple">バイク王＆カンパニ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00.0 ↓</text:p>
          </table:table-cell>
          <table:table-cell office:value-type="string" calcext:value-type="string">
            <text:p>15:00</text:p>
          </table:table-cell>
          <table:table-cell office:value-type="float" office:value="17" calcext:value-type="float">
            <text:p>17</text:p>
          </table:table-cell>
          <table:table-cell table:style-name="ce71" office:value-type="string" calcext:value-type="string" table:number-columns-spanned="31" table:number-rows-spanned="1">
            <text:p>+2.92 %</text:p>
          </table:table-cell>
          <table:covered-table-cell table:number-columns-repeated="30"/>
          <table:table-cell table:style-name="ce52" office:value-type="string" calcext:value-type="string">
            <text:p>75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0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415&amp;marketCd=1&amp;searchType=0&amp;gmn=J&amp;smn=01&amp;lmn=01&amp;fmn=06" xlink:type="simple">ＴＯＫＹＯＢＡＳＥ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03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71" office:value-type="string" calcext:value-type="string" table:number-columns-spanned="34" table:number-rows-spanned="1">
            <text:p>-2.57 %</text:p>
          </table:table-cell>
          <table:covered-table-cell table:number-columns-repeated="33"/>
          <table:table-cell table:style-name="ce52" office:value-type="string" calcext:value-type="string">
            <text:p>751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549&amp;marketCd=1&amp;searchType=0&amp;gmn=J&amp;smn=01&amp;lmn=01&amp;fmn=06" xlink:type="simple">クスリのアオキ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341.0 ↓</text:p>
          </table:table-cell>
          <table:table-cell office:value-type="string" calcext:value-type="string">
            <text:p>15:00</text:p>
          </table:table-cell>
          <table:table-cell office:value-type="float" office:value="41" calcext:value-type="float">
            <text:p>41</text:p>
          </table:table-cell>
          <table:table-cell table:style-name="ce71" office:value-type="string" calcext:value-type="string" table:number-columns-spanned="37" table:number-rows-spanned="1">
            <text:p>+1.24 %</text:p>
          </table:table-cell>
          <table:covered-table-cell table:number-columns-repeated="36"/>
          <table:table-cell table:style-name="ce52" office:value-type="string" calcext:value-type="string">
            <text:p>633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901&amp;marketCd=1&amp;searchType=0&amp;gmn=J&amp;smn=01&amp;lmn=01&amp;fmn=06" xlink:type="simple">マークライン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56.0 ↓</text:p>
          </table:table-cell>
          <table:table-cell office:value-type="string" calcext:value-type="string">
            <text:p>15:00</text:p>
          </table:table-cell>
          <table:table-cell office:value-type="float" office:value="-40" calcext:value-type="float">
            <text:p>-40</text:p>
          </table:table-cell>
          <table:table-cell table:style-name="ce71" office:value-type="string" calcext:value-type="string" table:number-columns-spanned="40" table:number-rows-spanned="1">
            <text:p>-1.34 %</text:p>
          </table:table-cell>
          <table:covered-table-cell table:number-columns-repeated="39"/>
          <table:table-cell table:style-name="ce52" office:value-type="string" calcext:value-type="string">
            <text:p>31,5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099&amp;marketCd=1&amp;searchType=0&amp;gmn=J&amp;smn=01&amp;lmn=01&amp;fmn=06" xlink:type="simple">エラン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64.0 ↓</text:p>
          </table:table-cell>
          <table:table-cell office:value-type="string" calcext:value-type="string">
            <text:p>15:00</text:p>
          </table:table-cell>
          <table:table-cell office:value-type="float" office:value="-41" calcext:value-type="float">
            <text:p>-41</text:p>
          </table:table-cell>
          <table:table-cell table:style-name="ce71" office:value-type="string" calcext:value-type="string" table:number-columns-spanned="43" table:number-rows-spanned="1">
            <text:p>-3.71 %</text:p>
          </table:table-cell>
          <table:covered-table-cell table:number-columns-repeated="42"/>
          <table:table-cell table:style-name="ce52" office:value-type="string" calcext:value-type="string">
            <text:p>22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571&amp;marketCd=1&amp;searchType=0&amp;gmn=J&amp;smn=01&amp;lmn=01&amp;fmn=06" xlink:type="simple">キュービーネット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483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71" office:value-type="string" calcext:value-type="string" table:number-columns-spanned="46" table:number-rows-spanned="1">
            <text:p>-1.00 %</text:p>
          </table:table-cell>
          <table:covered-table-cell table:number-columns-repeated="45"/>
          <table:table-cell table:style-name="ce52" office:value-type="string" calcext:value-type="string">
            <text:p>70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388" calcext:value-type="float">
            <text:p>73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388&amp;marketCd=1&amp;searchType=0&amp;gmn=J&amp;smn=01&amp;lmn=01&amp;fmn=06" xlink:type="simple">ＦＰパートナ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,220.0 ↓</text:p>
          </table:table-cell>
          <table:table-cell office:value-type="string" calcext:value-type="string">
            <text:p>15:00</text:p>
          </table:table-cell>
          <table:table-cell office:value-type="float" office:value="-60" calcext:value-type="float">
            <text:p>-60</text:p>
          </table:table-cell>
          <table:table-cell table:style-name="ce71" office:value-type="string" calcext:value-type="string" table:number-columns-spanned="49" table:number-rows-spanned="1">
            <text:p>-1.14 %</text:p>
          </table:table-cell>
          <table:covered-table-cell table:number-columns-repeated="48"/>
          <table:table-cell table:style-name="ce52" office:value-type="string" calcext:value-type="string">
            <text:p>130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06" calcext:value-type="float">
            <text:p>760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06&amp;marketCd=1&amp;searchType=0&amp;gmn=J&amp;smn=01&amp;lmn=01&amp;fmn=06" xlink:type="simple">ユナイテッドアロ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845.0 ↓</text:p>
          </table:table-cell>
          <table:table-cell office:value-type="string" calcext:value-type="string">
            <text:p>15:00</text:p>
          </table:table-cell>
          <table:table-cell office:value-type="float" office:value="-23" calcext:value-type="float">
            <text:p>-23</text:p>
          </table:table-cell>
          <table:table-cell table:style-name="ce71" office:value-type="string" calcext:value-type="string" table:number-columns-spanned="52" table:number-rows-spanned="1">
            <text:p>-1.23 %</text:p>
          </table:table-cell>
          <table:covered-table-cell table:number-columns-repeated="51"/>
          <table:table-cell table:style-name="ce52" office:value-type="string" calcext:value-type="string">
            <text:p>139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11" calcext:value-type="float">
            <text:p>761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11&amp;marketCd=1&amp;searchType=0&amp;gmn=J&amp;smn=01&amp;lmn=01&amp;fmn=06" xlink:type="simple">ハイデイ日高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12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1" office:value-type="string" calcext:value-type="string" table:number-columns-spanned="55" table:number-rows-spanned="1">
            <text:p>+1.04 %</text:p>
          </table:table-cell>
          <table:covered-table-cell table:number-columns-repeated="54"/>
          <table:table-cell table:style-name="ce52" office:value-type="string" calcext:value-type="string">
            <text:p>22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40" calcext:value-type="float">
            <text:p>764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40&amp;marketCd=1&amp;searchType=0&amp;gmn=J&amp;smn=01&amp;lmn=01&amp;fmn=06" xlink:type="simple">トップカルチャー</text:a></text:p>
          </table:table-cell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57.0 ↓</text:p>
          </table:table-cell>
          <table:table-cell office:value-type="string" calcext:value-type="string">
            <text:p>15:00</text:p>
          </table:table-cell>
          <table:table-cell office:value-type="float" office:value="-1" calcext:value-type="float">
            <text:p>-1</text:p>
          </table:table-cell>
          <table:table-cell table:style-name="ce71" office:value-type="string" calcext:value-type="string" table:number-columns-spanned="58" table:number-rows-spanned="1">
            <text:p>-0.63 %</text:p>
          </table:table-cell>
          <table:covered-table-cell table:number-columns-repeated="57"/>
          <table:table-cell table:style-name="ce52" office:value-type="string" calcext:value-type="string">
            <text:p>1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79" calcext:value-type="float">
            <text:p>767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79&amp;marketCd=1&amp;searchType=0&amp;gmn=J&amp;smn=01&amp;lmn=01&amp;fmn=06" xlink:type="simple">薬王堂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714.0 ↑</text:p>
          </table:table-cell>
          <table:table-cell office:value-type="string" calcext:value-type="string">
            <text:p>15:00</text:p>
          </table:table-cell>
          <table:table-cell office:value-type="float" office:value="-61" calcext:value-type="float">
            <text:p>-61</text:p>
          </table:table-cell>
          <table:table-cell table:style-name="ce71" office:value-type="string" calcext:value-type="string" table:number-columns-spanned="61" table:number-rows-spanned="1">
            <text:p>-2.20 %</text:p>
          </table:table-cell>
          <table:covered-table-cell table:number-columns-repeated="60"/>
          <table:table-cell table:style-name="ce52" office:value-type="string" calcext:value-type="string">
            <text:p>66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0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83" calcext:value-type="float">
            <text:p>768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83&amp;marketCd=1&amp;searchType=0&amp;gmn=J&amp;smn=01&amp;lmn=01&amp;fmn=06" xlink:type="simple">ダブル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90.0 ↓</text:p>
          </table:table-cell>
          <table:table-cell office:value-type="string" calcext:value-type="string">
            <text:p>15:00</text:p>
          </table:table-cell>
          <table:table-cell office:value-type="float" office:value="-70" calcext:value-type="float">
            <text:p>-70</text:p>
          </table:table-cell>
          <table:table-cell table:style-name="ce71" office:value-type="string" calcext:value-type="string" table:number-columns-spanned="64" table:number-rows-spanned="1">
            <text:p>-2.73 %</text:p>
          </table:table-cell>
          <table:covered-table-cell table:number-columns-repeated="63"/>
          <table:table-cell table:style-name="ce52" office:value-type="string" calcext:value-type="string">
            <text:p>38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8771" calcext:value-type="float">
            <text:p>87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8771&amp;marketCd=1&amp;searchType=0&amp;gmn=J&amp;smn=01&amp;lmn=01&amp;fmn=06" xlink:type="simple">イー・ギャランティ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018.0 ↓</text:p>
          </table:table-cell>
          <table:table-cell office:value-type="string" calcext:value-type="string">
            <text:p>15:00</text:p>
          </table:table-cell>
          <table:table-cell office:value-type="float" office:value="-29" calcext:value-type="float">
            <text:p>-29</text:p>
          </table:table-cell>
          <table:table-cell table:style-name="ce71" office:value-type="string" calcext:value-type="string" table:number-columns-spanned="67" table:number-rows-spanned="1">
            <text:p>-1.42 %</text:p>
          </table:table-cell>
          <table:covered-table-cell table:number-columns-repeated="66"/>
          <table:table-cell table:style-name="ce52" office:value-type="string" calcext:value-type="string">
            <text:p>185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15&amp;marketCd=1&amp;searchType=0&amp;gmn=J&amp;smn=01&amp;lmn=01&amp;fmn=06" xlink:type="simple">ＣＡＳＹ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40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71" office:value-type="string" calcext:value-type="string" table:number-columns-spanned="70" table:number-rows-spanned="1">
            <text:p>-1.57 %</text:p>
          </table:table-cell>
          <table:covered-table-cell table:number-columns-repeated="69"/>
          <table:table-cell table:style-name="ce52" office:value-type="string" calcext:value-type="string">
            <text:p>16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75&amp;marketCd=1&amp;searchType=0&amp;gmn=J&amp;smn=01&amp;lmn=01&amp;fmn=06" xlink:type="simple">ナルミヤ・インターナショナル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215.0 ↑</text:p>
          </table:table-cell>
          <table:table-cell office:value-type="string" calcext:value-type="string">
            <text:p>15:00</text:p>
          </table:table-cell>
          <table:table-cell office:value-type="float" office:value="37" calcext:value-type="float">
            <text:p>37</text:p>
          </table:table-cell>
          <table:table-cell table:style-name="ce71" office:value-type="string" calcext:value-type="string" table:number-columns-spanned="73" table:number-rows-spanned="1">
            <text:p>+3.14 %</text:p>
          </table:table-cell>
          <table:covered-table-cell table:number-columns-repeated="72"/>
          <table:table-cell table:style-name="ce52" office:value-type="string" calcext:value-type="string">
            <text:p>11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336" calcext:value-type="float">
            <text:p>933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336&amp;marketCd=1&amp;searchType=0&amp;gmn=J&amp;smn=01&amp;lmn=01&amp;fmn=06" xlink:type="simple">大栄環境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83.0 ↑</text:p>
          </table:table-cell>
          <table:table-cell office:value-type="string" calcext:value-type="string">
            <text:p>15:00</text:p>
          </table:table-cell>
          <table:table-cell office:value-type="float" office:value="-16" calcext:value-type="float">
            <text:p>-16</text:p>
          </table:table-cell>
          <table:table-cell table:style-name="ce71" office:value-type="string" calcext:value-type="string" table:number-columns-spanned="76" table:number-rows-spanned="1">
            <text:p>-0.64 %</text:p>
          </table:table-cell>
          <table:covered-table-cell table:number-columns-repeated="75"/>
          <table:table-cell table:style-name="ce52" office:value-type="string" calcext:value-type="string">
            <text:p>166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88" calcext:value-type="float">
            <text:p>97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88&amp;marketCd=1&amp;searchType=0&amp;gmn=J&amp;smn=01&amp;lmn=01&amp;fmn=06" xlink:type="simple">ナック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90.0 ↑</text:p>
          </table:table-cell>
          <table:table-cell office:value-type="string" calcext:value-type="string">
            <text:p>15:00</text:p>
          </table:table-cell>
          <table:table-cell office:value-type="float" office:value="-5" calcext:value-type="float">
            <text:p>-5</text:p>
          </table:table-cell>
          <table:table-cell table:style-name="ce71" office:value-type="string" calcext:value-type="string" table:number-columns-spanned="79" table:number-rows-spanned="1">
            <text:p>-0.50 %</text:p>
          </table:table-cell>
          <table:covered-table-cell table:number-columns-repeated="78"/>
          <table:table-cell table:style-name="ce52" office:value-type="string" calcext:value-type="string">
            <text:p>27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93" calcext:value-type="float">
            <text:p>979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93&amp;marketCd=1&amp;searchType=0&amp;gmn=J&amp;smn=01&amp;lmn=01&amp;fmn=06" xlink:type="simple">ダイセ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935.0 ↑</text:p>
          </table:table-cell>
          <table:table-cell office:value-type="string" calcext:value-type="string">
            <text:p>15:00</text:p>
          </table:table-cell>
          <table:table-cell office:value-type="float" office:value="-65" calcext:value-type="float">
            <text:p>-65</text:p>
          </table:table-cell>
          <table:table-cell table:style-name="ce71" office:value-type="string" calcext:value-type="string" table:number-columns-spanned="82" table:number-rows-spanned="1">
            <text:p>-1.63 %</text:p>
          </table:table-cell>
          <table:covered-table-cell table:number-columns-repeated="81"/>
          <table:table-cell table:style-name="ce52" office:value-type="string" calcext:value-type="string">
            <text:p>15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846" calcext:value-type="float">
            <text:p>98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846&amp;marketCd=1&amp;searchType=0&amp;gmn=J&amp;smn=01&amp;lmn=01&amp;fmn=06" xlink:type="simple">天満屋ストア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44.0 ↓</text:p>
          </table:table-cell>
          <table:table-cell office:value-type="string" calcext:value-type="string">
            <text:p>15:00</text:p>
          </table:table-cell>
          <table:table-cell office:value-type="float" office:value="-9" calcext:value-type="float">
            <text:p>-9</text:p>
          </table:table-cell>
          <table:table-cell table:style-name="ce71" office:value-type="string" calcext:value-type="string" table:number-columns-spanned="85" table:number-rows-spanned="1">
            <text:p>-0.78 %</text:p>
          </table:table-cell>
          <table:covered-table-cell table:number-columns-repeated="84"/>
          <table:table-cell table:style-name="ce52" office:value-type="string" calcext:value-type="string">
            <text:p>5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77" calcext:value-type="float">
            <text:p>99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77&amp;marketCd=1&amp;searchType=0&amp;gmn=J&amp;smn=01&amp;lmn=01&amp;fmn=06" xlink:type="simple">アオキスーパ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640.0 ↑</text:p>
          </table:table-cell>
          <table:table-cell office:value-type="string" calcext:value-type="string">
            <text:p>15:00</text:p>
          </table:table-cell>
          <table:table-cell office:value-type="float" office:value="18" calcext:value-type="float">
            <text:p>18</text:p>
          </table:table-cell>
          <table:table-cell table:style-name="ce71" office:value-type="string" calcext:value-type="string" table:number-columns-spanned="88" table:number-rows-spanned="1">
            <text:p>+0.69 %</text:p>
          </table:table-cell>
          <table:covered-table-cell table:number-columns-repeated="87"/>
          <table:table-cell table:style-name="ce52" office:value-type="string" calcext:value-type="string">
            <text:p>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90" calcext:value-type="float">
            <text:p>999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90&amp;marketCd=1&amp;searchType=0&amp;gmn=J&amp;smn=01&amp;lmn=01&amp;fmn=06" xlink:type="simple">サックスバーホールディング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812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71" office:value-type="string" calcext:value-type="string" table:number-columns-spanned="91" table:number-rows-spanned="1">
            <text:p>-0.98 %</text:p>
          </table:table-cell>
          <table:covered-table-cell table:number-columns-repeated="90"/>
          <table:table-cell table:style-name="ce52" office:value-type="string" calcext:value-type="string">
            <text:p>113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/>
        </table:table-row>
        <table:table-row table:style-name="ro1">
          <table:table-cell table:style-name="ce62" table:number-columns-spanned="105" table:number-rows-spanned="1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 table:number-columns-repeated="93"/>
          <table:table-cell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K73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2024-01'.A1:'2024-01'.K9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00/00/00</text:date>, <text:time style:data-style-name="N2" text:time-value="08:43:17.03213186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15T15:02:12.752713692</dc:date>
    <meta:editing-duration>P15DT1H47M57S</meta:editing-duration>
    <meta:editing-cycles>1523</meta:editing-cycles>
    <meta:document-statistic meta:table-count="5" meta:cell-count="3274" meta:object-count="50"/>
  </office:meta>
</office:document-meta>
</file>